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2.26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73.84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114.29pt"/>
    </style:style>
    <style:style style:name="co7" style:family="table-column">
      <style:table-column-properties fo:break-before="auto" style:column-width="61.0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kbok1750indexed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bok1750index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/Role</text:p>
          </table:table-cell>
          <table:table-cell table:style-name="ce1" office:value-type="string" calcext:value-type="string">
            <text:p>Marital Status</text:p>
          </table:table-cell>
          <table:table-cell table:style-name="ce3" office:value-type="string" calcext:value-type="string">
            <text:p>Birth Date</text:p>
          </table:table-cell>
          <table:table-cell table:style-name="ce1" office:value-type="string" calcext:value-type="string">
            <text:p>Relationship to Head of Household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Page Number</text:p>
          </table:table-cell>
          <table:table-cell table:style-name="ce7" office:value-type="string" calcext:value-type="string">
            <text:p>Death Dat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2 <text:s text:c="4"/>rekipeldoby pet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Andersson </text:p>
          </table:table-cell>
          <table:table-cell table:number-columns-repeated="2"/>
          <table:table-cell table:style-name="ce3" office:value-type="string" calcext:value-type="string">
            <text:p>May 1704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Hustrun</text:p>
          </table:table-cell>
          <table:table-cell/>
          <table:table-cell table:style-name="ce3" office:value-type="float" office:value="1706" calcext:value-type="float">
            <text:p>1706</text:p>
          </table:table-cell>
          <table:table-cell table:style-name="ce1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ember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Jul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n</text:p>
          </table:table-cell>
          <table:table-cell/>
          <table:table-cell table:style-name="ce3" office:value-type="string" calcext:value-type="string">
            <text:p>Nov 1733 </text:p>
          </table:table-cell>
          <table:table-cell table:style-name="ce1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n</text:p>
          </table:table-cell>
          <table:table-cell/>
          <table:table-cell table:style-name="ce3" office:value-type="string" calcext:value-type="string">
            <text:p>Mar 1735 </text:p>
          </table:table-cell>
          <table:table-cell table:style-name="ce1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2 <text:s text:c="4"/>rekipeldoby jåf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Johansson </text:p>
          </table:table-cell>
          <table:table-cell table:number-columns-repeated="2"/>
          <table:table-cell table:style-name="ce3" office:value-type="string" calcext:value-type="string">
            <text:p>?Aug 1710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ysa </text:p>
          </table:table-cell>
          <table:table-cell table:style-name="ce1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Oct 1710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1" office:value-type="string" calcext:value-type="string">
            <text:p>död Systren</text:p>
          </table:table-cell>
          <table:table-cell/>
          <table:table-cell table:style-name="ce3" office:value-type="string" calcext:value-type="string">
            <text:p>Feb 1699 </text:p>
          </table:table-cell>
          <table:table-cell table:style-name="ce1" office:value-type="string" calcext:value-type="string">
            <text:p>Sister</text:p>
          </table:table-cell>
          <table:table-cell table:style-name="ce1" office:value-type="string" calcext:value-type="string">
            <text:p>maybe johansdotter</text:p>
          </table:table-cell>
          <table:table-cell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?02 Sep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Feb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8 Apr 174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ren</text:p>
          </table:table-cell>
          <table:table-cell/>
          <table:table-cell table:style-name="ce3" office:value-type="string" calcext:value-type="string">
            <text:p>Dec 1739 </text:p>
          </table:table-cell>
          <table:table-cell table:style-name="ce1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gneta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Jan 172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3 <text:s text:c="4"/>rekipeldoby smed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Thomasson </text:p>
          </table:table-cell>
          <table:table-cell table:number-columns-repeated="2"/>
          <table:table-cell table:style-name="ce3" office:value-type="string" calcext:value-type="string">
            <text:p>23 Nov 171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25 Jan 170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tuf Fad</text:p>
          </table:table-cell>
          <table:table-cell/>
          <table:table-cell table:style-name="ce3" office:value-type="string" calcext:value-type="string">
            <text:p>25 Sep 1695 </text:p>
          </table:table-cell>
          <table:table-cell table:style-name="ce2" office:value-type="string" calcext:value-type="string">
            <text:p>Step 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tep Father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14 Apr 1686 </text:p>
          </table:table-cell>
          <table:table-cell table:style-name="ce2" office:value-type="string" calcext:value-type="string">
            <text:p>Mother</text:p>
          </table:table-cell>
          <table:table-cell table:number-columns-repeated="2"/>
          <table:table-cell table:style-name="ce8" office:value-type="string" calcext:value-type="string">
            <text:p>1752-01-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Änkan Död</text:p>
          </table:table-cell>
          <table:table-cell/>
          <table:table-cell table:style-name="ce3" office:value-type="string" calcext:value-type="string">
            <text:p>24 Aug 1670 </text:p>
          </table:table-cell>
          <table:table-cell table:number-columns-repeated="3"/>
          <table:table-cell table:style-name="ce8" office:value-type="string" calcext:value-type="string">
            <text:p>1753-12-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2" office:value-type="string" calcext:value-type="string">
            <text:p>Swägersk</text:p>
          </table:table-cell>
          <table:table-cell/>
          <table:table-cell table:style-name="ce3" office:value-type="string" calcext:value-type="string">
            <text:p>18 Aug 1695 </text:p>
          </table:table-cell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8" office:value-type="string" calcext:value-type="string">
            <text:p>1753-06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3 Dec 174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Feb 174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4 Dec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Sep 173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.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 office:value-type="string" calcext:value-type="string">
            <text:p>17 Aug 1737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ohansson of mekep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Mar 172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l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h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4 <text:s text:c="4"/>rekipeldoby lillkarhu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årtensson </text:p>
          </table:table-cell>
          <table:table-cell table:number-columns-repeated="2"/>
          <table:table-cell table:style-name="ce3" office:value-type="string" calcext:value-type="string">
            <text:p>Nov 1712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Aug 170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Sep 171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Dotter</text:p>
          </table:table-cell>
          <table:table-cell/>
          <table:table-cell table:style-name="ce3" office:value-type="string" calcext:value-type="string">
            <text:p>18 Jan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hr </text:p>
          </table:table-cell>
          <table:table-cell table:style-name="ce2" office:value-type="string" calcext:value-type="string">
            <text:p>Dräng gåss</text:p>
          </table:table-cell>
          <table:table-cell/>
          <table:table-cell table:style-name="ce3" office:value-type="string" calcext:value-type="string">
            <text:p>08 Feb 1735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carlsson of rekepeld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4 <text:s text:c="4"/>rekipeldoby storkarhu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Sigfridsson </text:p>
          </table:table-cell>
          <table:table-cell table:number-columns-repeated="2"/>
          <table:table-cell table:style-name="ce3" office:value-type="string" calcext:value-type="string">
            <text:p>Feb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15 Oct 1726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hendrichsdotter of jöral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Aug 1673 </text:p>
          </table:table-cell>
          <table:table-cell table:style-name="ce2" office:value-type="string" calcext:value-type="string">
            <text:p>Mother</text:p>
          </table:table-cell>
          <table:table-cell table:number-columns-repeated="2"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Sep 174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Jan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0 Nov 1733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thomasson of rekepeld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Mariasdr.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 </text:p>
          </table:table-cell>
          <table:table-cell table:style-name="ce2" office:value-type="string" calcext:value-type="string">
            <text:p>dess 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5 <text:s text:c="4"/>rekipeldoby simo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Michelsson </text:p>
          </table:table-cell>
          <table:table-cell table:number-columns-repeated="2"/>
          <table:table-cell table:style-name="ce3" office:value-type="string" calcext:value-type="string">
            <text:p>24 Aug 171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22 Jan 1709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isak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Fadren</text:p>
          </table:table-cell>
          <table:table-cell/>
          <table:table-cell table:style-name="ce3" office:value-type="string" calcext:value-type="string">
            <text:p>Sep 1686 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Sep 1685 </text:p>
          </table:table-cell>
          <table:table-cell table:style-name="ce2" office:value-type="string" calcext:value-type="string">
            <text:p>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Jan 174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Sep 174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hsson</text:p>
          </table:table-cell>
          <table:table-cell/>
          <table:table-cell table:style-name="ce8" office:value-type="string" calcext:value-type="string">
            <text:p>1754-09-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Sep 174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1 Mar 1735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hindrichsdotter of lot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3 Jan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ristina 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6 <text:s text:c="4"/>rekipeldoby om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k Abramsson </text:p>
          </table:table-cell>
          <table:table-cell table:number-columns-repeated="2"/>
          <table:table-cell table:style-name="ce3" office:value-type="string" calcext:value-type="string">
            <text:p>Dec 1698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of andila; b. 1698-12-1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Jul 169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otter of rekepeldo b. 1695-07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yster</text:p>
          </table:table-cell>
          <table:table-cell/>
          <table:table-cell table:style-name="ce3" office:value-type="string" calcext:value-type="string">
            <text:p>Nov 1685 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Dec 172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isack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Hustr</text:p>
          </table:table-cell>
          <table:table-cell/>
          <table:table-cell table:style-name="ce3" office:value-type="string" calcext:value-type="string">
            <text:p>19 Sep 1724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hendrichsdotter of rekepeld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k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Jan 172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isack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Aug 173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isack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5 Sep 1726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isack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4 Sep 1731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isack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a Dotter</text:p>
          </table:table-cell>
          <table:table-cell/>
          <table:table-cell table:style-name="ce3" office:value-type="string" calcext:value-type="string">
            <text:p>16 Jan 1750 </text:p>
          </table:table-cell>
          <table:table-cell table:style-name="ce2" office:value-type="string" calcext:value-type="string">
            <text:p>Son's Daughter </text:p>
          </table:table-cell>
          <table:table-cell table:style-name="ce1" office:value-type="string" calcext:value-type="string">
            <text:p>abramsdotter omar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Dotter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2" office:value-type="string" calcext:value-type="string">
            <text:p>Son's Daughter</text:p>
          </table:table-cell>
          <table:table-cell table:style-name="ce2" office:value-type="string" calcext:value-type="string">
            <text:p>abramsdr; b. 1754-09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m 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abramsson; b. 1756-11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7 <text:s text:c="4"/>rekipeldoby clemet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Jacobsson </text:p>
          </table:table-cell>
          <table:table-cell table:number-columns-repeated="2"/>
          <table:table-cell table:style-name="ce3" office:value-type="string" calcext:value-type="string">
            <text:p>Dec 168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 office:value-type="float" office:value="1751" calcext:value-type="float">
            <text:p>17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Feb 170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Dec 172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acobsson of marget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tufdott</text:p>
          </table:table-cell>
          <table:table-cell/>
          <table:table-cell table:style-name="ce3" office:value-type="string" calcext:value-type="string">
            <text:p>06 Sep 173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of thomas sigfersson and brit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Feb 1714 </text:p>
          </table:table-cell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christi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n</text:p>
          </table:table-cell>
          <table:table-cell/>
          <table:table-cell table:style-name="ce3" office:value-type="string" calcext:value-type="string">
            <text:p>Apr 1720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jacob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Sep 1742 </text:p>
          </table:table-cell>
          <table:table-cell table:style-name="ce2" office:value-type="string" calcext:value-type="string">
            <text:p>Daughter's 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 Dotter</text:p>
          </table:table-cell>
          <table:table-cell/>
          <table:table-cell table:style-name="ce3" office:value-type="string" calcext:value-type="string">
            <text:p>06 Oct 1739 </text:p>
          </table:table-cell>
          <table:table-cell table:style-name="ce2" office:value-type="string" calcext:value-type="string">
            <text:p>Daughter's Daughter</text:p>
          </table:table-cell>
          <table:table-cell table:style-name="ce1" office:value-type="string" calcext:value-type="string">
            <text:p>hind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.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 office:value-type="string" calcext:value-type="string">
            <text:p>13 Oct 1735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christiern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 Hustru</text:p>
          </table:table-cell>
          <table:table-cell/>
          <table:table-cell table:style-name="ce3" office:value-type="string" calcext:value-type="string">
            <text:p>09 Jul 1729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hansdotter of tuko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style-name="ce2" office:value-type="string" calcext:value-type="string">
            <text:p>Son's Son </text:p>
          </table:table-cell>
          <table:table-cell table:style-name="ce2" office:value-type="string" calcext:value-type="string">
            <text:p>of Margeta+Anders; b. 1755-09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8 <text:s text:c="4"/>rekipeldoby israe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Matsson </text:p>
          </table:table-cell>
          <table:table-cell table:number-columns-repeated="2"/>
          <table:table-cell table:style-name="ce3" office:value-type="string" calcext:value-type="string">
            <text:p>Dec 1689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0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string" calcext:value-type="string">
            <text:p>Nov 1671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8" office:value-type="string" calcext:value-type="string">
            <text:p>1751-04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3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Daugh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9 Oct 172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ne</text:p>
          </table:table-cell>
          <table:table-cell table:style-name="ce1" office:value-type="string" calcext:value-type="string">
            <text:p>Måg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1" office:value-type="string" calcext:value-type="string">
            <text:p>Son in law</text:p>
          </table:table-cell>
          <table:table-cell table:style-name="ce1" office:value-type="string" calcext:value-type="string">
            <text:p>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es Hust:</text:p>
          </table:table-cell>
          <table:table-cell/>
          <table:table-cell table:style-name="ce3" office:value-type="string" calcext:value-type="string">
            <text:p>19 Sep 1724 </text:p>
          </table:table-cell>
          <table:table-cell table:style-name="ce1" office:value-type="string" calcext:value-type="string">
            <text:p>Daughter</text:p>
          </table:table-cell>
          <table:table-cell table:style-name="ce1" office:value-type="string" calcext:value-type="string">
            <text:p>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Nov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08 Oct 1747 </text:p>
          </table:table-cell>
          <table:table-cell table:style-name="ce2" office:value-type="string" calcext:value-type="string">
            <text:p>Daughter's Daughter </text:p>
          </table:table-cell>
          <table:table-cell table:style-name="ce1" office:value-type="string" calcext:value-type="string">
            <text:p>sunu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09 Mar 1749 </text:p>
          </table:table-cell>
          <table:table-cell table:style-name="ce2" office:value-type="string" calcext:value-type="string">
            <text:p>Daughter's Son </text:p>
          </table:table-cell>
          <table:table-cell table:style-name="ce1" office:value-type="string" calcext:value-type="string">
            <text:p>sunu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 text:c="2"/>9 <text:s text:c="4"/>rekipeldoby jåskarhu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muel Mårtensson </text:p>
          </table:table-cell>
          <table:table-cell table:number-columns-repeated="2"/>
          <table:table-cell table:style-name="ce3" office:value-type="string" calcext:value-type="string">
            <text:p>Mar 171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run</text:p>
          </table:table-cell>
          <table:table-cell/>
          <table:table-cell table:style-name="ce3" office:value-type="string" calcext:value-type="string">
            <text:p>Aug 1717 </text:p>
          </table:table-cell>
          <table:table-cell table:style-name="ce2" office:value-type="string" calcext:value-type="string">
            <text:p>Wife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Dec 174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amu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muel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7 Jul 174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amuelsson</text:p>
          </table:table-cell>
          <table:table-cell/>
          <table:table-cell table:style-name="ce8" office:value-type="string" calcext:value-type="string">
            <text:p>1750-12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 office:value-type="string" calcext:value-type="string">
            <text:p>28 Jun 1744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amue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Sep 168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8 Aug 172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hr </text:p>
          </table:table-cell>
          <table:table-cell table:style-name="ce2" office:value-type="string" calcext:value-type="string">
            <text:p>Drängan</text:p>
          </table:table-cell>
          <table:table-cell/>
          <table:table-cell table:style-name="ce3" office:value-type="string" calcext:value-type="string">
            <text:p>08 Feb 1735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carlsson of rekepeld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imon Esaiasson </text:p>
          </table:table-cell>
          <table:table-cell table:number-columns-repeated="2"/>
          <table:table-cell table:style-name="ce3" office:value-type="string" calcext:value-type="string">
            <text:p>Mar 169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Dec 170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Feb 173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 office:value-type="string" calcext:value-type="string">
            <text:p>18 Mar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8 Oct 1729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acobsdotter of berg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0 <text:s text:c="4"/>rekipeldoby wäs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atsson </text:p>
          </table:table-cell>
          <table:table-cell table:number-columns-repeated="2"/>
          <table:table-cell table:style-name="ce3" office:value-type="string" calcext:value-type="string">
            <text:p>Jun 169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3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Sep 169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sigfredhsdotter b. 1692-08-31</text:p>
          </table:table-cell>
          <table:table-cell/>
          <table:table-cell table:style-name="ce8" office:value-type="string" calcext:value-type="string">
            <text:p>1752-03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öd Stufson Fad</text:p>
          </table:table-cell>
          <table:table-cell/>
          <table:table-cell table:style-name="ce3" office:value-type="string" calcext:value-type="string">
            <text:p>Mar 1669 </text:p>
          </table:table-cell>
          <table:table-cell table:number-columns-repeated="3"/>
          <table:table-cell table:style-name="ce8" office:value-type="string" calcext:value-type="string">
            <text:p>1750-03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Feb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26 Dec 1727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otter of jöral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Sep 173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Daugh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Dottren</text:p>
          </table:table-cell>
          <table:table-cell/>
          <table:table-cell table:style-name="ce3" office:value-type="string" calcext:value-type="string">
            <text:p>25 Jul 1724</text:p>
          </table:table-cell>
          <table:table-cell table:style-name="ce1" office:value-type="string" calcext:value-type="string">
            <text:p>Daughter</text:p>
          </table:table-cell>
          <table:table-cell table:style-name="ce1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dera Dott</text:p>
          </table:table-cell>
          <table:table-cell/>
          <table:table-cell table:style-name="ce3" office:value-type="string" calcext:value-type="string">
            <text:p>04 Aug 1749 </text:p>
          </table:table-cell>
          <table:table-cell table:style-name="ce2" office:value-type="string" calcext:value-type="string">
            <text:p>Son's Dotter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Aug 1734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 office:value-type="string" calcext:value-type="string">
            <text:p>11 Oct 173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ohansson of rekip.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Sonadotter</text:p>
          </table:table-cell>
          <table:table-cell/>
          <table:table-cell table:style-name="ce3" office:value-type="string" calcext:value-type="string">
            <text:p>03 Dec 1750 </text:p>
          </table:table-cell>
          <table:table-cell table:style-name="ce2" office:value-type="string" calcext:value-type="string">
            <text:p>Son's Daughter 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7" office:value-type="float" office:value="1751" calcext:value-type="float">
            <text:p>17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irstin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2" calcext:value-type="float">
            <text:p>175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1 <text:s text:c="4"/>rekipeldoby korfwolai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atsson </text:p>
          </table:table-cell>
          <table:table-cell table:number-columns-repeated="2"/>
          <table:table-cell table:style-name="ce3" office:value-type="string" calcext:value-type="string">
            <text:p>15 Sep 167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20 Mar 1692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johansson of lom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9 Mar 1699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03 Jan 173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 interlinear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14 Sep 173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08 Aug 174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Nov 1724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Jun 172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5 Oct 173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årtensdotter; b. 1733-10-0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May 170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3 Apr 170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otter of rekepeld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25 Mar 173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Sep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Jan 174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Oct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2 <text:s text:c="4"/>rekipeldoby lång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Danielsson </text:p>
          </table:table-cell>
          <table:table-cell table:number-columns-repeated="2"/>
          <table:table-cell table:style-name="ce3" office:value-type="string" calcext:value-type="string">
            <text:p>Apr 171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1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8 Nov 174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1 Nov 174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31 Sep 174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Mar 1744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4 Oct 174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otter; b. 1749-10-03</text:p>
          </table:table-cell>
          <table:table-cell/>
          <table:table-cell table:style-name="ce8" office:value-type="string" calcext:value-type="string">
            <text:p>1750-03-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05 May 1730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ttzson of miemus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03 Jan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float" office:value="1737" calcext:value-type="float">
            <text:p>1737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ertrud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90" calcext:value-type="float">
            <text:p>1690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gn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3 <text:s text:c="4"/>rekipeldoby bäng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öran Jöransson </text:p>
          </table:table-cell>
          <table:table-cell table:number-columns-repeated="2"/>
          <table:table-cell table:style-name="ce3" office:value-type="string" calcext:value-type="string">
            <text:p>Mar 171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6 Nov 1724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zdotter of tuko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 office:value-type="string" calcext:value-type="string">
            <text:p>16 Aug 173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ör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 office:value-type="string" calcext:value-type="string">
            <text:p>19 Nov 174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ör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 office:value-type="string" calcext:value-type="string">
            <text:p>20 Oct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ör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string" calcext:value-type="string">
            <text:p>19 Aug 1725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ttzson of lot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string" calcext:value-type="string">
            <text:p>Jan 173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28 Oct 1729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acobsdotter of bergby</text:p>
          </table:table-cell>
          <table:table-cell/>
          <table:table-cell table:style-name="ce8" office:value-type="string" calcext:value-type="string">
            <text:p>1753-01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ian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age 6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rael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rn</text:p>
          </table:table-cell>
          <table:table-cell/>
          <table:table-cell table:style-name="ce3"/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4 <text:s text:c="4"/>rekipeldoby kas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Jacobsson </text:p>
          </table:table-cell>
          <table:table-cell table:number-columns-repeated="2"/>
          <table:table-cell table:style-name="ce3" office:value-type="string" calcext:value-type="string">
            <text:p>Jan 1702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b. 1702-01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Mod Död</text:p>
          </table:table-cell>
          <table:table-cell/>
          <table:table-cell table:style-name="ce3" office:value-type="string" calcext:value-type="string">
            <text:p>Jun 1665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8" office:value-type="string" calcext:value-type="string">
            <text:p>1750-05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Nov 173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 interlinear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Sep 173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Jan 172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z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Jan 174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z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 gåss</text:p>
          </table:table-cell>
          <table:table-cell/>
          <table:table-cell table:style-name="ce3" office:value-type="string" calcext:value-type="string">
            <text:p>27 Feb 1737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Nov 170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tsso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05 May 1730 </text:p>
          </table:table-cell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of miemus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5 <text:s text:c="4"/>rekipeldoby eh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Matsson </text:p>
          </table:table-cell>
          <table:table-cell table:number-columns-repeated="2"/>
          <table:table-cell table:style-name="ce3" office:value-type="string" calcext:value-type="string">
            <text:p>Sep 167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string" calcext:value-type="string">
            <text:p>Aug 170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8" office:value-type="string" calcext:value-type="string">
            <text:p>1752-05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18" calcext:value-type="float">
            <text:p>1718</text:p>
          </table:table-cell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isaksdr of koskby; 2nd wif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10 Dec 1728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ohansson by anna 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04 Oct 1729 </text:p>
          </table:table-cell>
          <table:table-cell table:style-name="ce2" office:value-type="string" calcext:value-type="string">
            <text:p>Son's Son's Wife</text:p>
          </table:table-cell>
          <table:table-cell table:style-name="ce1" office:value-type="string" calcext:value-type="string">
            <text:p>stap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27 Apr 1730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ohansson by anna 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 interlinear</text:p>
          </table:table-cell>
          <table:table-cell/>
          <table:table-cell table:style-name="ce3"/>
          <table:table-cell table:style-name="ce2" office:value-type="string" calcext:value-type="string">
            <text:p>Son's 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11 Oct 1731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ohansson by anna 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29 Dec 1743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ohansson by anna 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string" calcext:value-type="string">
            <text:p>Jul 1741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ystren</text:p>
          </table:table-cell>
          <table:table-cell/>
          <table:table-cell table:style-name="ce3" office:value-type="string" calcext:value-type="string">
            <text:p>Sep 1692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00" calcext:value-type="float">
            <text:p>170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:</text:p>
          </table:table-cell>
          <table:table-cell table:style-name="ce2" office:value-type="string" calcext:value-type="string">
            <text:p>Enkan Mattz Finne på Tottesund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6 <text:s text:c="4"/>rekipeldoby bio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nas Larsson </text:p>
          </table:table-cell>
          <table:table-cell table:number-columns-repeated="2"/>
          <table:table-cell table:style-name="ce3" office:value-type="string" calcext:value-type="string">
            <text:p>Nov 1714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prob. stepfath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69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1 Sep 172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float" office:value="1737" calcext:value-type="float">
            <text:p>1737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6 <text:s text:c="4"/>rekipeldoby pörnu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rtil Bertilsson </text:p>
          </table:table-cell>
          <table:table-cell table:number-columns-repeated="2"/>
          <table:table-cell table:style-name="ce3" office:value-type="string" calcext:value-type="string">
            <text:p>Apr 169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69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hi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4 Mar 172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bert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3 Aug 1724 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miche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string" calcext:value-type="string">
            <text:p>02 Apr 173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bert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Nov 173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bert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Nov 173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berte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24 Jun 1750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7 <text:s text:c="4"/>rekipeldoby soldater och inhyse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årten Rabbe </text:p>
          </table:table-cell>
          <table:table-cell table:style-name="ce2" office:value-type="string" calcext:value-type="string">
            <text:p>Sold</text:p>
          </table:table-cell>
          <table:table-cell/>
          <table:table-cell table:style-name="ce3" office:value-type="string" calcext:value-type="string">
            <text:p>Sep 172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perh. and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årtensdr of lomby; b. 1724-11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Lång </text:p>
          </table:table-cell>
          <table:table-cell table:style-name="ce2" office:value-type="string" calcext:value-type="string">
            <text:p>Sold</text:p>
          </table:table-cell>
          <table:table-cell/>
          <table:table-cell table:style-name="ce3" office:value-type="string" calcext:value-type="string">
            <text:p>Jun 172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number-columns-repeated="2"/>
          <table:table-cell table:style-name="ce3" office:value-type="string" calcext:value-type="string">
            <text:p>21 Dec 1720 </text:p>
          </table:table-cell>
          <table:table-cell table:style-name="ce1" office:value-type="string" calcext:value-type="string">
            <text:p>Head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 Storck</text:p>
          </table:table-cell>
          <table:table-cell table:style-name="ce2" office:value-type="string" calcext:value-type="string">
            <text:p>Sold</text:p>
          </table:table-cell>
          <table:table-cell/>
          <table:table-cell table:style-name="ce3" office:value-type="string" calcext:value-type="string">
            <text:p>Jan 1726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perh. 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22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 of rekepeldo; md. 1745-11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Ljungberg </text:p>
          </table:table-cell>
          <table:table-cell table:style-name="ce2" office:value-type="string" calcext:value-type="string">
            <text:p>Sold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ge 2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run</text:p>
          </table:table-cell>
          <table:table-cell/>
          <table:table-cell table:style-name="ce3" office:value-type="string" calcext:value-type="string">
            <text:p>Mar 1725 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Henrics. </text:p>
          </table:table-cell>
          <table:table-cell table:style-name="ce2" office:value-type="string" calcext:value-type="string">
            <text:p>Sold</text:p>
          </table:table-cell>
          <table:table-cell/>
          <table:table-cell table:style-name="ce3" office:value-type="string" calcext:value-type="string">
            <text:p>Jan 172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Bergsten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 office:value-type="string" calcext:value-type="string">
            <text:p>Jun 171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Qvist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8 <text:s text:c="4"/>rekipeldoby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Pehrson </text:p>
          </table:table-cell>
          <table:table-cell table:number-columns-repeated="2"/>
          <table:table-cell table:style-name="ce3" office:value-type="string" calcext:value-type="string">
            <text:p>06 Jan 169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0 Mar 169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Jacob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float" office:value="1678" calcext:value-type="float">
            <text:p>1678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ohansson </text:p>
          </table:table-cell>
          <table:table-cell table:number-columns-repeated="2"/>
          <table:table-cell table:style-name="ce3" office:value-type="string" calcext:value-type="string">
            <text:p>Mar 169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9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prob. mattz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Heddasson </text:p>
          </table:table-cell>
          <table:table-cell table:number-columns-repeated="2"/>
          <table:table-cell table:style-name="ce3" office:value-type="string" calcext:value-type="string">
            <text:p>May 166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rtil Matsson </text:p>
          </table:table-cell>
          <table:table-cell table:number-columns-repeated="2"/>
          <table:table-cell table:style-name="ce3" office:value-type="float" office:value="1678" calcext:value-type="float">
            <text:p>1678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1-11-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73" calcext:value-type="float">
            <text:p>167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8" office:value-type="string" calcext:value-type="string">
            <text:p>1751-12-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Jacobsson </text:p>
          </table:table-cell>
          <table:table-cell table:number-columns-repeated="2"/>
          <table:table-cell table:style-name="ce3" office:value-type="string" calcext:value-type="string">
            <text:p>Jun 168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2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8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Matsdotr.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Feb 167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Ehrsdott.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Jul 168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 Häitsius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19 <text:s text:c="4"/>jörala bert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l Thomasson </text:p>
          </table:table-cell>
          <table:table-cell table:number-columns-repeated="2"/>
          <table:table-cell table:style-name="ce3" office:value-type="string" calcext:value-type="string">
            <text:p>Feb 1697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61-03-2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8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gösta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Dec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carlsson b. 1726-12-2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14 Dec 1728 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matthsdr of röckiå; md. 1748-12-1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5 Apr 173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ttzdotter of lom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endla </text:p>
          </table:table-cell>
          <table:table-cell table:style-name="ce2" office:value-type="string" calcext:value-type="string">
            <text:p>Änk</text:p>
          </table:table-cell>
          <table:table-cell/>
          <table:table-cell table:style-name="ce3" office:value-type="string" calcext:value-type="string">
            <text:p>Jan 1685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ason</text:p>
          </table:table-cell>
          <table:table-cell/>
          <table:table-cell table:style-name="ce3"/>
          <table:table-cell table:style-name="ce2" office:value-type="string" calcext:value-type="string">
            <text:p>Son' s Son</text:p>
          </table:table-cell>
          <table:table-cell table:style-name="ce1" office:value-type="string" calcext:value-type="string">
            <text:p>carlsson b. 1754-06-2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0 <text:s text:c="4"/>jörala bert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Eliasson </text:p>
          </table:table-cell>
          <table:table-cell table:number-columns-repeated="2"/>
          <table:table-cell table:style-name="ce3" office:value-type="string" calcext:value-type="string">
            <text:p>Mar 1697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8" office:value-type="string" calcext:value-type="string">
            <text:p>1753-05-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Oct 173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li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Apr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Apr 174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li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Sep 174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li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Jun 174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lia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Sep 174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lia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/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age 7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float" office:value="1688" calcext:value-type="float">
            <text:p>1688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w Mod Syst</text:p>
          </table:table-cell>
          <table:table-cell/>
          <table:table-cell table:style-name="ce3" office:value-type="float" office:value="1685" calcext:value-type="float">
            <text:p>1685</text:p>
          </table:table-cell>
          <table:table-cell table:style-name="ce2" office:value-type="string" calcext:value-type="string">
            <text:p>Mother in law's 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1 <text:s text:c="4"/>jörala hertu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Andersson </text:p>
          </table:table-cell>
          <table:table-cell table:number-columns-repeated="2"/>
          <table:table-cell table:style-name="ce3" office:value-type="string" calcext:value-type="string">
            <text:p>Jul 172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72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wär Mod</text:p>
          </table:table-cell>
          <table:table-cell/>
          <table:table-cell table:style-name="ce3" office:value-type="float" office:value="1687" calcext:value-type="float">
            <text:p>1687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01 Sep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 b. 1749-09-01</text:p>
          </table:table-cell>
          <table:table-cell/>
          <table:table-cell table:style-name="ce8" office:value-type="string" calcext:value-type="string">
            <text:p>1750-09-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:</text:p>
          </table:table-cell>
          <table:table-cell/>
          <table:table-cell table:style-name="ce3" office:value-type="float" office:value="1733" calcext:value-type="float">
            <text:p>1733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en</text:p>
          </table:table-cell>
          <table:table-cell/>
          <table:table-cell table:style-name="ce3" office:value-type="string" calcext:value-type="string">
            <text:p>25 Jun 1734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rkusdr of andial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7 May 1729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andersson of reki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09 Nov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Michelsson </text:p>
          </table:table-cell>
          <table:table-cell table:number-columns-repeated="2"/>
          <table:table-cell table:style-name="ce3" office:value-type="string" calcext:value-type="string">
            <text:p>27 Jul 172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va Sti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Dec 172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tuf Mod</text:p>
          </table:table-cell>
          <table:table-cell/>
          <table:table-cell table:style-name="ce3" office:value-type="string" calcext:value-type="string">
            <text:p>Jul 1712 </text:p>
          </table:table-cell>
          <table:table-cell table:style-name="ce2" office:value-type="string" calcext:value-type="string">
            <text:p>Step 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Brod</text:p>
          </table:table-cell>
          <table:table-cell/>
          <table:table-cell table:style-name="ce3" office:value-type="string" calcext:value-type="string">
            <text:p>01 Jan 1739 </text:p>
          </table:table-cell>
          <table:table-cell table:style-name="ce2" office:value-type="string" calcext:value-type="string">
            <text:p>Brother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uster</text:p>
          </table:table-cell>
          <table:table-cell/>
          <table:table-cell table:style-name="ce3" office:value-type="string" calcext:value-type="string">
            <text:p>17 Apr 1740 </text:p>
          </table:table-cell>
          <table:table-cell table:style-name="ce1" office:value-type="string" calcext:value-type="string">
            <text:p>Sister </text:p>
          </table:table-cell>
          <table:table-cell table:style-name="ce1" office:value-type="string" calcext:value-type="string">
            <text:p>miche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uster</text:p>
          </table:table-cell>
          <table:table-cell/>
          <table:table-cell table:style-name="ce3" office:value-type="string" calcext:value-type="string">
            <text:p>27 Mar 1737 </text:p>
          </table:table-cell>
          <table:table-cell table:style-name="ce1" office:value-type="string" calcext:value-type="string">
            <text:p>Sister </text:p>
          </table:table-cell>
          <table:table-cell table:style-name="ce1" office:value-type="string" calcext:value-type="string">
            <text:p>miche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uster</text:p>
          </table:table-cell>
          <table:table-cell/>
          <table:table-cell table:style-name="ce3" office:value-type="string" calcext:value-type="string">
            <text:p>31 Oct 1741 </text:p>
          </table:table-cell>
          <table:table-cell table:style-name="ce1" office:value-type="string" calcext:value-type="string">
            <text:p>Sister </text:p>
          </table:table-cell>
          <table:table-cell table:style-name="ce1" office:value-type="string" calcext:value-type="string">
            <text:p>miche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80" calcext:value-type="float">
            <text:p>1680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tter Floberg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2 <text:s text:c="4"/>jörala heinu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Andersson </text:p>
          </table:table-cell>
          <table:table-cell table:number-columns-repeated="2"/>
          <table:table-cell table:style-name="ce3" office:value-type="string" calcext:value-type="string">
            <text:p>Jun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Dec 172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Feb 1728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mårtensdotter of kåfiåki b. 1728-02-1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Sep 172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Sep 1738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2 Aug 1734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Aug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Jun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25 Dec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ason</text:p>
          </table:table-cell>
          <table:table-cell/>
          <table:table-cell table:style-name="ce3" office:value-type="string" calcext:value-type="string">
            <text:p>22 Mar 1749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and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Död Sust:</text:p>
          </table:table-cell>
          <table:table-cell/>
          <table:table-cell table:style-name="ce3" office:value-type="string" calcext:value-type="string">
            <text:p>Sep 1689 </text:p>
          </table:table-cell>
          <table:table-cell table:style-name="ce1" office:value-type="string" calcext:value-type="string">
            <text:p>Sister </text:p>
          </table:table-cell>
          <table:table-cell table:style-name="ce2" office:value-type="string" calcext:value-type="string">
            <text:p>andersdr; d. 1754-01-18; b. 1691-09-13</text:p>
          </table:table-cell>
          <table:table-cell/>
          <table:table-cell table:style-name="ce8" office:value-type="string" calcext:value-type="string">
            <text:p>1754-01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adotter</text:p>
          </table:table-cell>
          <table:table-cell/>
          <table:table-cell table:style-name="ce3" office:value-type="string" calcext:value-type="string">
            <text:p>30 Mar 1750 </text:p>
          </table:table-cell>
          <table:table-cell table:style-name="ce2" office:value-type="string" calcext:value-type="string">
            <text:p>Son's Daughter </text:p>
          </table:table-cell>
          <table:table-cell table:style-name="ce1" office:value-type="string" calcext:value-type="string">
            <text:p>ander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3 <text:s text:c="4"/>jörala katti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4 <text:s text:c="4"/>jörala katti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Thomasson </text:p>
          </table:table-cell>
          <table:table-cell table:number-columns-repeated="2"/>
          <table:table-cell table:style-name="ce3" office:value-type="string" calcext:value-type="string">
            <text:p>Jan 1693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Image Not Clear 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Jacob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 Död</text:p>
          </table:table-cell>
          <table:table-cell/>
          <table:table-cell table:style-name="ce3" office:value-type="string" calcext:value-type="string">
            <text:p>Mar 1690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Swär Mod:</text:p>
          </table:table-cell>
          <table:table-cell/>
          <table:table-cell table:style-name="ce3" office:value-type="float" office:value="1666" calcext:value-type="float">
            <text:p>1666</text:p>
          </table:table-cell>
          <table:table-cell table:style-name="ce2" office:value-type="string" calcext:value-type="string">
            <text:p>Mother in law</text:p>
          </table:table-cell>
          <table:table-cell table:style-name="ce1" office:value-type="string" calcext:value-type="string">
            <text:p>michel johanssons änka</text:p>
          </table:table-cell>
          <table:table-cell/>
          <table:table-cell table:style-name="ce8" office:value-type="string" calcext:value-type="string">
            <text:p>1752-02-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May 1726</text:p>
          </table:table-cell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20 Dec 1723 </text:p>
          </table:table-cell>
          <table:table-cell table:style-name="ce2" office:value-type="string" calcext:value-type="string">
            <text:p>his Wife </text:p>
          </table:table-cell>
          <table:table-cell table:style-name="ce2" office:value-type="string" calcext:value-type="string">
            <text:p>crossed out brita which is correct nam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5 Feb 172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Apr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hi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06 Aug 1749 </text:p>
          </table:table-cell>
          <table:table-cell table:style-name="ce2" office:value-type="string" calcext:value-type="string">
            <text:p>Daughter's 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tina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3" calcext:value-type="float">
            <text:p>1733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 Pigen</text:p>
          </table:table-cell>
          <table:table-cell/>
          <table:table-cell table:style-name="ce3"/>
          <table:table-cell table:style-name="ce2" office:value-type="string" calcext:value-type="string">
            <text:p>Dotter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5 <text:s text:c="4"/>jörala jåf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ichelsson </text:p>
          </table:table-cell>
          <table:table-cell table:number-columns-repeated="2"/>
          <table:table-cell table:style-name="ce3" office:value-type="string" calcext:value-type="string">
            <text:p>Nov 170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7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bertilsdr md. 1744-12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Oct 1684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ar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2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 b. 1726-12-2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9 Oct 1727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hendrichsdr; md 1749-06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Nov 173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 of koskby md. 1756-06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Jul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5 Jan 173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May 173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9 Aug 174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8 Jul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06 Jul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8" office:value-type="string" calcext:value-type="string">
            <text:p>1751-06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24 Mar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la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<text:s/>26 <text:s text:c="4"/>jörala jacob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Johansson </text:p>
          </table:table-cell>
          <table:table-cell table:number-columns-repeated="2"/>
          <table:table-cell table:style-name="ce3" office:value-type="string" calcext:value-type="string">
            <text:p>Oct 171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5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abri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May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Apr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Sep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Mar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9 May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Feb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Åhlberg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 ifrån Winda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atsson </text:p>
          </table:table-cell>
          <table:table-cell table:number-columns-repeated="2"/>
          <table:table-cell table:style-name="ce3" office:value-type="string" calcext:value-type="string">
            <text:p>Oct 171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Aug 170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8" office:value-type="string" calcext:value-type="string">
            <text:p>1754-01-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13" calcext:value-type="float">
            <text:p>1713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Matsso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7 Feb 173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7 <text:s text:c="4"/>jörala nicku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Johansson </text:p>
          </table:table-cell>
          <table:table-cell table:number-columns-repeated="2"/>
          <table:table-cell table:style-name="ce3" office:value-type="string" calcext:value-type="string">
            <text:p>Aug 170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686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Sep 1726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matt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2 Feb 1728 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Nov 1732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 Dotter</text:p>
          </table:table-cell>
          <table:table-cell/>
          <table:table-cell table:style-name="ce3" office:value-type="string" calcext:value-type="string">
            <text:p>03 Oct 1748 </text:p>
          </table:table-cell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08 Dec 1749 </text:p>
          </table:table-cell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att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Swäg Död</text:p>
          </table:table-cell>
          <table:table-cell/>
          <table:table-cell table:style-name="ce3" office:value-type="float" office:value="1687" calcext:value-type="float">
            <text:p>1687</text:p>
          </table:table-cell>
          <table:table-cell table:style-name="ce2" office:value-type="string" calcext:value-type="string">
            <text:p>Sister in law</text:p>
          </table:table-cell>
          <table:table-cell table:style-name="ce2" office:value-type="string" calcext:value-type="string">
            <text:p>mattsdr; d. 1755-04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 office:value-type="string" calcext:value-type="string">
            <text:p>Feb 1697 </text:p>
          </table:table-cell>
          <table:table-cell table:style-name="ce2" office:value-type="string" calcext:value-type="string">
            <text:p>Sister in law</text:p>
          </table:table-cell>
          <table:table-cell table:style-name="ce2" office:value-type="string" calcext:value-type="string">
            <text:p>mattsdr; d. 1764-02-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 office:value-type="float" office:value="1690" calcext:value-type="float">
            <text:p>1690</text:p>
          </table:table-cell>
          <table:table-cell table:style-name="ce2" office:value-type="string" calcext:value-type="string">
            <text:p>Sister in law</text:p>
          </table:table-cell>
          <table:table-cell table:style-name="ce2" office:value-type="string" calcext:value-type="string">
            <text:p>mattsdr; d. 1774-01-3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Mattsson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otters Son</text:p>
          </table:table-cell>
          <table:table-cell/>
          <table:table-cell table:style-name="ce3"/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attsson; b. 1751-07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otters Son</text:p>
          </table:table-cell>
          <table:table-cell/>
          <table:table-cell table:style-name="ce3"/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attsson; b. 1754-07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8 <text:s text:c="4"/>jörala joha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öran Ehr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Mar 169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1-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string" calcext:value-type="string">
            <text:p>May 167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8" office:value-type="string" calcext:value-type="string">
            <text:p>1754-02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2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Nov 1721 </text:p>
          </table:table-cell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8" office:value-type="string" calcext:value-type="string">
            <text:p>1750-04-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 Dott</text:p>
          </table:table-cell>
          <table:table-cell/>
          <table:table-cell table:style-name="ce3" office:value-type="string" calcext:value-type="string">
            <text:p>25 Nov 1749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8" office:value-type="string" calcext:value-type="string">
            <text:p>1750-04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ders Ståhl </text:p>
          </table:table-cell>
          <table:table-cell table:number-columns-repeated="2"/>
          <table:table-cell table:style-name="ce3" office:value-type="string" calcext:value-type="string">
            <text:p>10 Dec 173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13" calcext:value-type="float">
            <text:p>1713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Nilson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äng ifrån Sverige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8 <text:s text:c="4"/>jörala kaurijerfvi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Matsson </text:p>
          </table:table-cell>
          <table:table-cell table:number-columns-repeated="2"/>
          <table:table-cell table:style-name="ce3" office:value-type="string" calcext:value-type="string">
            <text:p>Feb 170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0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7 Aug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Oct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4 Mar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29 <text:s text:c="4"/>jörala soldater och hu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Murberg </text:p>
          </table:table-cell>
          <table:table-cell table:number-columns-repeated="2"/>
          <table:table-cell table:style-name="ce3" office:value-type="string" calcext:value-type="string">
            <text:p>Jun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13" calcext:value-type="float">
            <text:p>171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Jul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Feb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of Åhlberg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Biurman </text:p>
          </table:table-cell>
          <table:table-cell table:number-columns-repeated="2"/>
          <table:table-cell table:style-name="ce3" office:value-type="string" calcext:value-type="string">
            <text:p>Mar 172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13 Dec 172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tter Ahlgre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k Ehrsson </text:p>
          </table:table-cell>
          <table:table-cell table:number-columns-repeated="2"/>
          <table:table-cell table:style-name="ce3" office:value-type="string" calcext:value-type="string">
            <text:p>Aug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Oct 170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Oct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Feb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Änkian</text:p>
          </table:table-cell>
          <table:table-cell/>
          <table:table-cell table:style-name="ce3" office:value-type="float" office:value="1714" calcext:value-type="float">
            <text:p>1714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Löfgre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Johdr. </text:p>
          </table:table-cell>
          <table:table-cell table:style-name="ce2" office:value-type="string" calcext:value-type="string">
            <text:p>S M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0 <text:s text:c="4"/>andiala hirsa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Jacobsson </text:p>
          </table:table-cell>
          <table:table-cell table:number-columns-repeated="2"/>
          <table:table-cell table:style-name="ce3" office:value-type="string" calcext:value-type="string">
            <text:p>Apr 171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10" calcext:value-type="float">
            <text:p>1710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Apr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Aug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5 Aug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Sep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0 <text:s text:c="4"/>andiala her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Michelsson </text:p>
          </table:table-cell>
          <table:table-cell table:number-columns-repeated="2"/>
          <table:table-cell table:style-name="ce3" office:value-type="string" calcext:value-type="string">
            <text:p>Aug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70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4 Oct 1734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 gåssen</text:p>
          </table:table-cell>
          <table:table-cell/>
          <table:table-cell table:style-name="ce3" office:value-type="string" calcext:value-type="string">
            <text:p>Oct 173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m </text:p>
          </table:table-cell>
          <table:table-cell table:style-name="ce2" office:value-type="string" calcext:value-type="string">
            <text:p>Dr gåssen</text:p>
          </table:table-cell>
          <table:table-cell/>
          <table:table-cell table:style-name="ce3" office:value-type="float" office:value="1740" calcext:value-type="float">
            <text:p>174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7 Jul 172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06 May 1736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1 <text:s text:c="4"/>andiala manni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seph Jacobsson </text:p>
          </table:table-cell>
          <table:table-cell table:number-columns-repeated="2"/>
          <table:table-cell table:style-name="ce3" office:value-type="string" calcext:value-type="string">
            <text:p>Mar 170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15 May 171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string" calcext:value-type="string">
            <text:p>25 Dec 1674 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Apr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Aug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8 Apr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r Gåssen</text:p>
          </table:table-cell>
          <table:table-cell/>
          <table:table-cell table:style-name="ce3" office:value-type="string" calcext:value-type="string">
            <text:p>Jan 174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e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Dec 171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20 Dec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sephsdotter</text:p>
          </table:table-cell>
          <table:table-cell/>
          <table:table-cell table:style-name="ce8" office:value-type="string" calcext:value-type="string">
            <text:p>1751-07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2 <text:s text:c="4"/>andiala nyby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Niels Pehrsson</text:p>
          </table:table-cell>
          <table:table-cell table:number-columns-repeated="2"/>
          <table:table-cell table:style-name="ce3" office:value-type="string" calcext:value-type="string">
            <text:p>Sep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69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tufson</text:p>
          </table:table-cell>
          <table:table-cell/>
          <table:table-cell table:style-name="ce3" office:value-type="string" calcext:value-type="string">
            <text:p>01 Jan 1741 </text:p>
          </table:table-cell>
          <table:table-cell table:style-name="ce2" office:value-type="string" calcext:value-type="string">
            <text:p>Step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 Gåssen</text:p>
          </table:table-cell>
          <table:table-cell/>
          <table:table-cell table:style-name="ce3" office:value-type="string" calcext:value-type="string">
            <text:p>23 Dec 174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 office:value-type="string" calcext:value-type="string">
            <text:p>Aug 1698 </text:p>
          </table:table-cell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6 Dec 173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tter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ifrån Kolus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och Mårten</text:p>
          </table:table-cell>
          <table:table-cell table:style-name="ce2" office:value-type="string" calcext:value-type="string">
            <text:p>des Söner</text:p>
          </table:table-cell>
          <table:table-cell/>
          <table:table-cell table:style-name="ce3"/>
          <table:table-cell table:style-name="ce2" office:value-type="string" calcext:value-type="string">
            <text:p>Sons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<text:s/>32 <text:s text:c="4"/>andiala anti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ohansson </text:p>
          </table:table-cell>
          <table:table-cell table:number-columns-repeated="2"/>
          <table:table-cell table:style-name="ce3" office:value-type="string" calcext:value-type="string">
            <text:p>Jun 169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May 1686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; 2nd wife is susanna bengsdr</text:p>
          </table:table-cell>
          <table:table-cell/>
          <table:table-cell table:style-name="ce7" office:value-type="float" office:value="1753" calcext:value-type="float">
            <text:p>17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1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14 Jul 1723 </text:p>
          </table:table-cell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michelsdr of rökio; md 1749-12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May 1724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; b. 1725-05-16</text:p>
          </table:table-cell>
          <table:table-cell/>
          <table:table-cell table:style-name="ce7" office:value-type="float" office:value="1753" calcext:value-type="float">
            <text:p>17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Feb 173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6 Sep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8" office:value-type="string" calcext:value-type="string">
            <text:p>1754-04-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mattzdr; b. 1753-07-1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mattzdr; b. 1754-09-1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mattsson; b. 1756-02-2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3 <text:s text:c="4"/>andiala rut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årte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29 Jun 171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9-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1 Sep 1709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Dec 173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Sep 174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Sep 173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1 Dec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r gåssen</text:p>
          </table:table-cell>
          <table:table-cell/>
          <table:table-cell table:style-name="ce3" office:value-type="string" calcext:value-type="string">
            <text:p>24 Sep 1737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Lång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0 Apr 1704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prob. michelsson; md ann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 office:value-type="string" calcext:value-type="string">
            <text:p>19 Dec 174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Aug 171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4 <text:s text:c="4"/>andiala grann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Jacobsson </text:p>
          </table:table-cell>
          <table:table-cell table:number-columns-repeated="2"/>
          <table:table-cell table:style-name="ce3" office:value-type="float" office:value="1689" calcext:value-type="float">
            <text:p>1689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Wändl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8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Doubt In Given Name 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ul 172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li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Mar 1722 </text:p>
          </table:table-cell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erichsdr; md 1758-12-0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1 Oct 1747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26 May 1745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öd Sona Son</text:p>
          </table:table-cell>
          <table:table-cell/>
          <table:table-cell table:style-name="ce3" office:value-type="string" calcext:value-type="string">
            <text:p>16 Dec 1749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8" office:value-type="string" calcext:value-type="string">
            <text:p>1753-08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25 Apr 174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hendrichsdr of lom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Enckan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2"/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5 <text:s text:c="4"/>andiala soldater och hy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6 <text:s text:c="4"/>lomby rasm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Thomasson </text:p>
          </table:table-cell>
          <table:table-cell table:number-columns-repeated="2"/>
          <table:table-cell table:style-name="ce3" office:value-type="string" calcext:value-type="string">
            <text:p>21 Dec 1719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2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Jacobsso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04 Aug 1710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0 Dec 173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u</text:p>
          </table:table-cell>
          <table:table-cell table:style-name="ce1" office:value-type="string" calcext:value-type="string">
            <text:p>Ä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6 <text:s text:c="4"/>lomby ohl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Simonsson </text:p>
          </table:table-cell>
          <table:table-cell table:number-columns-repeated="2"/>
          <table:table-cell table:style-name="ce3" office:value-type="string" calcext:value-type="string">
            <text:p>22 Oct 170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08 May 170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Nov 172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andersdr of jöral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Oct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Jul 173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Dec 167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Dr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7 <text:s text:c="4"/>lomby budd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Michelsson </text:p>
          </table:table-cell>
          <table:table-cell table:number-columns-repeated="2"/>
          <table:table-cell table:style-name="ce3" office:value-type="string" calcext:value-type="string">
            <text:p>Nov 170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Fad</text:p>
          </table:table-cell>
          <table:table-cell/>
          <table:table-cell table:style-name="ce3" office:value-type="string" calcext:value-type="string">
            <text:p>Sep 1677 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Wändl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Mar 1678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Feb 173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Nov 1736</text:p>
          </table:table-cell>
          <table:table-cell table:style-name="ce1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1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05 Apr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3-06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Aug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Aug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t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1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8 <text:s text:c="4"/>lomby nissi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Simonsson </text:p>
          </table:table-cell>
          <table:table-cell table:number-columns-repeated="2"/>
          <table:table-cell table:style-name="ce3" office:value-type="string" calcext:value-type="string">
            <text:p>26 Jul 1723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2 Aug 1727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string" calcext:value-type="string">
            <text:p>Feb 1695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Nov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Feb 1735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Syster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age 4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Änki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1" office:value-type="string" calcext:value-type="string">
            <text:p>Gåsse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Flicke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39 <text:s text:c="4"/>lomby kn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Hendson. </text:p>
          </table:table-cell>
          <table:table-cell table:number-columns-repeated="2"/>
          <table:table-cell table:style-name="ce3" office:value-type="string" calcext:value-type="string">
            <text:p>Aug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econd Wife</text:p>
          </table:table-cell>
          <table:table-cell table:style-name="ce2" office:value-type="string" calcext:value-type="string">
            <text:p>?matthsdr; md. 1747-01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dwig </text:p>
          </table:table-cell>
          <table:table-cell table:style-name="ce1" office:value-type="string" calcext:value-type="string">
            <text:p>död Hust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Bertilsdr</text:p>
          </table:table-cell>
          <table:table-cell/>
          <table:table-cell table:style-name="ce8" office:value-type="string" calcext:value-type="string">
            <text:p>1754-05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Aug 1725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8 Jan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3-08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Feb 1749 </text:p>
          </table:table-cell>
          <table:table-cell table:style-name="ce1" office:value-type="string" calcext:value-type="string">
            <text:p>Son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string" calcext:value-type="string">
            <text:p>01 Oct 1749 </text:p>
          </table:table-cell>
          <table:table-cell table:style-name="ce2" office:value-type="string" calcext:value-type="string">
            <text:p>Son's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le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May 169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04 Mar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isa </text:p>
          </table:table-cell>
          <table:table-cell table:style-name="ce2" office:value-type="string" calcext:value-type="string">
            <text:p>Swer Moder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2" calcext:value-type="float">
            <text:p>175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0 <text:s text:c="4"/>lomby skrifw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kus Markusson </text:p>
          </table:table-cell>
          <table:table-cell table:number-columns-repeated="2"/>
          <table:table-cell table:style-name="ce3" office:value-type="string" calcext:value-type="string">
            <text:p>Jun 170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1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string" calcext:value-type="string">
            <text:p>Sep 1680 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17 Sep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3-01-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4 Dec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Oct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Aug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Oct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0 Jul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4-02-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5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1 <text:s text:c="4"/>lomby kylkine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arkusson </text:p>
          </table:table-cell>
          <table:table-cell table:number-columns-repeated="2"/>
          <table:table-cell table:style-name="ce3" office:value-type="string" calcext:value-type="string">
            <text:p>Jan 1708 </text:p>
          </table:table-cell>
          <table:table-cell table:number-columns-repeated="3"/>
          <table:table-cell table:style-name="ce8" office:value-type="string" calcext:value-type="string">
            <text:p>1752-08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attsson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Feb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Head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Sep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ku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Jan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rich Carlsson </text:p>
          </table:table-cell>
          <table:table-cell table:number-columns-repeated="2"/>
          <table:table-cell table:style-name="ce3" office:value-type="string" calcext:value-type="string">
            <text:p>Jun 170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99" calcext:value-type="float">
            <text:p>1699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Sep 172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Head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Jan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May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Nov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2 <text:s text:c="4"/>lomby tho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Michelsson </text:p>
          </table:table-cell>
          <table:table-cell table:number-columns-repeated="2"/>
          <table:table-cell table:style-name="ce3" office:value-type="string" calcext:value-type="string">
            <text:p>Jul 1699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69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Abraham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Jul 172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s/Jacob dates switched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Feb 173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s/Jacob dates switched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Sons Hustru</text:p>
          </table:table-cell>
          <table:table-cell/>
          <table:table-cell table:style-name="ce3" office:value-type="string" calcext:value-type="string">
            <text:p>28 Jun 1725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w. of jacob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arin Hodingadr.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2 <text:s text:c="4"/>lomby ingo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ristian Pehrsson </text:p>
          </table:table-cell>
          <table:table-cell table:number-columns-repeated="2"/>
          <table:table-cell table:style-name="ce3" office:value-type="string" calcext:value-type="string">
            <text:p>Jan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string" calcext:value-type="string">
            <text:p>Nov 169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Oct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3 Mar 173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Mod Död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lena </text:p>
          </table:table-cell>
          <table:table-cell table:style-name="ce2" office:value-type="string" calcext:value-type="string">
            <text:p>Död Pigan</text:p>
          </table:table-cell>
          <table:table-cell/>
          <table:table-cell table:style-name="ce3" office:value-type="string" calcext:value-type="string">
            <text:p>May 169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hafvjianings Änka i Håkpraldo</text:p>
          </table:table-cell>
          <table:table-cell/>
          <table:table-cell table:style-name="ce3" office:value-type="string" calcext:value-type="string">
            <text:p>06 May 173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Brodren</text:p>
          </table:table-cell>
          <table:table-cell/>
          <table:table-cell table:style-name="ce3"/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arin Blomgrensdr.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3 <text:s text:c="4"/>lomby kaustine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ac Jacobsson </text:p>
          </table:table-cell>
          <table:table-cell table:number-columns-repeated="2"/>
          <table:table-cell table:style-name="ce3" office:value-type="string" calcext:value-type="string">
            <text:p>Nov 169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68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Apr 172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on Hust</text:p>
          </table:table-cell>
          <table:table-cell/>
          <table:table-cell table:style-name="ce3" office:value-type="string" calcext:value-type="string">
            <text:p>31 Oct 1727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8" office:value-type="string" calcext:value-type="string">
            <text:p>1750-11-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 Änk</text:p>
          </table:table-cell>
          <table:table-cell/>
          <table:table-cell table:style-name="ce3" office:value-type="string" calcext:value-type="string">
            <text:p>Nov 1721 </text:p>
          </table:table-cell>
          <table:table-cell table:style-name="ce2" office:value-type="string" calcext:value-type="string">
            <text:p>Son's Wido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ac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0 Aug 1744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. </text:p>
          </table:table-cell>
          <table:table-cell table:style-name="ce2" office:value-type="string" calcext:value-type="string">
            <text:p>de gåss</text:p>
          </table:table-cell>
          <table:table-cell/>
          <table:table-cell table:style-name="ce3" office:value-type="string" calcext:value-type="string">
            <text:p>03 Jun 173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Hend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en</text:p>
          </table:table-cell>
          <table:table-cell/>
          <table:table-cell table:style-name="ce3" office:value-type="string" calcext:value-type="string">
            <text:p>May 1713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Dotter</text:p>
          </table:table-cell>
          <table:table-cell/>
          <table:table-cell table:style-name="ce3" office:value-type="string" calcext:value-type="string">
            <text:p>14 Feb 1746 </text:p>
          </table:table-cell>
          <table:table-cell table:style-name="ce2" office:value-type="string" calcext:value-type="string">
            <text:p>Maid's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Sons Dotter</text:p>
          </table:table-cell>
          <table:table-cell/>
          <table:table-cell table:style-name="ce3" office:value-type="string" calcext:value-type="string">
            <text:p>03 Nov 1750 </text:p>
          </table:table-cell>
          <table:table-cell table:style-name="ce2" office:value-type="string" calcext:value-type="string">
            <text:p>Son's Daughter </text:p>
          </table:table-cell>
          <table:table-cell table:style-name="ce1" office:value-type="string" calcext:value-type="string">
            <text:p>jacob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ja </text:p>
          </table:table-cell>
          <table:table-cell table:style-name="ce2" office:value-type="string" calcext:value-type="string">
            <text:p>Pi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/>
          <table:table-cell table:style-name="ce2" office:value-type="string" calcext:value-type="string">
            <text:p>Maid's 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4 <text:s text:c="4"/>lomby marto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Hindson. </text:p>
          </table:table-cell>
          <table:table-cell table:number-columns-repeated="2"/>
          <table:table-cell table:style-name="ce3" office:value-type="string" calcext:value-type="string">
            <text:p>Jan 1692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9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Erichsdr; maybe b. 1690-04-2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Måg</text:p>
          </table:table-cell>
          <table:table-cell/>
          <table:table-cell table:style-name="ce3" office:value-type="string" calcext:value-type="string">
            <text:p>Jun 1717 </text:p>
          </table:table-cell>
          <table:table-cell table:style-name="ce1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0 Apr 172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24 Jul 173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3-08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May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4 Mar 172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Mar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1" office:value-type="string" calcext:value-type="string">
            <text:p>Dott I Wasa</text:p>
          </table:table-cell>
          <table:table-cell/>
          <table:table-cell table:style-name="ce3" office:value-type="string" calcext:value-type="string">
            <text:p>25 Apr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21 Jul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1-11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Mattsson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Johansdr.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z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??</text:p>
          </table:table-cell>
          <table:table-cell table:style-name="ce1" office:value-type="string" calcext:value-type="string">
            <text:p>Dräng??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Ericsson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Matsdotter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Erichsson 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<text:s/>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" office:value-type="string" calcext:value-type="string">
            <text:p>Mar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" office:value-type="string" calcext:value-type="string">
            <text:p>Dec 175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5 <text:s text:c="4"/>lomby kulp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Olofsson </text:p>
          </table:table-cell>
          <table:table-cell table:number-columns-repeated="2"/>
          <table:table-cell table:style-name="ce3" office:value-type="string" calcext:value-type="string">
            <text:p>May 171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81" calcext:value-type="float">
            <text:p>1681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of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2 Feb 1727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float" office:value="1727" calcext:value-type="float">
            <text:p>1727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ac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07 Nov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0-08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2 Mar 1732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real</text:p>
          </table:table-cell>
          <table:table-cell table:style-name="ce1" office:value-type="string" calcext:value-type="string">
            <text:p>Dräng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 office:value-type="float" office:value="1737" calcext:value-type="float">
            <text:p>1737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5 <text:s text:c="4"/>lomby jäppe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rtill Matsson </text:p>
          </table:table-cell>
          <table:table-cell table:number-columns-repeated="2"/>
          <table:table-cell table:style-name="ce3" office:value-type="string" calcext:value-type="string">
            <text:p>Aug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0-08-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1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Aug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5 Jan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5 Dec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6 <text:s text:c="4"/>lomby soldater och inhyse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Röndahl </text:p>
          </table:table-cell>
          <table:table-cell table:number-columns-repeated="2"/>
          <table:table-cell table:style-name="ce3" office:value-type="string" calcext:value-type="string">
            <text:p>Dec 171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prob. mårtensson and ekström als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w Mod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style-name="ce2" office:value-type="string" calcext:value-type="string">
            <text:p>erichsdr; b. 1676</text:p>
          </table:table-cell>
          <table:table-cell/>
          <table:table-cell table:style-name="ce8" office:value-type="string" calcext:value-type="string">
            <text:p>1752-10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; prob. b. 1745-03-1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; b. 1746-09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; b. 1742-01-0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Jul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Törnbohm </text:p>
          </table:table-cell>
          <table:table-cell table:style-name="ce2" office:value-type="string" calcext:value-type="string">
            <text:p>Corporal</text:p>
          </table:table-cell>
          <table:table-cell/>
          <table:table-cell table:style-name="ce3" office:value-type="string" calcext:value-type="string">
            <text:p>Mar 170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Lindbohm </text:p>
          </table:table-cell>
          <table:table-cell table:number-columns-repeated="2"/>
          <table:table-cell table:style-name="ce3" office:value-type="string" calcext:value-type="string">
            <text:p>Mar 172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ul 173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kus Palmberg </text:p>
          </table:table-cell>
          <table:table-cell table:number-columns-repeated="2"/>
          <table:table-cell table:style-name="ce3" office:value-type="string" calcext:value-type="string">
            <text:p>Sep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r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7 <text:s text:c="4"/>lomby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Michelsson </text:p>
          </table:table-cell>
          <table:table-cell table:number-columns-repeated="2"/>
          <table:table-cell table:style-name="ce3" office:value-type="string" calcext:value-type="string">
            <text:p>May 169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Andersson </text:p>
          </table:table-cell>
          <table:table-cell table:number-columns-repeated="2"/>
          <table:table-cell table:style-name="ce3" office:value-type="string" calcext:value-type="string">
            <text:p>30 Nov 166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3 Jan 1690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Mat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float" office:value="1699" calcext:value-type="float">
            <text:p>1699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02" calcext:value-type="float">
            <text:p>1702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 hos Norckän</text:p>
          </table:table-cell>
          <table:table-cell/>
          <table:table-cell table:style-name="ce3" office:value-type="float" office:value="1744" calcext:value-type="float">
            <text:p>174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Simonsson </text:p>
          </table:table-cell>
          <table:table-cell table:number-columns-repeated="2"/>
          <table:table-cell table:style-name="ce3" office:value-type="float" office:value="1693" calcext:value-type="float">
            <text:p>1693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maybe chr. 1698-10-2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gnet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öransdr; maybe from isokyrö; <text:s/>3+1 kids 172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Olof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oubtful name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thari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cu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of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örndal</text:p>
          </table:table-cell>
          <table:table-cell table:style-name="ce1" office:value-type="string" calcext:value-type="string">
            <text:p>Soldat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Johan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string" calcext:value-type="string">
            <text:p>27 Jul 1728 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hlgren</text:p>
          </table:table-cell>
          <table:table-cell table:style-name="ce1" office:value-type="string" calcext:value-type="string">
            <text:p>Soldat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Matt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8 <text:s text:c="4"/>bergby jussi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Matsson </text:p>
          </table:table-cell>
          <table:table-cell table:number-columns-repeated="2"/>
          <table:table-cell table:style-name="ce3" office:value-type="string" calcext:value-type="string">
            <text:p>Jun 1706 </text:p>
          </table:table-cell>
          <table:table-cell/>
          <table:table-cell table:style-name="ce2" office:value-type="string" calcext:value-type="string">
            <text:p>d. 1769-02-2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24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isaksdr of lomby; b. 1724-04-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Jan 1733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brahamsdr; by sofi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Nov 1741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brahamsdr; b. 1740-11-23 by sofi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Måg i Andiala hos Nyby</text:p>
          </table:table-cell>
          <table:table-cell/>
          <table:table-cell table:style-name="ce3" office:value-type="string" calcext:value-type="string">
            <text:p>24 Jul 1730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erichson; md. maria 1752-12-1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49 <text:s text:c="4"/>bergby kiöt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Mårtensson </text:p>
          </table:table-cell>
          <table:table-cell table:number-columns-repeated="2"/>
          <table:table-cell table:style-name="ce3" office:value-type="string" calcext:value-type="string">
            <text:p>04 Mar 170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18 Sep 169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ichelsdr; prob. b. 1692-09-1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Mar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5 Apr 172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0" calcext:value-type="float">
            <text:p>173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Änkan</text:p>
          </table:table-cell>
          <table:table-cell/>
          <table:table-cell table:style-name="ce3" office:value-type="string" calcext:value-type="string">
            <text:p>02 May 1708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Ä</text:p>
          </table:table-cell>
          <table:table-cell/>
          <table:table-cell table:style-name="ce3" office:value-type="string" calcext:value-type="string">
            <text:p>02 May 1668 </text:p>
          </table:table-cell>
          <table:table-cell table:number-columns-repeated="3"/>
          <table:table-cell table:style-name="ce8" office:value-type="string" calcext:value-type="string">
            <text:p>1754-05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Josephsdr.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0 <text:s text:c="4"/>bergby olli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Hendrichsson </text:p>
          </table:table-cell>
          <table:table-cell table:number-columns-repeated="2"/>
          <table:table-cell table:style-name="ce3" office:value-type="string" calcext:value-type="string">
            <text:p>Mar 1724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71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an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string" calcext:value-type="string">
            <text:p>Dec 172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Aug 1731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Ä</text:p>
          </table:table-cell>
          <table:table-cell/>
          <table:table-cell table:style-name="ce3" office:value-type="string" calcext:value-type="string">
            <text:p>Jun 1677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Sep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1-07-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4 Dec 170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4 Oct 172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chri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31 Dec 173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Alexander </text:p>
          </table:table-cell>
          <table:table-cell table:style-name="ce2" office:value-type="string" calcext:value-type="string">
            <text:p>Manpison?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årtenss.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Simonsson </text:p>
          </table:table-cell>
          <table:table-cell table:number-columns-repeated="2"/>
          <table:table-cell table:style-name="ce3" office:value-type="string" calcext:value-type="string">
            <text:p>Jun 167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float" office:value="1718" calcext:value-type="float">
            <text:p>1718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8" office:value-type="string" calcext:value-type="string">
            <text:p>1754-02-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44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thom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1 <text:s text:c="4"/>bergby smed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Jacobsson </text:p>
          </table:table-cell>
          <table:table-cell table:number-columns-repeated="2"/>
          <table:table-cell table:style-name="ce3" office:value-type="string" calcext:value-type="string">
            <text:p>21 Sep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15 Apr 1705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w Fad</text:p>
          </table:table-cell>
          <table:table-cell/>
          <table:table-cell table:style-name="ce3" office:value-type="string" calcext:value-type="string">
            <text:p>12 Feb 1675 </text:p>
          </table:table-cell>
          <table:table-cell table:style-name="ce2" office:value-type="string" calcext:value-type="string">
            <text:p>Fa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Oct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Mar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Mar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Nov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Apr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2 Sep 173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Oct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2 <text:s text:c="4"/>bergby kånsti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öran Jöransson </text:p>
          </table:table-cell>
          <table:table-cell table:number-columns-repeated="2"/>
          <table:table-cell table:style-name="ce3" office:value-type="string" calcext:value-type="string">
            <text:p>Feb 169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Feb 171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2 Aug 173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8" office:value-type="string" calcext:value-type="string">
            <text:p>1752-09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17 Oct 172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9 Apr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6 Nov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3 Feb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4 Nov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9 Jul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01 Jul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1" calcext:value-type="float">
            <text:p>1751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3 <text:s text:c="4"/>bergby kierp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. Tujulin </text:p>
          </table:table-cell>
          <table:table-cell table:style-name="ce2" office:value-type="string" calcext:value-type="string">
            <text:p>smed:</text:p>
          </table:table-cell>
          <table:table-cell/>
          <table:table-cell table:style-name="ce3" office:value-type="string" calcext:value-type="string">
            <text:p>12 Aug 170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ara Beata Quist.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20 Mar 171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Ferdinand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Oct 174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Dec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Rebeck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float" office:value="1718" calcext:value-type="float">
            <text:p>171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 Portana?</text:p>
          </table:table-cell>
          <table:table-cell table:style-name="ce2" office:value-type="string" calcext:value-type="string">
            <text:p>Syster dotter</text:p>
          </table:table-cell>
          <table:table-cell/>
          <table:table-cell table:style-name="ce3" office:value-type="float" office:value="1738" calcext:value-type="float">
            <text:p>1738</text:p>
          </table:table-cell>
          <table:table-cell table:style-name="ce2" office:value-type="string" calcext:value-type="string">
            <text:p>Sis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tharin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21 Nov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8" office:value-type="string" calcext:value-type="string">
            <text:p>1751-01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risti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bud Wärden?</text:p>
          </table:table-cell>
          <table:table-cell/>
          <table:table-cell table:style-name="ce3" office:value-type="float" office:value="1704" calcext:value-type="float">
            <text:p>1704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20 Nov 170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7 Jun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Nov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4 <text:s text:c="4"/>bergby kierp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Joha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May 168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0-01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lof Olof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710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Sep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Mar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5 <text:s text:c="4"/>bergby thal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Andersson </text:p>
          </table:table-cell>
          <table:table-cell table:number-columns-repeated="2"/>
          <table:table-cell table:style-name="ce3" office:value-type="string" calcext:value-type="string">
            <text:p>Jan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r 171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Aug 172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Sep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t. S.</text:p>
          </table:table-cell>
          <table:table-cell/>
          <table:table-cell table:style-name="ce3" office:value-type="string" calcext:value-type="string">
            <text:p>15 Sep 1734 </text:p>
          </table:table-cell>
          <table:table-cell table:style-name="ce2" office:value-type="string" calcext:value-type="string">
            <text:p>Step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t. dott.</text:p>
          </table:table-cell>
          <table:table-cell/>
          <table:table-cell table:style-name="ce3" office:value-type="string" calcext:value-type="string">
            <text:p>10 Dec 1735 </text:p>
          </table:table-cell>
          <table:table-cell table:style-name="ce2" office:value-type="string" calcext:value-type="string">
            <text:p>Step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t. dott</text:p>
          </table:table-cell>
          <table:table-cell/>
          <table:table-cell table:style-name="ce3" office:value-type="string" calcext:value-type="string">
            <text:p>11 Aug 1733 </text:p>
          </table:table-cell>
          <table:table-cell table:style-name="ce2" office:value-type="string" calcext:value-type="string">
            <text:p>Step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Erich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 of Son in law; Dr abov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s dr</text:p>
          </table:table-cell>
          <table:table-cell/>
          <table:table-cell table:style-name="ce3"/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6 <text:s text:c="4"/>bergby jåpe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Larsson </text:p>
          </table:table-cell>
          <table:table-cell table:number-columns-repeated="2"/>
          <table:table-cell table:style-name="ce3" office:value-type="string" calcext:value-type="string">
            <text:p>Jul 169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pr 170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Fad: död</text:p>
          </table:table-cell>
          <table:table-cell/>
          <table:table-cell table:style-name="ce3" office:value-type="float" office:value="1662" calcext:value-type="float">
            <text:p>1662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8" office:value-type="string" calcext:value-type="string">
            <text:p>1750-06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ra </text:p>
          </table:table-cell>
          <table:table-cell table:style-name="ce2" office:value-type="string" calcext:value-type="string">
            <text:p>Modr</text:p>
          </table:table-cell>
          <table:table-cell/>
          <table:table-cell table:style-name="ce3" office:value-type="string" calcext:value-type="string">
            <text:p>Sep 1685 </text:p>
          </table:table-cell>
          <table:table-cell table:style-name="ce2" office:value-type="string" calcext:value-type="string">
            <text:p>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19" calcext:value-type="float">
            <text:p>1719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Feb 1711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21 May 1747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död deras Son</text:p>
          </table:table-cell>
          <table:table-cell/>
          <table:table-cell table:style-name="ce3" office:value-type="string" calcext:value-type="string">
            <text:p>24 Jun 1749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8" office:value-type="string" calcext:value-type="string">
            <text:p>1750-06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ge 2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rutzan</text:p>
          </table:table-cell>
          <table:table-cell table:style-name="ce1" office:value-type="string" calcext:value-type="string">
            <text:p>Drudans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Hustr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en</text:p>
          </table:table-cell>
          <table:table-cell/>
          <table:table-cell table:style-name="ce3"/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7 <text:s text:c="4"/>bergby soldater och huse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Blomgre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Sep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2-11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04" calcext:value-type="float">
            <text:p>1704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Bergman </text:p>
          </table:table-cell>
          <table:table-cell table:number-columns-repeated="2"/>
          <table:table-cell table:style-name="ce3" office:value-type="string" calcext:value-type="string">
            <text:p>02 Jan 173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Bergander </text:p>
          </table:table-cell>
          <table:table-cell table:number-columns-repeated="2"/>
          <table:table-cell table:style-name="ce3" office:value-type="string" calcext:value-type="string">
            <text:p>Jun 172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isa Thom:dot.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77" calcext:value-type="float">
            <text:p>1677</text:p>
          </table:table-cell>
          <table:table-cell table:number-columns-repeated="3"/>
          <table:table-cell table:style-name="ce8" office:value-type="string" calcext:value-type="string">
            <text:p>1752-06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rtil Andersson </text:p>
          </table:table-cell>
          <table:table-cell table:number-columns-repeated="2"/>
          <table:table-cell table:style-name="ce3" office:value-type="string" calcext:value-type="string">
            <text:p>Jul 166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2-02-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ug 168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ichel Hansson. </text:p>
          </table:table-cell>
          <table:table-cell table:style-name="ce2" office:value-type="string" calcext:value-type="string">
            <text:p>Smeden död</text:p>
          </table:table-cell>
          <table:table-cell/>
          <table:table-cell table:style-name="ce3" office:value-type="string" calcext:value-type="string">
            <text:p>Sep 171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michel hansson</text:p>
          </table:table-cell>
          <table:table-cell/>
          <table:table-cell table:style-name="ce8" office:value-type="string" calcext:value-type="string">
            <text:p>1752-12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</text:p>
          </table:table-cell>
          <table:table-cell/>
          <table:table-cell table:style-name="ce3" office:value-type="string" calcext:value-type="string">
            <text:p>Jan 170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Häggström </text:p>
          </table:table-cell>
          <table:table-cell table:style-name="ce2" office:value-type="string" calcext:value-type="string">
            <text:p>Sold.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nes Simonsson 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 </text:p>
          </table:table-cell>
          <table:table-cell table:style-name="ce2" office:value-type="string" calcext:value-type="string">
            <text:p>Simonänkidr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8 <text:s text:c="4"/>kåskeby storknä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sson </text:p>
          </table:table-cell>
          <table:table-cell table:number-columns-repeated="2"/>
          <table:table-cell table:style-name="ce3" office:value-type="string" calcext:value-type="string">
            <text:p>Apr 1704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Jul 1694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1" office:value-type="string" calcext:value-type="string">
            <text:p>Måg</text:p>
          </table:table-cell>
          <table:table-cell/>
          <table:table-cell table:style-name="ce3" office:value-type="string" calcext:value-type="string">
            <text:p>12 Nov 1725 </text:p>
          </table:table-cell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28 Dec 1728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Mod</text:p>
          </table:table-cell>
          <table:table-cell/>
          <table:table-cell table:style-name="ce3" office:value-type="string" calcext:value-type="string">
            <text:p>Aug 1673 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isacsdr; matts michelssons änka d. 176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taphan</text:p>
          </table:table-cell>
          <table:table-cell table:style-name="ce1" office:value-type="string" calcext:value-type="string">
            <text:p>Dr.</text:p>
          </table:table-cell>
          <table:table-cell/>
          <table:table-cell table:style-name="ce3" office:value-type="string" calcext:value-type="string">
            <text:p>Feb 173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Dec 170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des Dott</text:p>
          </table:table-cell>
          <table:table-cell/>
          <table:table-cell table:style-name="ce3" office:value-type="string" calcext:value-type="string">
            <text:p>10 May 1740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1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25 Feb 1750 </text:p>
          </table:table-cell>
          <table:table-cell table:style-name="ce2" office:value-type="string" calcext:value-type="string">
            <text:p>Daughter's Son </text:p>
          </table:table-cell>
          <table:table-cell table:style-name="ce1" office:value-type="string" calcext:value-type="string">
            <text:p>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1" office:value-type="string" calcext:value-type="string">
            <text:p>Dotter Son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2" office:value-type="string" calcext:value-type="string">
            <text:p>Daughter's Son </text:p>
          </table:table-cell>
          <table:table-cell table:style-name="ce1" office:value-type="string" calcext:value-type="string">
            <text:p>perhaps hansson b. 1754-03-2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1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Dec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1 Feb 1733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erichsdr of lom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1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1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59 <text:s text:c="4"/>kåskeby lillknäck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Erichsson </text:p>
          </table:table-cell>
          <table:table-cell table:number-columns-repeated="2"/>
          <table:table-cell table:style-name="ce3" office:value-type="string" calcext:value-type="string">
            <text:p>May 1702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64-11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Jul 1686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6 Aug 1727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4 Oct 1728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larsdr of berg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eliasson; md. maria 1751-12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 dr</text:p>
          </table:table-cell>
          <table:table-cell/>
          <table:table-cell table:style-name="ce3"/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eliasdotter; b. 1752-12-2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 </text:p>
          </table:table-cell>
          <table:table-cell table:style-name="ce2" office:value-type="string" calcext:value-type="string">
            <text:p>dotter dr</text:p>
          </table:table-cell>
          <table:table-cell/>
          <table:table-cell table:style-name="ce3"/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eliasdotter; b. 1755-12-1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0 <text:s text:c="4"/>kåskeby kråk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Gabrielsson </text:p>
          </table:table-cell>
          <table:table-cell table:number-columns-repeated="2"/>
          <table:table-cell table:style-name="ce3" office:value-type="string" calcext:value-type="string">
            <text:p>Jul 1706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93-12-02 age 7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n 1704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d. 1792-12-09 age 9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61" calcext:value-type="float">
            <text:p>1661</text:p>
          </table:table-cell>
          <table:table-cell table:style-name="ce2" office:value-type="string" calcext:value-type="string">
            <text:p>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Sep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May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May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3 Jul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1 <text:s text:c="4"/>kåskeby sipp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Andersson </text:p>
          </table:table-cell>
          <table:table-cell table:style-name="ce1" office:value-type="string" calcext:value-type="string">
            <text:p>död</text:p>
          </table:table-cell>
          <table:table-cell/>
          <table:table-cell table:style-name="ce3" office:value-type="string" calcext:value-type="string">
            <text:p>Jan 1697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Sep 169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Sep 172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Sep 172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Head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3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Feb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Jun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Feb 172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9 Nov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Mårtensdr. </text:p>
          </table:table-cell>
          <table:table-cell table:style-name="ce1" office:value-type="string" calcext:value-type="string">
            <text:p>Ä.</text:p>
          </table:table-cell>
          <table:table-cell/>
          <table:table-cell table:style-name="ce3" office:value-type="string" calcext:value-type="string">
            <text:p>Oct 169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1" office:value-type="string" calcext:value-type="string">
            <text:p>Sona 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of Michel and Anna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Dec 175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of Michel and Ann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2 <text:s text:c="4"/>kåskeby clemet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Joha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03 Sep 1693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52-04-26 age 69 b. 1683?</text:p>
          </table:table-cell>
          <table:table-cell/>
          <table:table-cell table:style-name="ce8" office:value-type="string" calcext:value-type="string">
            <text:p>1753-04-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r 168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01 Oct 1723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20 Feb 1723 </text:p>
          </table:table-cell>
          <table:table-cell table:style-name="ce2" office:value-type="string" calcext:value-type="string">
            <text:p>Son in law's wife; daughter</text:p>
          </table:table-cell>
          <table:table-cell table:style-name="ce2" office:value-type="string" calcext:value-type="string">
            <text:p>matt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20 Sep 1746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18 Mar 1749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04 Dec 170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01 Jan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Aug 1756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b. 1756-08-18 to abram and lis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eng ifrån Skåtars i Palfwis</text:p>
          </table:table-cell>
          <table:table-cell table:number-columns-repeated="2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3 <text:s text:c="4"/>kåskeby knubb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Johansson </text:p>
          </table:table-cell>
          <table:table-cell table:number-columns-repeated="2"/>
          <table:table-cell table:style-name="ce3" office:value-type="string" calcext:value-type="string">
            <text:p>Aug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Dec 1704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ichelsdr; md. 1729-01-1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Jun 173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3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Oct 174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6 Mar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20 Sep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Dec 173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01 Jan 1729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29" calcext:value-type="float">
            <text:p>172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Nov 1693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dates to her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vähr bror</text:p>
          </table:table-cell>
          <table:table-cell/>
          <table:table-cell table:style-name="ce3"/>
          <table:table-cell table:style-name="ce2" office:value-type="string" calcext:value-type="string">
            <text:p>Br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/>
          <table:table-cell table:style-name="ce2" office:value-type="string" calcext:value-type="string">
            <text:p>Nephe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4 <text:s text:c="4"/>kåskeby gråbb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Olofsson </text:p>
          </table:table-cell>
          <table:table-cell table:number-columns-repeated="2"/>
          <table:table-cell table:style-name="ce3" office:value-type="string" calcext:value-type="string">
            <text:p>23 Nov 1689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8" office:value-type="string" calcext:value-type="string">
            <text:p>1750-04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0 Jul 1694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; no burial</text:p>
          </table:table-cell>
          <table:table-cell/>
          <table:table-cell table:style-name="ce8" office:value-type="string" calcext:value-type="string">
            <text:p>1753-01-1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ohan</text:p>
          </table:table-cell>
          <table:table-cell table:style-name="ce2" office:value-type="string" calcext:value-type="string">
            <text:p>Död Måg</text:p>
          </table:table-cell>
          <table:table-cell/>
          <table:table-cell table:style-name="ce3" office:value-type="string" calcext:value-type="string">
            <text:p>24 Jan 1722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mattsson; also entry mårten follows</text:p>
          </table:table-cell>
          <table:table-cell/>
          <table:table-cell table:style-name="ce8" office:value-type="string" calcext:value-type="string">
            <text:p>1753-01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2 Aug 1726 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erichsdr; md 1747-06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2 Feb 173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Thom</text:p>
          </table:table-cell>
          <table:table-cell table:style-name="ce2" office:value-type="string" calcext:value-type="string">
            <text:p>Dräng Gåss</text:p>
          </table:table-cell>
          <table:table-cell/>
          <table:table-cell table:style-name="ce3" office:value-type="string" calcext:value-type="string">
            <text:p>30 Sep 1734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Änk</text:p>
          </table:table-cell>
          <table:table-cell/>
          <table:table-cell table:style-name="ce3" office:value-type="string" calcext:value-type="string">
            <text:p>May 1713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attzdr; isac bergendahls änk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es Dott</text:p>
          </table:table-cell>
          <table:table-cell/>
          <table:table-cell table:style-name="ce3" office:value-type="string" calcext:value-type="string">
            <text:p>14 Feb 1746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isacsdr of berg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5 Apr 173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isack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 Dotter</text:p>
          </table:table-cell>
          <table:table-cell/>
          <table:table-cell table:style-name="ce3" office:value-type="float" office:value="1750" calcext:value-type="float">
            <text:p>1750</text:p>
          </table:table-cell>
          <table:table-cell table:style-name="ce2" office:value-type="string" calcext:value-type="string">
            <text:p>Daughter Daughter</text:p>
          </table:table-cell>
          <table:table-cell table:style-name="ce2" office:value-type="string" calcext:value-type="string">
            <text:p>johansdr; b. 1749-08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äng Gåss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Dräng ifrån Säppu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5 <text:s text:c="4"/>kåskeby råndma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Michelsson </text:p>
          </table:table-cell>
          <table:table-cell table:number-columns-repeated="2"/>
          <table:table-cell table:style-name="ce3" office:value-type="string" calcext:value-type="string">
            <text:p>Jul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y 1695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May 172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15 Sep 1726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berti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May 1689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öd Son Son</text:p>
          </table:table-cell>
          <table:table-cell/>
          <table:table-cell table:style-name="ce3" office:value-type="string" calcext:value-type="string">
            <text:p>10 Jul 1750 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mattsson; d. 1756-08-19</text:p>
          </table:table-cell>
          <table:table-cell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2" office:value-type="string" calcext:value-type="string">
            <text:p>Son's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2" office:value-type="string" calcext:value-type="string">
            <text:p>Son's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Erichsson </text:p>
          </table:table-cell>
          <table:table-cell table:number-columns-repeated="2"/>
          <table:table-cell table:style-name="ce3" office:value-type="string" calcext:value-type="string">
            <text:p>Aug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y 169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Apr 173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0 Mar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3 Mar 173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6 <text:s text:c="4"/>kåskeby camminen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Isaksson </text:p>
          </table:table-cell>
          <table:table-cell table:number-columns-repeated="2"/>
          <table:table-cell table:style-name="ce3" office:value-type="string" calcext:value-type="string">
            <text:p>14 Mar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sdotter; b. 1703-05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Jan 1677 </text:p>
          </table:table-cell>
          <table:table-cell table:style-name="ce1" office:value-type="string" calcext:value-type="string">
            <text:p>Mother 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41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årtensson; b. 1740-09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Jul 174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9 Mar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Mar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Dec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16 Mar 173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2 May 173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Feb 174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02 May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7 <text:s text:c="4"/>kåskeby bäng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Sigfredsson </text:p>
          </table:table-cell>
          <table:table-cell table:number-columns-repeated="2"/>
          <table:table-cell table:style-name="ce3" office:value-type="string" calcext:value-type="string">
            <text:p>Feb 167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Hust:</text:p>
          </table:table-cell>
          <table:table-cell/>
          <table:table-cell table:style-name="ce3" office:value-type="string" calcext:value-type="string">
            <text:p>Feb 1698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saiasdr</text:p>
          </table:table-cell>
          <table:table-cell/>
          <table:table-cell table:style-name="ce8" office:value-type="string" calcext:value-type="string">
            <text:p>1753-12-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sak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May 172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20 Nov 1724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sai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1 Dec 1733 </text:p>
          </table:table-cell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</text:p>
          </table:table-cell>
          <table:table-cell table:style-name="ce2" office:value-type="string" calcext:value-type="string">
            <text:p>dott: dott: </text:p>
          </table:table-cell>
          <table:table-cell/>
          <table:table-cell table:style-name="ce3" office:value-type="string" calcext:value-type="string">
            <text:p>24 Dec 1743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669" calcext:value-type="float">
            <text:p>1669</text:p>
          </table:table-cell>
          <table:table-cell table:style-name="ce1" office:value-type="string" calcext:value-type="string">
            <text:p>Head </text:p>
          </table:table-cell>
          <table:table-cell table:style-name="ce2" office:value-type="string" calcext:value-type="string">
            <text:p>prob. erichsdr; d. 1759-01-04 age 8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areta </text:p>
          </table:table-cell>
          <table:table-cell table:style-name="ce2" office:value-type="string" calcext:value-type="string">
            <text:p>Pigan ifrån Smeds i Bergby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8 <text:s text:c="4"/>kåskeby dahlkar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Ha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13 Jan 168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2-02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ug 168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string" calcext:value-type="string">
            <text:p>May 1667 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simonsdr; hans simonssons änka</text:p>
          </table:table-cell>
          <table:table-cell/>
          <table:table-cell table:style-name="ce8" office:value-type="string" calcext:value-type="string">
            <text:p>1751-05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Mar 172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Aug 1720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b. 1753-01-0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ott. Son</text:p>
          </table:table-cell>
          <table:table-cell/>
          <table:table-cell table:style-name="ce3" office:value-type="string" calcext:value-type="string">
            <text:p>20 Aug 1734 </text:p>
          </table:table-cell>
          <table:table-cell table:style-name="ce2" office:value-type="string" calcext:value-type="string">
            <text:p>Daughter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Daughter's 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 dott:</text:p>
          </table:table-cell>
          <table:table-cell/>
          <table:table-cell table:style-name="ce3" office:value-type="string" calcext:value-type="string">
            <text:p>09 Sep 1732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19 Dec 173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21" calcext:value-type="float">
            <text:p>1721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ru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Feb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ras dotter</text:p>
          </table:table-cell>
          <table:table-cell/>
          <table:table-cell table:style-name="ce3" office:value-type="string" calcext:value-type="string">
            <text:p>Jun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areta </text:p>
          </table:table-cell>
          <table:table-cell table:style-name="ce2" office:value-type="string" calcext:value-type="string">
            <text:p>Swär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69 <text:s text:c="4"/>kåskeby nickone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Josephsson </text:p>
          </table:table-cell>
          <table:table-cell table:number-columns-repeated="2"/>
          <table:table-cell table:style-name="ce3" office:value-type="string" calcext:value-type="string">
            <text:p>Sep 1678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59-01-01 age 8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n 169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Feb 172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attsson md. <text:s/>brit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Dec 172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ge 3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Nov 171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 Hustru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staffansdr of mäkepä; md. mattz 1754-09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5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54-09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Nov 1756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56-11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eng</text:p>
          </table:table-cell>
          <table:table-cell table:number-columns-repeated="2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0 <text:s text:c="4"/>kåskeby soldater och inhyse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Rosenlund </text:p>
          </table:table-cell>
          <table:table-cell table:number-columns-repeated="2"/>
          <table:table-cell table:style-name="ce3" office:value-type="string" calcext:value-type="string">
            <text:p>Sep 171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8 Aug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Rosendahl </text:p>
          </table:table-cell>
          <table:table-cell table:number-columns-repeated="2"/>
          <table:table-cell table:style-name="ce3" office:value-type="float" office:value="1713" calcext:value-type="float">
            <text:p>1713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11" calcext:value-type="float">
            <text:p>1711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isac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17 Aug 173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8" office:value-type="string" calcext:value-type="string">
            <text:p>1753-08-1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tz Palmberg </text:p>
          </table:table-cell>
          <table:table-cell table:number-columns-repeated="2"/>
          <table:table-cell table:style-name="ce3" office:value-type="string" calcext:value-type="string">
            <text:p>Sep 1715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gabrielsson palmberg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ussann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22" calcext:value-type="float">
            <text:p>1722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årtensdr; d. 1757-06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Dec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7 Sep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12 Jul 175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attsdr; d. 1753-08-24</text:p>
          </table:table-cell>
          <table:table-cell/>
          <table:table-cell table:style-name="ce8" office:value-type="string" calcext:value-type="string">
            <text:p>1753-08-2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1 <text:s text:c="4"/>kåskeby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taphan</text:p>
          </table:table-cell>
          <table:table-cell table:style-name="ce2" office:value-type="string" calcext:value-type="string">
            <text:p>Ryttaren</text:p>
          </table:table-cell>
          <table:table-cell/>
          <table:table-cell table:style-name="ce3" office:value-type="float" office:value="1675" calcext:value-type="float">
            <text:p>1675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årtensson; d. 1758-11-22 age 8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y 168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d. 176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 Mårtensdotter</text:p>
          </table:table-cell>
          <table:table-cell table:style-name="ce2" office:value-type="string" calcext:value-type="string">
            <text:p>Änkan hos Sippus</text:p>
          </table:table-cell>
          <table:table-cell/>
          <table:table-cell table:style-name="ce3" office:value-type="string" calcext:value-type="string">
            <text:p>Oct 169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not a per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 F Diervald</text:p>
          </table:table-cell>
          <table:table-cell table:style-name="ce2" office:value-type="string" calcext:value-type="string">
            <text:p>Comisions Lantmäteren Her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with Fru _ _ _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2 <text:s text:c="4"/>miemosby jufv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Mathson </text:p>
          </table:table-cell>
          <table:table-cell table:number-columns-repeated="2"/>
          <table:table-cell table:style-name="ce3" office:value-type="string" calcext:value-type="string">
            <text:p>May 169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Wändl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1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 of lom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Sep 172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Johsdr. Wäst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25 Jul 1724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d. 1758-01-18</text:p>
          </table:table-cell>
          <table:table-cell/>
          <table:table-cell table:style-name="ce8" office:value-type="string" calcext:value-type="string">
            <text:p>1758-01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2 <text:s text:c="4"/>miemosby miemo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Michelsson </text:p>
          </table:table-cell>
          <table:table-cell table:number-columns-repeated="2"/>
          <table:table-cell table:style-name="ce3" office:value-type="string" calcext:value-type="string">
            <text:p>Jul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03" calcext:value-type="float">
            <text:p>1703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Apr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Jul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May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28 Jun 172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70" calcext:value-type="float">
            <text:p>1670</text:p>
          </table:table-cell>
          <table:table-cell/>
          <table:table-cell table:style-name="ce1" office:value-type="string" calcext:value-type="string">
            <text:p>no bur</text:p>
          </table:table-cell>
          <table:table-cell/>
          <table:table-cell table:style-name="ce8" office:value-type="string" calcext:value-type="string">
            <text:p>1754-08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3 <text:s text:c="4"/>miemosby tun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eurman</text:p>
          </table:table-cell>
          <table:table-cell table:style-name="ce2" office:value-type="string" calcext:value-type="string">
            <text:p>Fältwäb: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line for wife; but without nam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ampel </text:p>
          </table:table-cell>
          <table:table-cell table:style-name="ce2" office:value-type="string" calcext:value-type="string">
            <text:p>Feltweb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. 1718-03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rijkberg; b. 1715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acob Fromholt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48-10-1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52-09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tharina </text:p>
          </table:table-cell>
          <table:table-cell table:style-name="ce2" office:value-type="string" calcext:value-type="string">
            <text:p>Svag.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of Olofsson </text:p>
          </table:table-cell>
          <table:table-cell table:style-name="ce2" office:value-type="string" calcext:value-type="string">
            <text:p>Landbonden</text:p>
          </table:table-cell>
          <table:table-cell/>
          <table:table-cell table:style-name="ce3" office:value-type="string" calcext:value-type="string">
            <text:p>22 Feb 172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float" office:value="1727" calcext:value-type="float">
            <text:p>1727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Sep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Heikins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4 <text:s text:c="4"/>miemosby miemo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Landbonden</text:p>
          </table:table-cell>
          <table:table-cell/>
          <table:table-cell table:style-name="ce3" office:value-type="float" office:value="1712" calcext:value-type="float">
            <text:p>1712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gustaf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sigfersdr; age 35 or b. 1712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5" calcext:value-type="float">
            <text:p>1745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55-08-2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b:dr</text:p>
          </table:table-cell>
          <table:table-cell/>
          <table:table-cell table:style-name="ce3" office:value-type="float" office:value="1720" calcext:value-type="float">
            <text:p>1720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/>
          <table:table-cell table:style-name="ce2" office:value-type="string" calcext:value-type="string">
            <text:p>anddr; d. 1758-02-19; carl michelssons änk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gdale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4 Aug 1724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Dina </text:p>
          </table:table-cell>
          <table:table-cell table:style-name="ce2" office:value-type="string" calcext:value-type="string">
            <text:p>Pig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. 1719-1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5 <text:s text:c="4"/>miemosby kroks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Andersson </text:p>
          </table:table-cell>
          <table:table-cell table:number-columns-repeated="2"/>
          <table:table-cell table:style-name="ce3" office:value-type="string" calcext:value-type="string">
            <text:p>10 Jan 172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21" calcext:value-type="float">
            <text:p>1721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Feb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May 174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style-name="ce2" office:value-type="string" calcext:value-type="string">
            <text:p>jacobsdr; age 6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gdalena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 office:value-type="string" calcext:value-type="string">
            <text:p>04 Aug 1724 </text:p>
          </table:table-cell>
          <table:table-cell table:style-name="ce2" office:value-type="string" calcext:value-type="string">
            <text:p>Wife's Sister</text:p>
          </table:table-cell>
          <table:table-cell table:style-name="ce2" office:value-type="string" calcext:value-type="string">
            <text:p>andersdr wibeck of miemus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5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erichsson b. 1754-08-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6 <text:s text:c="4"/>miemosby karjalai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Mårte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Aug 169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55-03-08</text:p>
          </table:table-cell>
          <table:table-cell/>
          <table:table-cell table:style-name="ce7" office:value-type="float" office:value="1755" calcext:value-type="float">
            <text:p>17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00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16 Oct 173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abrahamsson</text:p>
          </table:table-cell>
          <table:table-cell/>
          <table:table-cell table:style-name="ce8" office:value-type="string" calcext:value-type="string">
            <text:p>1754-03-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string" calcext:value-type="string">
            <text:p>Dec 1734 </text:p>
          </table:table-cell>
          <table:table-cell table:style-name="ce2" office:value-type="string" calcext:value-type="string">
            <text:p>Son in law's wife;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Nov 175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Nov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Jun 170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7 <text:s text:c="4"/>miemosby grims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Andersson </text:p>
          </table:table-cell>
          <table:table-cell table:number-columns-repeated="2"/>
          <table:table-cell table:style-name="ce3" office:value-type="string" calcext:value-type="string">
            <text:p>Dec 1695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b. 1695-09-11 Lot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0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Car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Oct 1724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attsson; b. 1724-10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Feb 1724 </text:p>
          </table:table-cell>
          <table:table-cell table:style-name="ce2" office:value-type="string" calcext:value-type="string">
            <text:p>Daughter in law</text:p>
          </table:table-cell>
          <table:table-cell table:style-name="ce2" office:value-type="string" calcext:value-type="string">
            <text:p>Mickelsdotter; b. 1723-02-1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Dec 173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Mar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2" calcext:value-type="float">
            <text:p>1742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ul 174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adott</text:p>
          </table:table-cell>
          <table:table-cell/>
          <table:table-cell table:style-name="ce3" office:value-type="string" calcext:value-type="string">
            <text:p>13 Sep 1749 </text:p>
          </table:table-cell>
          <table:table-cell table:style-name="ce2" office:value-type="string" calcext:value-type="string">
            <text:p>Son's Daughter </text:p>
          </table:table-cell>
          <table:table-cell table:style-name="ce1" office:value-type="string" calcext:value-type="string">
            <text:p>Car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string" calcext:value-type="string">
            <text:p>24 Dec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9" office:value-type="string" calcext:value-type="string">
            <text:p>12 Jul 17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Sonason Död</text:p>
          </table:table-cell>
          <table:table-cell/>
          <table:table-cell table:style-name="ce3" office:value-type="string" calcext:value-type="string">
            <text:p>14 Sep 1750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Carlsson</text:p>
          </table:table-cell>
          <table:table-cell/>
          <table:table-cell table:style-name="ce9" office:value-type="string" calcext:value-type="string">
            <text:p>13 Aug 17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8 <text:s text:c="4"/>miemosby grim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Lisasson </text:p>
          </table:table-cell>
          <table:table-cell table:number-columns-repeated="2"/>
          <table:table-cell table:style-name="ce3" office:value-type="string" calcext:value-type="string">
            <text:p>1699 </text:p>
          </table:table-cell>
          <table:table-cell/>
          <table:table-cell table:style-name="ce2" office:value-type="string" calcext:value-type="string">
            <text:p>erichsson; b. 1699-01 next kbok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usanna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170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Dec 173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9 Nov 173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1" office:value-type="string" calcext:value-type="string">
            <text:p>Måg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b. 1728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ichelsson </text:p>
          </table:table-cell>
          <table:table-cell table:number-columns-repeated="2"/>
          <table:table-cell table:style-name="ce3" office:value-type="string" calcext:value-type="string">
            <text:p>Sep 171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ar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Jun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7 Mar 173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Häggström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Sep 1702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age 59</text:p>
          </table:table-cell>
          <table:table-cell/>
          <table:table-cell table:style-name="ce8" office:value-type="string" calcext:value-type="string">
            <text:p>1751-12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next line for dotter; no nam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79 <text:s text:c="4"/>miemosby hus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Daniel Mathson </text:p>
          </table:table-cell>
          <table:table-cell table:number-columns-repeated="2"/>
          <table:table-cell table:style-name="ce3" office:value-type="string" calcext:value-type="string">
            <text:p>11 Aug 169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ar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679 </text:p>
          </table:table-cell>
          <table:table-cell table:style-name="ce1" office:value-type="string" calcext:value-type="string">
            <text:p>Wife </text:p>
          </table:table-cell>
          <table:table-cell table:style-name="ce1"/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. Isakzdr</text:p>
          </table:table-cell>
          <table:table-cell table:style-name="ce2" office:value-type="string" calcext:value-type="string">
            <text:p>Änk</text:p>
          </table:table-cell>
          <table:table-cell/>
          <table:table-cell table:style-name="ce3" office:value-type="string" calcext:value-type="string">
            <text:p>Oct 1687 </text:p>
          </table:table-cell>
          <table:table-cell table:style-name="ce1" office:value-type="string" calcext:value-type="string">
            <text:p>Head </text:p>
          </table:table-cell>
          <table:table-cell table:style-name="ce1" office:value-type="string" calcext:value-type="string">
            <text:p>no bur</text:p>
          </table:table-cell>
          <table:table-cell/>
          <table:table-cell table:style-name="ce7" office:value-type="float" office:value="1752" calcext:value-type="float">
            <text:p>175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isa Åkesdott</text:p>
          </table:table-cell>
          <table:table-cell table:style-name="ce2" office:value-type="string" calcext:value-type="string">
            <text:p>Död Änk</text:p>
          </table:table-cell>
          <table:table-cell/>
          <table:table-cell table:style-name="ce3" office:value-type="float" office:value="1669" calcext:value-type="float">
            <text:p>1669</text:p>
          </table:table-cell>
          <table:table-cell table:style-name="ce1" office:value-type="string" calcext:value-type="string">
            <text:p>Head </text:p>
          </table:table-cell>
          <table:table-cell table:style-name="ce1" office:value-type="string" calcext:value-type="string">
            <text:p>which widow died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Stenberg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1" office:value-type="string" calcext:value-type="string">
            <text:p>dau also d. 1754-03-27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tharina </text:p>
          </table:table-cell>
          <table:table-cell table:style-name="ce2" office:value-type="string" calcext:value-type="string">
            <text:p>H Död</text:p>
          </table:table-cell>
          <table:table-cell/>
          <table:table-cell table:style-name="ce3" office:value-type="string" calcext:value-type="string">
            <text:p>17xx</text:p>
          </table:table-cell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wigsell; md lars stenberg who d. 1756-04-28</text:p>
          </table:table-cell>
          <table:table-cell/>
          <table:table-cell table:style-name="ce8" office:value-type="string" calcext:value-type="string">
            <text:p>1754-03-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0 <text:s text:c="4"/>mäkipä andtåhl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Isaksson </text:p>
          </table:table-cell>
          <table:table-cell table:number-columns-repeated="2"/>
          <table:table-cell table:style-name="ce3" office:value-type="string" calcext:value-type="string">
            <text:p>Sep 1711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1707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erichsdr; md. 1734-12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35-09-0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. ifrån Andiala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Aug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Sep 1741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41-09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öd Sust:</text:p>
          </table:table-cell>
          <table:table-cell/>
          <table:table-cell table:style-name="ce3" office:value-type="float" office:value="1687" calcext:value-type="float">
            <text:p>1687</text:p>
          </table:table-cell>
          <table:table-cell table:style-name="ce1" office:value-type="string" calcext:value-type="string">
            <text:p>Sister </text:p>
          </table:table-cell>
          <table:table-cell table:style-name="ce2" office:value-type="string" calcext:value-type="string">
            <text:p>anna bertilsdr; erich anderssons änka</text:p>
          </table:table-cell>
          <table:table-cell/>
          <table:table-cell table:style-name="ce8" office:value-type="string" calcext:value-type="string">
            <text:p>1752-10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Feb 1707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0 Apr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1 <text:s text:c="4"/>mäkipä grägg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Mathson </text:p>
          </table:table-cell>
          <table:table-cell table:number-columns-repeated="2"/>
          <table:table-cell table:style-name="ce3" office:value-type="string" calcext:value-type="string">
            <text:p>Nov 170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n 1711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ndersdr; d. 1773-09-01 age 6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Oct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Sep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Mar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sep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Jul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Feb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ärta </text:p>
          </table:table-cell>
          <table:table-cell table:style-name="ce2" office:value-type="string" calcext:value-type="string">
            <text:p>Död Änkan</text:p>
          </table:table-cell>
          <table:table-cell/>
          <table:table-cell table:style-name="ce3" office:value-type="string" calcext:value-type="string">
            <text:p>Apr 1683 </text:p>
          </table:table-cell>
          <table:table-cell/>
          <table:table-cell table:style-name="ce2" office:value-type="string" calcext:value-type="string">
            <text:p>märta erichsdr; johan nilssons änka</text:p>
          </table:table-cell>
          <table:table-cell/>
          <table:table-cell table:style-name="ce8" office:value-type="string" calcext:value-type="string">
            <text:p>1754-04-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raël </text:p>
          </table:table-cell>
          <table:table-cell table:style-name="ce2" office:value-type="string" calcext:value-type="string">
            <text:p>dr. gåssen</text:p>
          </table:table-cell>
          <table:table-cell/>
          <table:table-cell table:style-name="ce3" office:value-type="float" office:value="1737" calcext:value-type="float">
            <text:p>1737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9 Jul 173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</text:p>
          </table:table-cell>
          <table:table-cell table:style-name="ce2" office:value-type="string" calcext:value-type="string">
            <text:p>Änckian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Sep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Mar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Feb 173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gneta</text:p>
          </table:table-cell>
          <table:table-cell table:style-name="ce2" office:value-type="string" calcext:value-type="string">
            <text:p>Pigan ifn Bängs i Rekipeldo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. 17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2 <text:s text:c="4"/>mäkipä gamma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taphan Mathson </text:p>
          </table:table-cell>
          <table:table-cell table:number-columns-repeated="2"/>
          <table:table-cell table:style-name="ce3" office:value-type="string" calcext:value-type="string">
            <text:p>Dec 1699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69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Feb 172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taff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06 Nov 1726</text:p>
          </table:table-cell>
          <table:table-cell table:style-name="ce1" office:value-type="string" calcext:value-type="string">
            <text:p>Son’s wife</text:p>
          </table:table-cell>
          <table:table-cell table:style-name="ce1" office:value-type="string" calcext:value-type="string">
            <text:p>matt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8 Sep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Mod</text:p>
          </table:table-cell>
          <table:table-cell/>
          <table:table-cell table:style-name="ce3" office:value-type="float" office:value="1685" calcext:value-type="float">
            <text:p>1685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Dott</text:p>
          </table:table-cell>
          <table:table-cell/>
          <table:table-cell table:style-name="ce3" office:value-type="string" calcext:value-type="string">
            <text:p>22 Feb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 Dott</text:p>
          </table:table-cell>
          <table:table-cell/>
          <table:table-cell table:style-name="ce3" office:value-type="string" calcext:value-type="string">
            <text:p>24 Oct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8" office:value-type="string" calcext:value-type="string">
            <text:p>1750-08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Sona dotter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 ifrån Buddas i Lomby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3 <text:s text:c="4"/>mäkipä wöråborg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Tundus</text:p>
          </table:table-cell>
          <table:table-cell table:style-name="ce2" office:value-type="string" calcext:value-type="string">
            <text:p>H: Comministen</text:p>
          </table:table-cell>
          <table:table-cell/>
          <table:table-cell table:style-name="ce3" office:value-type="string" calcext:value-type="string">
            <text:p>15 May 1708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Olof Tunäs in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 Maria Quist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01 May 170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. Carling </text:p>
          </table:table-cell>
          <table:table-cell table:style-name="ce2" office:value-type="string" calcext:value-type="string">
            <text:p>Mag:</text:p>
          </table:table-cell>
          <table:table-cell/>
          <table:table-cell table:style-name="ce3" office:value-type="string" calcext:value-type="string">
            <text:p>08 Feb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Tund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02 Jan 173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n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Aug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au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Jul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hias </text:p>
          </table:table-cell>
          <table:table-cell table:style-name="ce2" office:value-type="string" calcext:value-type="string">
            <text:p>Död Dotter Son</text:p>
          </table:table-cell>
          <table:table-cell/>
          <table:table-cell table:style-name="ce3" office:value-type="string" calcext:value-type="string">
            <text:p>27 Jul 1750 </text:p>
          </table:table-cell>
          <table:table-cell table:style-name="ce2" office:value-type="string" calcext:value-type="string">
            <text:p>Daughter's Son </text:p>
          </table:table-cell>
          <table:table-cell table:style-name="ce1" office:value-type="string" calcext:value-type="string">
            <text:p>andersson</text:p>
          </table:table-cell>
          <table:table-cell/>
          <table:table-cell table:style-name="ce8" office:value-type="string" calcext:value-type="string">
            <text:p>1751-02-2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 Cathari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4 Jun 174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olof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Ulric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2 Jun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aus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16 Feb 1752 </text:p>
          </table:table-cell>
          <table:table-cell table:style-name="ce2" office:value-type="string" calcext:value-type="string">
            <text:p>Daughter's Son </text:p>
          </table:table-cell>
          <table:table-cell table:style-name="ce2" office:value-type="string" calcext:value-type="string">
            <text:p>carling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Rothenberg </text:p>
          </table:table-cell>
          <table:table-cell table:style-name="ce2" office:value-type="string" calcext:value-type="string">
            <text:p>Jungfru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Jun 1729 </text:p>
          </table:table-cell>
          <table:table-cell table:style-name="ce2" office:value-type="string" calcext:value-type="string">
            <text:p>S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Dec 1732 </text:p>
          </table:table-cell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</text:p>
          </table:table-cell>
          <table:table-cell table:style-name="ce2" office:value-type="string" calcext:value-type="string">
            <text:p>Pig ifr. Lillkolax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 office:value-type="string" calcext:value-type="string">
            <text:p>25 Feb 1741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</text:p>
          </table:table-cell>
          <table:table-cell table:style-name="ce1" office:value-type="string" calcext:value-type="string">
            <text:p>Dräng ifrån Vart I Kersins?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1 Dec 172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ha Norbergsdr.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32" calcext:value-type="float">
            <text:p>1732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eorg Salander </text:p>
          </table:table-cell>
          <table:table-cell table:style-name="ce2" office:value-type="string" calcext:value-type="string">
            <text:p>Syst. Son</text:p>
          </table:table-cell>
          <table:table-cell/>
          <table:table-cell table:style-name="ce3" office:value-type="string" calcext:value-type="string">
            <text:p>Feb 1741 </text:p>
          </table:table-cell>
          <table:table-cell table:style-name="ce2" office:value-type="string" calcext:value-type="string">
            <text:p>Sister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gneta Josephsdr. </text:p>
          </table:table-cell>
          <table:table-cell table:number-columns-repeated="2"/>
          <table:table-cell table:style-name="ce3" office:value-type="string" calcext:value-type="string">
            <text:p>Dec 1687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Sep 172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ars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</text:p>
          </table:table-cell>
          <table:table-cell table:style-name="ce2" office:value-type="string" calcext:value-type="string">
            <text:p>dr ifn Ehrs i Palfvis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4 <text:s text:c="4"/>mäkipä säpp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Isaksson </text:p>
          </table:table-cell>
          <table:table-cell table:number-columns-repeated="2"/>
          <table:table-cell table:style-name="ce3" office:value-type="string" calcext:value-type="string">
            <text:p>14 Feb 171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n 172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Jan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8 Feb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30 Sep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28" calcext:value-type="float">
            <text:p>172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ohansson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Head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5 <text:s text:c="4"/>mäkipä storlund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Åkesson </text:p>
          </table:table-cell>
          <table:table-cell table:number-columns-repeated="2"/>
          <table:table-cell table:style-name="ce3" office:value-type="string" calcext:value-type="string">
            <text:p>May 169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68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Nov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Nov 172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3 Oct 172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2 Feb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Lund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5 <text:s text:c="4"/>mäkipä ohl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Mathson</text:p>
          </table:table-cell>
          <table:table-cell table:number-columns-repeated="2"/>
          <table:table-cell table:style-name="ce3" office:value-type="string" calcext:value-type="string">
            <text:p>22 Jul 1710 </text:p>
          </table:table-cell>
          <table:table-cell/>
          <table:table-cell table:style-name="ce2"/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2 Aug 171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string" calcext:value-type="string">
            <text:p>20 Sep 1671 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simonsdr; matts johanssons änka</text:p>
          </table:table-cell>
          <table:table-cell/>
          <table:table-cell table:style-name="ce8" office:value-type="string" calcext:value-type="string">
            <text:p>1752-07-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3 Dec 1722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23 Feb 174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</text:p>
          </table:table-cell>
          <table:table-cell table:style-name="ce1" office:value-type="string" calcext:value-type="string">
            <text:p>Dränge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Ring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0 Apr 1704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Syster Dr</text:p>
          </table:table-cell>
          <table:table-cell/>
          <table:table-cell table:style-name="ce3" office:value-type="string" calcext:value-type="string">
            <text:p>15 Nov 1746 </text:p>
          </table:table-cell>
          <table:table-cell/>
          <table:table-cell table:style-name="ce2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6 <text:s text:c="4"/>mäkipä lillund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Wörgren</text:p>
          </table:table-cell>
          <table:table-cell table:style-name="ce2" office:value-type="string" calcext:value-type="string">
            <text:p>Munsterskrifv</text:p>
          </table:table-cell>
          <table:table-cell/>
          <table:table-cell table:style-name="ce3" office:value-type="string" calcext:value-type="string">
            <text:p>Nov 1713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nders w.; md to Catharina Pensin who died 1748-04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 Marg. Auli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725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ti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Nov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areth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1 Oct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2 Dec 173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9 Nov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>
            <text:p>not a per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. Wennerström </text:p>
          </table:table-cell>
          <table:table-cell table:style-name="ce2" office:value-type="string" calcext:value-type="string">
            <text:p>Munsterskrifv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Fredrick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landbonden</text:p>
          </table:table-cell>
          <table:table-cell/>
          <table:table-cell table:style-name="ce3" office:value-type="string" calcext:value-type="string">
            <text:p>Oct 171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pä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ug 1710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6 Feb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8" office:value-type="string" calcext:value-type="string">
            <text:p>1750-09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Moder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 office:value-type="float" office:value="1752" calcext:value-type="float">
            <text:p>175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8 Aug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7 <text:s text:c="4"/>mäkipä murcka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oha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Jul 169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53-08-11</text:p>
          </table:table-cell>
          <table:table-cell/>
          <table:table-cell table:style-name="ce10" office:value-type="string" calcext:value-type="string">
            <text:p>1753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Sep 169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2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Dec 1721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5 Feb 1727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 Gåss</text:p>
          </table:table-cell>
          <table:table-cell/>
          <table:table-cell table:style-name="ce3" office:value-type="string" calcext:value-type="string">
            <text:p>06 Mar 1731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ichelsson of jörel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</text:p>
          </table:table-cell>
          <table:table-cell table:style-name="ce1" office:value-type="string" calcext:value-type="string">
            <text:p>Död Sonadotter</text:p>
          </table:table-cell>
          <table:table-cell/>
          <table:table-cell table:style-name="ce3" office:value-type="string" calcext:value-type="string">
            <text:p>01 Apr 1750</text:p>
          </table:table-cell>
          <table:table-cell table:style-name="ce2" office:value-type="string" calcext:value-type="string">
            <text:p>Son's Daughter</text:p>
          </table:table-cell>
          <table:table-cell table:style-name="ce1" office:value-type="string" calcext:value-type="string">
            <text:p>mattsdr</text:p>
          </table:table-cell>
          <table:table-cell/>
          <table:table-cell table:style-name="ce8" office:value-type="string" calcext:value-type="string">
            <text:p>1752-02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 office:value-type="string" calcext:value-type="string">
            <text:p>19 Dec 1740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ichelsson of berg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rick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</text:p>
          </table:table-cell>
          <table:table-cell table:style-name="ce1" office:value-type="string" calcext:value-type="string">
            <text:p>Gosse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8 <text:s text:c="4"/>mäkipä murcka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Jacobsson </text:p>
          </table:table-cell>
          <table:table-cell table:number-columns-repeated="2"/>
          <table:table-cell table:style-name="ce3" office:value-type="string" calcext:value-type="string">
            <text:p>14 Feb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03 Sep 170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Nov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Nov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7 Nov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Jul 1713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float" office:value="1718" calcext:value-type="float">
            <text:p>171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Fredrich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8 Nov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Mar 1683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taffan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Feb 1731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Änkä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89 <text:s text:c="4"/>mäkipä soldater och inhyse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nes Ekqvist </text:p>
          </table:table-cell>
          <table:table-cell table:number-columns-repeated="2"/>
          <table:table-cell table:style-name="ce3" office:value-type="string" calcext:value-type="string">
            <text:p>21 May 1695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johan johansson ekqvist</text:p>
          </table:table-cell>
          <table:table-cell/>
          <table:table-cell table:style-name="ce8" office:value-type="string" calcext:value-type="string">
            <text:p>1752-10-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97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; d. 1773-06-05 age 8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# rearranged dates in next four line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4" office:value-type="string" calcext:value-type="string">
            <text:p>Feb 1742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; mother of marget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7 Apr 1736</text:p>
          </table:table-cell>
          <table:table-cell table:style-name="ce1" office:value-type="string" calcext:value-type="string">
            <text:p>Daughter </text:p>
          </table:table-cell>
          <table:table-cell table:style-name="ce5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 Dotter</text:p>
          </table:table-cell>
          <table:table-cell/>
          <table:table-cell table:style-name="ce3" office:value-type="string" calcext:value-type="string">
            <text:p>31 Apr 1746</text:p>
          </table:table-cell>
          <table:table-cell table:style-name="ce2" office:value-type="string" calcext:value-type="string">
            <text:p>Daughter's Daughter</text:p>
          </table:table-cell>
          <table:table-cell table:style-name="ce1" office:value-type="string" calcext:value-type="string">
            <text:p>maria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l Ekström </text:p>
          </table:table-cell>
          <table:table-cell table:style-name="ce2" office:value-type="string" calcext:value-type="string">
            <text:p>Sold</text:p>
          </table:table-cell>
          <table:table-cell/>
          <table:table-cell table:style-name="ce3" office:value-type="string" calcext:value-type="string">
            <text:p>Dec 1719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by 175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25" calcext:value-type="float">
            <text:p>1725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simonsdr; b. 1725-02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Swäg</text:p>
          </table:table-cell>
          <table:table-cell/>
          <table:table-cell table:style-name="ce3" office:value-type="string" calcext:value-type="string">
            <text:p>01 Jan 1736 </text:p>
          </table:table-cell>
          <table:table-cell table:style-name="ce2" office:value-type="string" calcext:value-type="string">
            <text:p>Sister in law</text:p>
          </table:table-cell>
          <table:table-cell table:style-name="ce2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Apr 174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ars Tornfiäld</text:p>
          </table:table-cell>
          <table:table-cell table:number-columns-repeated="2"/>
          <table:table-cell table:style-name="ce3"/>
          <table:table-cell/>
          <table:table-cell table:style-name="ce1"/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Wändil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float" office:value="1707" calcext:value-type="float">
            <text:p>1707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Oct 174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la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 office:value-type="float" office:value="1695" calcext:value-type="float">
            <text:p>1695</text:p>
          </table:table-cell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0 <text:s text:c="4"/>mäkipä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Sold. Änk.</text:p>
          </table:table-cell>
          <table:table-cell/>
          <table:table-cell table:style-name="ce3" office:value-type="string" calcext:value-type="string">
            <text:p>May 1714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ari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Oct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2 Feb 174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cari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Jan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hson </text:p>
          </table:table-cell>
          <table:table-cell table:number-columns-repeated="2"/>
          <table:table-cell table:style-name="ce3" office:value-type="string" calcext:value-type="string">
            <text:p>May 1683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no bur</text:p>
          </table:table-cell>
          <table:table-cell/>
          <table:table-cell table:style-name="ce7" office:value-type="float" office:value="1751" calcext:value-type="float">
            <text:p>17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8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Mathdr.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style-name="ce2" office:value-type="string" calcext:value-type="string">
            <text:p>not a per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Johansson </text:p>
          </table:table-cell>
          <table:table-cell table:style-name="ce2" office:value-type="string" calcext:value-type="string">
            <text:p>Sogen? Smed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Erich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umenén </text:p>
          </table:table-cell>
          <table:table-cell table:style-name="ce2" office:value-type="string" calcext:value-type="string">
            <text:p>Skäcklaren?</text:p>
          </table:table-cell>
          <table:table-cell/>
          <table:table-cell table:style-name="ce3" office:value-type="string" calcext:value-type="string">
            <text:p>Jun 1700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Image Not Clear 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Greta Jurelia</text:p>
          </table:table-cell>
          <table:table-cell table:style-name="ce2" office:value-type="string" calcext:value-type="string">
            <text:p>Hustr: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iron </text:p>
          </table:table-cell>
          <table:table-cell table:style-name="ce2" office:value-type="string" calcext:value-type="string">
            <text:p>Sold: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johan sir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1 <text:s text:c="4"/>rökiöby pyta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Michelsson </text:p>
          </table:table-cell>
          <table:table-cell table:number-columns-repeated="2"/>
          <table:table-cell table:style-name="ce3" office:value-type="string" calcext:value-type="string">
            <text:p>Mar 172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25 Jun 172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Modr</text:p>
          </table:table-cell>
          <table:table-cell/>
          <table:table-cell table:style-name="ce3" office:value-type="float" office:value="1685" calcext:value-type="float">
            <text:p>1685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2 Apr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l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string" calcext:value-type="string">
            <text:p>06 Dec 1728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attzson of miemus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5 Oct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Johansdr.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en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2 <text:s text:c="4"/>rökiöby kull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hson </text:p>
          </table:table-cell>
          <table:table-cell table:number-columns-repeated="2"/>
          <table:table-cell table:style-name="ce3" office:value-type="string" calcext:value-type="string">
            <text:p>11 Jan 1730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string" calcext:value-type="string">
            <text:p>Jun 1707 </text:p>
          </table:table-cell>
          <table:table-cell table:style-name="ce2" office:value-type="string" calcext:value-type="string">
            <text:p>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Brod:</text:p>
          </table:table-cell>
          <table:table-cell/>
          <table:table-cell table:style-name="ce3" office:value-type="string" calcext:value-type="string">
            <text:p>14 Oct 1744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Mar 1747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06 Feb 1749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ld: Änk.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1" office:value-type="string" calcext:value-type="string">
            <text:p>Head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 office:value-type="string" calcext:value-type="string">
            <text:p>Sep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 office:value-type="string" calcext:value-type="string">
            <text:p>Oct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3 May 173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71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3 <text:s text:c="4"/>rökiöby an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Wörgreen </text:p>
          </table:table-cell>
          <table:table-cell table:style-name="ce2" office:value-type="string" calcext:value-type="string">
            <text:p>Landsmät:</text:p>
          </table:table-cell>
          <table:table-cell/>
          <table:table-cell table:style-name="ce3" office:value-type="float" office:value="1712" calcext:value-type="float">
            <text:p>1712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prob. matt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Rönholm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14" calcext:value-type="float">
            <text:p>1714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Dec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Rönholm </text:p>
          </table:table-cell>
          <table:table-cell table:style-name="ce2" office:value-type="string" calcext:value-type="string">
            <text:p>Swåg</text:p>
          </table:table-cell>
          <table:table-cell/>
          <table:table-cell table:style-name="ce3"/>
          <table:table-cell table:style-name="ce2" office:value-type="string" calcext:value-type="string">
            <text:p>Brother in law</text:p>
          </table:table-cell>
          <table:table-cell table:style-name="ce2" office:value-type="string" calcext:value-type="string">
            <text:p>age 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l Friedrick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Feb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33" calcext:value-type="float">
            <text:p>1733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Landbonden</text:p>
          </table:table-cell>
          <table:table-cell/>
          <table:table-cell table:style-name="ce3" office:value-type="string" calcext:value-type="string">
            <text:p>Sep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Hustr:</text:p>
          </table:table-cell>
          <table:table-cell/>
          <table:table-cell table:style-name="ce3" office:value-type="float" office:value="1712" calcext:value-type="float">
            <text:p>1712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3 Jan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Andersson </text:p>
          </table:table-cell>
          <table:table-cell table:style-name="ce2"/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Sver M: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4 <text:s text:c="4"/>rökiöby räx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Andersson </text:p>
          </table:table-cell>
          <table:table-cell table:number-columns-repeated="2"/>
          <table:table-cell table:style-name="ce3" office:value-type="string" calcext:value-type="string">
            <text:p>Jul 1720 </text:p>
          </table:table-cell>
          <table:table-cell/>
          <table:table-cell table:style-name="ce2" office:value-type="string" calcext:value-type="string">
            <text:p>md. 1745-12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17 Aug 1726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simonsdr of jöral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ertrud</text:p>
          </table:table-cell>
          <table:table-cell table:style-name="ce1" office:value-type="string" calcext:value-type="string">
            <text:p>Mod: död</text:p>
          </table:table-cell>
          <table:table-cell/>
          <table:table-cell table:style-name="ce3"/>
          <table:table-cell table:style-name="ce2" office:value-type="string" calcext:value-type="string">
            <text:p>Mother</text:p>
          </table:table-cell>
          <table:table-cell table:style-name="ce2" office:value-type="string" calcext:value-type="string">
            <text:p>d. 10-09; erichsdr; anders jacobssons änka</text:p>
          </table:table-cell>
          <table:table-cell/>
          <table:table-cell table:style-name="ce8" office:value-type="string" calcext:value-type="string">
            <text:p>1754-10-0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Brod</text:p>
          </table:table-cell>
          <table:table-cell/>
          <table:table-cell table:style-name="ce3" office:value-type="string" calcext:value-type="string">
            <text:p>17 May 172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09 Jun 172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Jan 1735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Dec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0 Mar 1730 </text:p>
          </table:table-cell>
          <table:table-cell/>
          <table:table-cell table:style-name="ce2" office:value-type="string" calcext:value-type="string">
            <text:p>Marcu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Jan 175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4 Dec 175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5 <text:s text:c="4"/>rökiöby höije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Johansson </text:p>
          </table:table-cell>
          <table:table-cell table:number-columns-repeated="2"/>
          <table:table-cell table:style-name="ce3" office:value-type="string" calcext:value-type="string">
            <text:p>Mar 171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11" calcext:value-type="float">
            <text:p>1711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: död</text:p>
          </table:table-cell>
          <table:table-cell/>
          <table:table-cell table:style-name="ce3" office:value-type="string" calcext:value-type="string">
            <text:p>Aug 1679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Aug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Sep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Sep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7 Mar 1749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8" office:value-type="string" calcext:value-type="string">
            <text:p>1754-08-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e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e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6 <text:s text:c="4"/>rökiöby knut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Isak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Sep 170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9-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711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3 Nov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14 Jan 1750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isak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Jun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3 Sep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1710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ohan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7 <text:s text:c="4"/>rökiöby bram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Erichsson </text:p>
          </table:table-cell>
          <table:table-cell table:number-columns-repeated="2"/>
          <table:table-cell table:style-name="ce3" office:value-type="string" calcext:value-type="string">
            <text:p>Jun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Dec 170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Fad:</text:p>
          </table:table-cell>
          <table:table-cell/>
          <table:table-cell table:style-name="ce3" office:value-type="string" calcext:value-type="string">
            <text:p>Mar 1682 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Mar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1 Nov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8 Feb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yster</text:p>
          </table:table-cell>
          <table:table-cell/>
          <table:table-cell table:style-name="ce3" office:value-type="string" calcext:value-type="string">
            <text:p>Sep 1707 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8 <text:s text:c="4"/>rökiöby smår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Simonsson </text:p>
          </table:table-cell>
          <table:table-cell table:number-columns-repeated="2"/>
          <table:table-cell table:style-name="ce3" office:value-type="string" calcext:value-type="string">
            <text:p>02 Jan1711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95-02-18</text:p>
          </table:table-cell>
          <table:table-cell/>
          <table:table-cell table:style-name="ce8" office:value-type="string" calcext:value-type="string">
            <text:p>1753-12-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geta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u död</text:p>
          </table:table-cell>
          <table:table-cell/>
          <table:table-cell table:style-name="ce3" office:value-type="string" calcext:value-type="string">
            <text:p>Feb 1706 </text:p>
          </table:table-cell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thomasdr; d. 1753-12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string" calcext:value-type="string">
            <text:p>Nov 1676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are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Aug 173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4 Feb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Rahab. </text:p>
          </table:table-cell>
          <table:table-cell table:style-name="ce2" office:value-type="string" calcext:value-type="string">
            <text:p>Pigan döf och dum br</text:p>
          </table:table-cell>
          <table:table-cell/>
          <table:table-cell table:style-name="ce3" office:value-type="string" calcext:value-type="string">
            <text:p>Nov 171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<text:s/>99 <text:s text:c="4"/>rökiöby gamma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ehr Pehrsson </text:p>
          </table:table-cell>
          <table:table-cell table:number-columns-repeated="2"/>
          <table:table-cell table:style-name="ce3" office:value-type="string" calcext:value-type="string">
            <text:p>Jan 171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26 Apr 172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Mar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2 Dec 175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21 Mar 173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 hoos Ingo i Lomby</text:p>
          </table:table-cell>
          <table:table-cell/>
          <table:table-cell table:style-name="ce3" office:value-type="string" calcext:value-type="string">
            <text:p>06 Apr 1731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hind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Kirstina Jacobsdr. </text:p>
          </table:table-cell>
          <table:table-cell table:style-name="ce2" office:value-type="string" calcext:value-type="string">
            <text:p>hos antbrams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taffan grönfelt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new person</text:p>
          </table:table-cell>
          <table:table-cell table:style-name="ce2" office:value-type="string" calcext:value-type="string">
            <text:p>1740-1809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rael Pehrsson </text:p>
          </table:table-cell>
          <table:table-cell table:style-name="ce2"/>
          <table:table-cell/>
          <table:table-cell table:style-name="ce3" office:value-type="string" calcext:value-type="string">
            <text:p>Feb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Oct 172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3 Jun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. död</text:p>
          </table:table-cell>
          <table:table-cell/>
          <table:table-cell table:style-name="ce3" office:value-type="string" calcext:value-type="string">
            <text:p>13 Sep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israelsdr</text:p>
          </table:table-cell>
          <table:table-cell/>
          <table:table-cell table:style-name="ce8" office:value-type="string" calcext:value-type="string">
            <text:p>1750-09-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Brod: hoos Räcks i Rökiå</text:p>
          </table:table-cell>
          <table:table-cell/>
          <table:table-cell table:style-name="ce3" office:value-type="string" calcext:value-type="string">
            <text:p>11 Mar 1730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0 <text:s text:c="4"/>rökiöby antbram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Thomas Pehrsson </text:p>
          </table:table-cell>
          <table:table-cell table:number-columns-repeated="2"/>
          <table:table-cell table:style-name="ce3" office:value-type="string" calcext:value-type="string">
            <text:p>Dec 170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13" calcext:value-type="float">
            <text:p>171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w: Mod:</text:p>
          </table:table-cell>
          <table:table-cell/>
          <table:table-cell table:style-name="ce3" office:value-type="string" calcext:value-type="string">
            <text:p>Dec 1683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hendrsdr; pär larssons änka</text:p>
          </table:table-cell>
          <table:table-cell/>
          <table:table-cell table:style-name="ce8" office:value-type="string" calcext:value-type="string">
            <text:p>1754-09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yst</text:p>
          </table:table-cell>
          <table:table-cell/>
          <table:table-cell table:style-name="ce3" office:value-type="float" office:value="1677" calcext:value-type="float">
            <text:p>1677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9 Jan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2 Feb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</text:p>
          </table:table-cell>
          <table:table-cell table:style-name="ce2" office:value-type="string" calcext:value-type="string">
            <text:p>dr. gåssen</text:p>
          </table:table-cell>
          <table:table-cell/>
          <table:table-cell table:style-name="ce3" office:value-type="float" office:value="1741" calcext:value-type="float">
            <text:p>174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irstin Jacobsdr.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1 <text:s text:c="4"/>rökiöby baggas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hsson </text:p>
          </table:table-cell>
          <table:table-cell table:number-columns-repeated="2"/>
          <table:table-cell table:style-name="ce3" office:value-type="string" calcext:value-type="string">
            <text:p>09 May 169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95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Fad</text:p>
          </table:table-cell>
          <table:table-cell/>
          <table:table-cell table:style-name="ce3" office:value-type="string" calcext:value-type="string">
            <text:p>Mar 1668 </text:p>
          </table:table-cell>
          <table:table-cell table:style-name="ce2" office:value-type="string" calcext:value-type="string">
            <text:p>Father</text:p>
          </table:table-cell>
          <table:table-cell table:style-name="ce2" office:value-type="string" calcext:value-type="string">
            <text:p>simonsson; d. 1757-01-1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Nov 1726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ona Hust</text:p>
          </table:table-cell>
          <table:table-cell/>
          <table:table-cell table:style-name="ce3" office:value-type="string" calcext:value-type="string">
            <text:p>25 May 1730 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hi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Aug 1742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20 Sep 1726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michelsson; md. 1750-11-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11 May 172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3 Sep 1744 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öd Dr: Död</text:p>
          </table:table-cell>
          <table:table-cell/>
          <table:table-cell table:style-name="ce3" office:value-type="string" calcext:value-type="string">
            <text:p>Jan 1730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jacob johan jacobsson; perh. b. 1731-08-02</text:p>
          </table:table-cell>
          <table:table-cell/>
          <table:table-cell table:style-name="ce8" office:value-type="string" calcext:value-type="string">
            <text:p>1751-10-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5 Dec 1750 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Karen</text:p>
          </table:table-cell>
          <table:table-cell table:style-name="ce1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float" office:value="1752" calcext:value-type="float">
            <text:p>1752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mattsson b. 1751-12-1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mattzdr b. 1755-05-2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johansdr; b. 1756-09-04; d. 1757-02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johansson; b. 1752-12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2" office:value-type="string" calcext:value-type="string">
            <text:p>Daughter's Son </text:p>
          </table:table-cell>
          <table:table-cell table:style-name="ce2" office:value-type="string" calcext:value-type="string">
            <text:p>johansson; b. 1755-03-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r; b. 1756-09-04; d. 1757-02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2 <text:s text:c="4"/>rökiöby påh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Math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Aug 171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3-01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Feb 170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n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May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Dec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Sep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Feb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Mar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1" office:value-type="string" calcext:value-type="string">
            <text:p>Brod</text:p>
          </table:table-cell>
          <table:table-cell/>
          <table:table-cell table:style-name="ce3" office:value-type="string" calcext:value-type="string">
            <text:p>Apr 1728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Pig</text:p>
          </table:table-cell>
          <table:table-cell table:number-columns-repeated="2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ckman</text:p>
          </table:table-cell>
          <table:table-cell table:style-name="ce1" office:value-type="string" calcext:value-type="string">
            <text:p>Soldaten</text:p>
          </table:table-cell>
          <table:table-cell/>
          <table:table-cell table:style-name="ce3"/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1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3 <text:s text:c="4"/>rökiöby swä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Thomas Ehrsson </text:p>
          </table:table-cell>
          <table:table-cell table:number-columns-repeated="2"/>
          <table:table-cell table:style-name="ce3" office:value-type="string" calcext:value-type="string">
            <text:p>Nov 171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72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Fad: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float" office:value="1676" calcext:value-type="float">
            <text:p>1676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14 Mar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dott. död</text:p>
          </table:table-cell>
          <table:table-cell/>
          <table:table-cell table:style-name="ce3" office:value-type="string" calcext:value-type="string">
            <text:p>08 Dec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thomasdr</text:p>
          </table:table-cell>
          <table:table-cell/>
          <table:table-cell table:style-name="ce8" office:value-type="string" calcext:value-type="string">
            <text:p>1751-08-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1" calcext:value-type="float">
            <text:p>1751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Jan 1714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Jul 1731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: gåss</text:p>
          </table:table-cell>
          <table:table-cell/>
          <table:table-cell table:style-name="ce3" office:value-type="string" calcext:value-type="string">
            <text:p>Aug 173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lias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3 Apr 172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Larsdr.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Hedman?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 ifn Murkai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4 <text:s text:c="4"/>rökiöby klär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 Hind:son</text:p>
          </table:table-cell>
          <table:table-cell table:number-columns-repeated="2"/>
          <table:table-cell table:style-name="ce3" office:value-type="string" calcext:value-type="string">
            <text:p>February 1702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isac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Dec 170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ör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Sep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5 Jul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ge 3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690" calcext:value-type="float">
            <text:p>169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02 Oct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tårck</text:p>
          </table:table-cell>
          <table:table-cell table:style-name="ce2" office:value-type="string" calcext:value-type="string">
            <text:p>Lieutenants Änc</text:p>
          </table:table-cell>
          <table:table-cell/>
          <table:table-cell table:style-name="ce3" office:value-type="float" office:value="1687" calcext:value-type="float">
            <text:p>1687</text:p>
          </table:table-cell>
          <table:table-cell/>
          <table:table-cell table:style-name="ce2" office:value-type="string" calcext:value-type="string">
            <text:p>lisa storck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5 <text:s text:c="4"/>rökiöby nygård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Pahlsson </text:p>
          </table:table-cell>
          <table:table-cell table:number-columns-repeated="2"/>
          <table:table-cell table:style-name="ce3" office:value-type="string" calcext:value-type="string">
            <text:p>Sep 170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7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Oct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Sep 173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Apr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2 Sep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</text:p>
          </table:table-cell>
          <table:table-cell table:style-name="ce1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May 1723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 office:value-type="string" calcext:value-type="string">
            <text:p>Feb 1746 </text:p>
          </table:table-cell>
          <table:table-cell table:style-name="ce2" office:value-type="string" calcext:value-type="string">
            <text:p>her 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Ä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årtensdr. </text:p>
          </table:table-cell>
          <table:table-cell table:style-name="ce2" office:value-type="string" calcext:value-type="string">
            <text:p>Sona Dr</text:p>
          </table:table-cell>
          <table:table-cell/>
          <table:table-cell table:style-name="ce3"/>
          <table:table-cell table:style-name="ce2" office:value-type="string" calcext:value-type="string">
            <text:p>Son's Daughter </text:p>
          </table:table-cell>
          <table:table-cell table:number-columns-repeated="2"/>
          <table:table-cell table:style-name="ce7" office:value-type="float" office:value="1754" calcext:value-type="float">
            <text:p>17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a Dr</text:p>
          </table:table-cell>
          <table:table-cell/>
          <table:table-cell table:style-name="ce3"/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mon Jacobsso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 office:value-type="float" office:value="1754" calcext:value-type="float">
            <text:p>17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6 <text:s text:c="4"/>rökiöby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Georg Oxe</text:p>
          </table:table-cell>
          <table:table-cell table:style-name="ce2" office:value-type="string" calcext:value-type="string">
            <text:p>Länsman Död</text:p>
          </table:table-cell>
          <table:table-cell/>
          <table:table-cell table:style-name="ce3" office:value-type="string" calcext:value-type="string">
            <text:p>21 Dec 1694 </text:p>
          </table:table-cell>
          <table:table-cell/>
          <table:table-cell table:style-name="ce1"/>
          <table:table-cell/>
          <table:table-cell table:style-name="ce8" office:value-type="string" calcext:value-type="string">
            <text:p>1753-07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Buch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8 Sep 1690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d. 1753-08-25</text:p>
          </table:table-cell>
          <table:table-cell/>
          <table:table-cell table:style-name="ce8" office:value-type="string" calcext:value-type="string">
            <text:p>1754-08-2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na Mar Bänk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29 May 1740 </text:p>
          </table:table-cell>
          <table:table-cell table:style-name="ce2" office:value-type="string" calcext:value-type="string">
            <text:p>Daughter's Daughter</text:p>
          </table:table-cell>
          <table:table-cell table:style-name="ce1"/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float" office:value="1721" calcext:value-type="float">
            <text:p>172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28 Oct 170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Aug 171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m Märtenss.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chan Skriftmann Widbäcke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7 <text:s text:c="4"/>rökiöby holm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Hindrichsson </text:p>
          </table:table-cell>
          <table:table-cell table:number-columns-repeated="2"/>
          <table:table-cell table:style-name="ce3" office:value-type="string" calcext:value-type="string">
            <text:p>Aug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16 Apr 1724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 </text:p>
          </table:table-cell>
          <table:table-cell table:style-name="ce2" office:value-type="string" calcext:value-type="string">
            <text:p>Fad:</text:p>
          </table:table-cell>
          <table:table-cell/>
          <table:table-cell table:style-name="ce3" office:value-type="float" office:value="1688" calcext:value-type="float">
            <text:p>1688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string" calcext:value-type="string">
            <text:p>Aug 1694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01 Jan 1736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Aug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acobsdr</text:p>
          </table:table-cell>
          <table:table-cell/>
          <table:table-cell table:style-name="ce8" office:value-type="string" calcext:value-type="string">
            <text:p>1750-02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 död</text:p>
          </table:table-cell>
          <table:table-cell/>
          <table:table-cell table:style-name="ce3" office:value-type="string" calcext:value-type="string">
            <text:p>15 Sep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4 Sep 173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string" calcext:value-type="string">
            <text:p>04 Nov 1750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acobsson; b. 1750-11-04; d. 1751-03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8 Aug 172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wåg</text:p>
          </table:table-cell>
          <table:table-cell/>
          <table:table-cell table:style-name="ce3"/>
          <table:table-cell table:style-name="ce2" office:value-type="string" calcext:value-type="string">
            <text:p>Br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8 <text:s text:c="4"/>rökiöby soldater och hu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Daniel Nyman </text:p>
          </table:table-cell>
          <table:table-cell table:number-columns-repeated="2"/>
          <table:table-cell table:style-name="ce3" office:value-type="string" calcext:value-type="string">
            <text:p>Sep 171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string" calcext:value-type="string">
            <text:p>Sep 171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w Mod: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Dani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Feb 174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7" calcext:value-type="float">
            <text:p>1747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Wästman</text:p>
          </table:table-cell>
          <table:table-cell table:number-columns-repeated="2"/>
          <table:table-cell table:style-name="ce3" office:value-type="string" calcext:value-type="string">
            <text:p>Sep 1723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Sold.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Feb 1721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Bagge </text:p>
          </table:table-cell>
          <table:table-cell table:number-columns-repeated="2"/>
          <table:table-cell table:style-name="ce3" office:value-type="string" calcext:value-type="string">
            <text:p>Sep 171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ge 3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09 <text:s text:c="4"/>rökiöby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årten Bengström </text:p>
          </table:table-cell>
          <table:table-cell table:number-columns-repeated="2"/>
          <table:table-cell table:style-name="ce3" office:value-type="string" calcext:value-type="string">
            <text:p>Aug 171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1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in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Sep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5 Nov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8 Mar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Eklund </text:p>
          </table:table-cell>
          <table:table-cell table:number-columns-repeated="2"/>
          <table:table-cell table:style-name="ce3" office:value-type="string" calcext:value-type="string">
            <text:p>03 Jun 173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Brit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öran Joh:son </text:p>
          </table:table-cell>
          <table:table-cell table:number-columns-repeated="2"/>
          <table:table-cell table:style-name="ce3" office:value-type="float" office:value="1700" calcext:value-type="float">
            <text:p>1700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Feb 1697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St. dotter</text:p>
          </table:table-cell>
          <table:table-cell/>
          <table:table-cell table:style-name="ce3" office:value-type="string" calcext:value-type="string">
            <text:p>01 Jan 1736 </text:p>
          </table:table-cell>
          <table:table-cell table:style-name="ce2" office:value-type="string" calcext:value-type="string">
            <text:p>Step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 Widbäck</text:p>
          </table:table-cell>
          <table:table-cell table:number-columns-repeated="2"/>
          <table:table-cell table:style-name="ce3" office:value-type="string" calcext:value-type="string">
            <text:p>Jan 1718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Oxe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 office:value-type="float" office:value="1724" calcext:value-type="float">
            <text:p>1724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43" calcext:value-type="float">
            <text:p>1743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May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0 <text:s text:c="4"/>rökiöby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ehr Simonsson </text:p>
          </table:table-cell>
          <table:table-cell table:number-columns-repeated="2"/>
          <table:table-cell table:style-name="ce3" office:value-type="string" calcext:value-type="string">
            <text:p>Jun 1661 </text:p>
          </table:table-cell>
          <table:table-cell table:style-name="ce2" office:value-type="string" calcext:value-type="string">
            <text:p>Head</text:p>
          </table:table-cell>
          <table:table-cell table:style-name="ce1"/>
          <table:table-cell/>
          <table:table-cell table:style-name="ce8" office:value-type="string" calcext:value-type="string">
            <text:p>1751-01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simonsdr; d. age 95</text:p>
          </table:table-cell>
          <table:table-cell/>
          <table:table-cell table:style-name="ce8" office:value-type="string" calcext:value-type="string">
            <text:p>1751-09-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Skomak: Änk.</text:p>
          </table:table-cell>
          <table:table-cell/>
          <table:table-cell table:style-name="ce3" office:value-type="string" calcext:value-type="string">
            <text:p>Mar 169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räng: Hust: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2" office:value-type="string" calcext:value-type="string">
            <text:p>hireling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float" office:value="1744" calcext:value-type="float">
            <text:p>174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6" calcext:value-type="float">
            <text:p>174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Skomakaren</text:p>
          </table:table-cell>
          <table:table-cell/>
          <table:table-cell table:style-name="ce3" office:value-type="float" office:value="1723" calcext:value-type="float">
            <text:p>1723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20" calcext:value-type="float">
            <text:p>1720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May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hlin Hansdotter </text:p>
          </table:table-cell>
          <table:table-cell table:number-columns-repeated="2"/>
          <table:table-cell table:style-name="ce3" office:value-type="float" office:value="1680" calcext:value-type="float">
            <text:p>1680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 Hansdott.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age 3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C. Spetz</text:p>
          </table:table-cell>
          <table:table-cell table:style-name="ce1" office:value-type="string" calcext:value-type="string">
            <text:p>Wollenteur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1 <text:s text:c="4"/>tuckur bro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Andersson </text:p>
          </table:table-cell>
          <table:table-cell table:number-columns-repeated="2"/>
          <table:table-cell table:style-name="ce3" office:value-type="string" calcext:value-type="string">
            <text:p>Nov 169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Feb 1685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float" office:value="1723" calcext:value-type="float">
            <text:p>1723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erichsson; age 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03 Feb 1727 </text:p>
          </table:table-cell>
          <table:table-cell table:style-name="ce2" office:value-type="string" calcext:value-type="string">
            <text:p>Daughter; Son in law's wife</text:p>
          </table:table-cell>
          <table:table-cell table:style-name="ce2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ott: Son</text:p>
          </table:table-cell>
          <table:table-cell/>
          <table:table-cell table:style-name="ce3" office:value-type="string" calcext:value-type="string">
            <text:p>24 Oct 1745 </text:p>
          </table:table-cell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 dott.</text:p>
          </table:table-cell>
          <table:table-cell/>
          <table:table-cell table:style-name="ce3" office:value-type="string" calcext:value-type="string">
            <text:p>03 Dec 1747 </text:p>
          </table:table-cell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: dott.</text:p>
          </table:table-cell>
          <table:table-cell/>
          <table:table-cell table:style-name="ce3" office:value-type="string" calcext:value-type="string">
            <text:p>02 Jan 1749 </text:p>
          </table:table-cell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michelsdr; b. 1749-06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25" calcext:value-type="float">
            <text:p>1725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irstin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May 1721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699" calcext:value-type="float">
            <text:p>169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Jan 172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21 Jun 1750 </text:p>
          </table:table-cell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18 Oct 1754 </text:p>
          </table:table-cell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ängen</text:p>
          </table:table-cell>
          <table:table-cell table:number-columns-repeated="2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ha </text:p>
          </table:table-cell>
          <table:table-cell table:style-name="ce2" office:value-type="string" calcext:value-type="string">
            <text:p>Pig ifrån Finnas i Maxmo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2 <text:s text:c="4"/>tuckur ake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acob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Jun 167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1-08-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string" calcext:value-type="string">
            <text:p>Mar 169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Nov 172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Apr 172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Mar 173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Nov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3 <text:s text:c="4"/>tuckur ake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imon Matsson </text:p>
          </table:table-cell>
          <table:table-cell table:number-columns-repeated="2"/>
          <table:table-cell table:style-name="ce3" office:value-type="string" calcext:value-type="string">
            <text:p>Mar 1705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54-04-11</text:p>
          </table:table-cell>
          <table:table-cell/>
          <table:table-cell table:style-name="ce8" office:value-type="string" calcext:value-type="string">
            <text:p>1754-04-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string" calcext:value-type="string">
            <text:p>Sep 1706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Oct 1734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Mar 173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Apr 1738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Jul 174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Jul 174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string" calcext:value-type="string">
            <text:p>29 May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8" office:value-type="string" calcext:value-type="string">
            <text:p>1751-10-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30 Nov 173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b. 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0 Sep 174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simonsdotter; b. 1740-10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Jan 172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4 <text:s text:c="4"/>tuckur kåck...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Andersson </text:p>
          </table:table-cell>
          <table:table-cell table:number-columns-repeated="2"/>
          <table:table-cell table:style-name="ce3" office:value-type="string" calcext:value-type="string">
            <text:p>May 170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pr 170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Aug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Feb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0 Nov 172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7 Aug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Nov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Feb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3 Feb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5 <text:s text:c="4"/>tuckur jån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Andersson </text:p>
          </table:table-cell>
          <table:table-cell table:number-columns-repeated="2"/>
          <table:table-cell table:style-name="ce3" office:value-type="string" calcext:value-type="string">
            <text:p>06 Jan 170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98" calcext:value-type="float">
            <text:p>1698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4 Dec 173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car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 Hustru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Apr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Mar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31 Dec 172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Mågen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8 Jul 1732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carlsdr; md. mårte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8 Apr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/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årtensson; b. 1756-09-15; d. 1757-11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carlsson; b. 1756-06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6 <text:s text:c="4"/>tuckur skåt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z Ehrsson </text:p>
          </table:table-cell>
          <table:table-cell table:number-columns-repeated="2"/>
          <table:table-cell table:style-name="ce3" office:value-type="string" calcext:value-type="string">
            <text:p>Aug 168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. död</text:p>
          </table:table-cell>
          <table:table-cell/>
          <table:table-cell table:style-name="ce3" office:value-type="float" office:value="1685" calcext:value-type="float">
            <text:p>1685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thomasdr</text:p>
          </table:table-cell>
          <table:table-cell/>
          <table:table-cell table:style-name="ce8" office:value-type="string" calcext:value-type="string">
            <text:p>1753-01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Mar 170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Feb 171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Hust:</text:p>
          </table:table-cell>
          <table:table-cell/>
          <table:table-cell table:style-name="ce3" office:value-type="float" office:value="1708" calcext:value-type="float">
            <text:p>170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2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20 Aug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8 Oct 174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Nov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76" calcext:value-type="float">
            <text:p>1676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08 Apr 175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7 <text:s text:c="4"/>tuckur skåt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Ersson </text:p>
          </table:table-cell>
          <table:table-cell table:number-columns-repeated="2"/>
          <table:table-cell table:style-name="ce3" office:value-type="float" office:value="1690" calcext:value-type="float">
            <text:p>1690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76" calcext:value-type="float">
            <text:p>1676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un 172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 Hust.</text:p>
          </table:table-cell>
          <table:table-cell/>
          <table:table-cell table:style-name="ce3" office:value-type="string" calcext:value-type="string">
            <text:p>Feb 1722 </text:p>
          </table:table-cell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Mar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Nov 172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 office:value-type="string" calcext:value-type="string">
            <text:p>06 Dec 1750 </text:p>
          </table:table-cell>
          <table:table-cell table:style-name="ce2" office:value-type="string" calcext:value-type="string">
            <text:p>Daughter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27 Aug 1747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dott:</text:p>
          </table:table-cell>
          <table:table-cell/>
          <table:table-cell table:style-name="ce3" office:value-type="float" office:value="1744" calcext:value-type="float">
            <text:p>1744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Mor Mod. död</text:p>
          </table:table-cell>
          <table:table-cell/>
          <table:table-cell table:style-name="ce3" office:value-type="string" calcext:value-type="string">
            <text:p>Jan 1658 </text:p>
          </table:table-cell>
          <table:table-cell table:style-name="ce2" office:value-type="string" calcext:value-type="string">
            <text:p>Mother's 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. Mynman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8 <text:s text:c="4"/>tuckur swäh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Simonsson </text:p>
          </table:table-cell>
          <table:table-cell table:number-columns-repeated="2"/>
          <table:table-cell table:style-name="ce3" office:value-type="float" office:value="1697" calcext:value-type="float">
            <text:p>1697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03" calcext:value-type="float">
            <text:p>170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Jan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6 Dec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hlin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Jul 1737 </text:p>
          </table:table-cell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19 <text:s text:c="4"/>tuckur ba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Thomasson </text:p>
          </table:table-cell>
          <table:table-cell table:number-columns-repeated="2"/>
          <table:table-cell table:style-name="ce3" office:value-type="float" office:value="1722" calcext:value-type="float">
            <text:p>1722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. 1724-04-1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72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rkusdr; b. 1726-01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Girtrud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Jun 1685 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hendersdr; or perh. abramsdr d. 1765-05-25 husb. thomas hend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Apr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5 Sep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erichsson; b. 1751-05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06 Nov 1729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årtensson of tuko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r; b. 1754-06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0 <text:s text:c="4"/>tuckur räx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Daniel Jacobsson </text:p>
          </table:table-cell>
          <table:table-cell table:number-columns-repeated="2"/>
          <table:table-cell table:style-name="ce3" office:value-type="float" office:value="1699" calcext:value-type="float">
            <text:p>1699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96" calcext:value-type="float">
            <text:p>1696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Sw Mod</text:p>
          </table:table-cell>
          <table:table-cell/>
          <table:table-cell table:style-name="ce3" office:value-type="float" office:value="1652" calcext:value-type="float">
            <text:p>1652</text:p>
          </table:table-cell>
          <table:table-cell table:style-name="ce2" office:value-type="string" calcext:value-type="string">
            <text:p>Mother in law</text:p>
          </table:table-cell>
          <table:table-cell table:style-name="ce2" office:value-type="string" calcext:value-type="string">
            <text:p>mattsdr; matts henderssons änka</text:p>
          </table:table-cell>
          <table:table-cell/>
          <table:table-cell table:style-name="ce8" office:value-type="string" calcext:value-type="string">
            <text:p>1754-01-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Jan 172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dani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27 Aug 1726 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Sep 172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dani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Daniel </text:p>
          </table:table-cell>
          <table:table-cell table:style-name="ce2" office:value-type="string" calcext:value-type="string">
            <text:p>Död Sona Son</text:p>
          </table:table-cell>
          <table:table-cell/>
          <table:table-cell table:style-name="ce3" office:value-type="string" calcext:value-type="string">
            <text:p>04 Feb 1748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8" office:value-type="string" calcext:value-type="string">
            <text:p>1750-11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an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9 Feb 1749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dr. gåssen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ric </text:p>
          </table:table-cell>
          <table:table-cell table:style-name="ce2" office:value-type="string" calcext:value-type="string">
            <text:p>dr.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illegible patronym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1 <text:s text:c="4"/>tuckur eh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s Math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Aug 1690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54-11-26</text:p>
          </table:table-cell>
          <table:table-cell/>
          <table:table-cell table:style-name="ce11" office:value-type="string" calcext:value-type="string">
            <text:p>1754-1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y 1690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tuf Mod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2" office:value-type="string" calcext:value-type="string">
            <text:p>Step 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9 Jul 172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an 171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Nov 1711 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11 Dec 1740 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abram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7 Mar 1737 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abraham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30 Mar 1746 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abram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3 Oct 1750 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abraham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Oct 171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s Hust</text:p>
          </table:table-cell>
          <table:table-cell/>
          <table:table-cell table:style-name="ce3" office:value-type="string" calcext:value-type="string">
            <text:p>Sep 1719 </text:p>
          </table:table-cell>
          <table:table-cell table:style-name="ce2" office:value-type="string" calcext:value-type="string">
            <text:p>Son's Wife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23 Jun 1749 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erichsson; b. 1744-06-2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eras Son</text:p>
          </table:table-cell>
          <table:table-cell/>
          <table:table-cell table:style-name="ce3" office:value-type="string" calcext:value-type="string">
            <text:p>14 Jul 1747 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28 Jan 1746 </text:p>
          </table:table-cell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erichsdr; d. 1751-06-01</text:p>
          </table:table-cell>
          <table:table-cell/>
          <table:table-cell table:style-name="ce8" office:value-type="string" calcext:value-type="string">
            <text:p>1751-06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erichsdr; b. 1751-05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6 Dec 1749 </text:p>
          </table:table-cell>
          <table:table-cell table:style-name="ce2" office:value-type="string" calcext:value-type="string">
            <text:p>Son's 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erichsdr; 1754-07-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and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28" calcext:value-type="float">
            <text:p>172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2 <text:s text:c="4"/>tuckur finne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muel Carlsson </text:p>
          </table:table-cell>
          <table:table-cell table:number-columns-repeated="2"/>
          <table:table-cell table:style-name="ce3" office:value-type="string" calcext:value-type="string">
            <text:p>Feb 169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risti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29" calcext:value-type="float">
            <text:p>172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00" calcext:value-type="float">
            <text:p>170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ge 3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Aug 171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 if. Masa i Lålax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caergiunnas? Feln?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3 <text:s text:c="4"/>tuckur jåf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Jacobsson </text:p>
          </table:table-cell>
          <table:table-cell table:number-columns-repeated="2"/>
          <table:table-cell table:style-name="ce3" office:value-type="string" calcext:value-type="string">
            <text:p>May 1695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b. 1695-05-21 to jacob matt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string" calcext:value-type="string">
            <text:p>Jul 169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hansdr</text:p>
          </table:table-cell>
          <table:table-cell/>
          <table:table-cell table:style-name="ce8" office:value-type="string" calcext:value-type="string">
            <text:p>1754-05-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aniel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float" office:value="1710" calcext:value-type="float">
            <text:p>1710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mattzson; no death date her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Mar 1715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z</text:p>
          </table:table-cell>
          <table:table-cell table:style-name="ce1" office:value-type="string" calcext:value-type="string">
            <text:p>Dott. Son</text:p>
          </table:table-cell>
          <table:table-cell/>
          <table:table-cell table:style-name="ce3" office:value-type="string" calcext:value-type="string">
            <text:p>10 Sep 1736</text:p>
          </table:table-cell>
          <table:table-cell table:style-name="ce2" office:value-type="string" calcext:value-type="string">
            <text:p>Daughter's Son</text:p>
          </table:table-cell>
          <table:table-cell table:style-name="ce1" office:value-type="string" calcext:value-type="string">
            <text:p>dani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Jan 1744 </text:p>
          </table:table-cell>
          <table:table-cell table:style-name="ce2" office:value-type="string" calcext:value-type="string">
            <text:p>Daughter's Daughter</text:p>
          </table:table-cell>
          <table:table-cell table:style-name="ce1" office:value-type="string" calcext:value-type="string">
            <text:p>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float" office:value="1752" calcext:value-type="float">
            <text:p>1752</text:p>
          </table:table-cell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danielsdr; b. 1752-11-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 </text:p>
          </table:table-cell>
          <table:table-cell table:style-name="ce2" office:value-type="string" calcext:value-type="string">
            <text:p>Död Modren</text:p>
          </table:table-cell>
          <table:table-cell/>
          <table:table-cell table:style-name="ce3" office:value-type="float" office:value="1670" calcext:value-type="float">
            <text:p>1670</text:p>
          </table:table-cell>
          <table:table-cell table:style-name="ce2" office:value-type="string" calcext:value-type="string">
            <text:p>Mother</text:p>
          </table:table-cell>
          <table:table-cell table:style-name="ce2" office:value-type="string" calcext:value-type="string">
            <text:p>hansdr; jacob anderssons änka</text:p>
          </table:table-cell>
          <table:table-cell/>
          <table:table-cell table:style-name="ce8" office:value-type="string" calcext:value-type="string">
            <text:p>1754-06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abriel </text:p>
          </table:table-cell>
          <table:table-cell table:style-name="ce2" office:value-type="string" calcext:value-type="string">
            <text:p>Dräng gåss: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728" calcext:value-type="float">
            <text:p>172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2 Sep 1729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prob. samu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 ifr. andra by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4 <text:s text:c="4"/>tuckur grind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Michelsson </text:p>
          </table:table-cell>
          <table:table-cell table:number-columns-repeated="2"/>
          <table:table-cell table:style-name="ce3" office:value-type="string" calcext:value-type="string">
            <text:p>06 Jan 1693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. 1693-01-07; 1st wife d. 1740-06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pärsdr md 1748-03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Dec 173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 by ann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9 Dec 173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perhaps b. 1729-07-27 to ann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01 Feb 174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8" office:value-type="string" calcext:value-type="string">
            <text:p>1754-09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an 171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 by ann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Hust</text:p>
          </table:table-cell>
          <table:table-cell/>
          <table:table-cell table:style-name="ce3" office:value-type="string" calcext:value-type="string">
            <text:p>May 1720 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ona Dott</text:p>
          </table:table-cell>
          <table:table-cell/>
          <table:table-cell table:style-name="ce3" office:value-type="string" calcext:value-type="string">
            <text:p>24 Oct 1748 </text:p>
          </table:table-cell>
          <table:table-cell table:style-name="ce2" office:value-type="string" calcext:value-type="string">
            <text:p>Son's Daughter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/>
          <table:table-cell table:style-name="ce2" office:value-type="string" calcext:value-type="string">
            <text:p>Son's Daughter</text:p>
          </table:table-cell>
          <table:table-cell table:style-name="ce1" office:value-type="string" calcext:value-type="string">
            <text:p>dup? or michelsdr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/>
          <table:table-cell table:style-name="ce1" office:value-type="string" calcext:value-type="string">
            <text:p>prob. michelsdr d. 1765-05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 sone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prob. erichsson b. 1752-09-0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3 Aug 172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Feb 172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 by ann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Ulrik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johansdr frisk; b. 1727-12-21; md. 1752-12-1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string" calcext:value-type="string">
            <text:p>01 May 1750 </text:p>
          </table:table-cell>
          <table:table-cell table:style-name="ce2" office:value-type="string" calcext:value-type="string">
            <text:p>Son's Daughter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ia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/>
          <table:table-cell table:style-name="ce2" office:value-type="string" calcext:value-type="string">
            <text:p>Son's Daughter</text:p>
          </table:table-cell>
          <table:table-cell table:style-name="ce1" office:value-type="string" calcext:value-type="string">
            <text:p>prob. erichsdr b. 1754-05-1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7 Apr 1736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perh. johansdr of grönbärg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Kirstin Stehlesdr. </text:p>
          </table:table-cell>
          <table:table-cell table:style-name="ce2" office:value-type="string" calcext:value-type="string">
            <text:p>P i Kimo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Image Not Clear 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5 <text:s text:c="4"/>tuckur soldater och in hyse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utman </text:p>
          </table:table-cell>
          <table:table-cell table:style-name="ce2" office:value-type="string" calcext:value-type="string">
            <text:p>Corporal</text:p>
          </table:table-cell>
          <table:table-cell/>
          <table:table-cell table:style-name="ce3" office:value-type="string" calcext:value-type="string">
            <text:p>Mar 1721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oubt In Given Name 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an 172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 office:value-type="string" calcext:value-type="string">
            <text:p>Sep 1725 </text:p>
          </table:table-cell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rl Friedric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Apr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Rönholm </text:p>
          </table:table-cell>
          <table:table-cell table:style-name="ce2" office:value-type="string" calcext:value-type="string">
            <text:p>Sold:</text:p>
          </table:table-cell>
          <table:table-cell/>
          <table:table-cell table:style-name="ce3" office:value-type="string" calcext:value-type="string">
            <text:p>Mar 171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Nordbläd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Bergudd </text:p>
          </table:table-cell>
          <table:table-cell table:number-columns-repeated="2"/>
          <table:table-cell table:style-name="ce3" office:value-type="string" calcext:value-type="string">
            <text:p>Sep 171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Jöransson </text:p>
          </table:table-cell>
          <table:table-cell table:number-columns-repeated="2"/>
          <table:table-cell table:style-name="ce3" office:value-type="string" calcext:value-type="string">
            <text:p>Mar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168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Änkan Död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hansdr; sam. isacssons änka</text:p>
          </table:table-cell>
          <table:table-cell/>
          <table:table-cell table:style-name="ce8" office:value-type="string" calcext:value-type="string">
            <text:p>1752-03-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 Död</text:p>
          </table:table-cell>
          <table:table-cell/>
          <table:table-cell table:style-name="ce3" office:value-type="string" calcext:value-type="string">
            <text:p>1699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amuelsdr</text:p>
          </table:table-cell>
          <table:table-cell/>
          <table:table-cell table:style-name="ce8" office:value-type="string" calcext:value-type="string">
            <text:p>1751-05-2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Änckan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6 <text:s text:c="4"/>tuckur hus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ld: Änkan</text:p>
          </table:table-cell>
          <table:table-cell/>
          <table:table-cell table:style-name="ce3" office:value-type="float" office:value="1711" calcext:value-type="float">
            <text:p>1711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Jan 1741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on of sold. thom. bergudd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3 Dec 173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thoma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7 <text:s text:c="4"/>kåfjoki widd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Mårtensson </text:p>
          </table:table-cell>
          <table:table-cell table:number-columns-repeated="2"/>
          <table:table-cell table:style-name="ce3" office:value-type="float" office:value="1689" calcext:value-type="float">
            <text:p>1689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Jul 172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Apr 172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16" calcext:value-type="float">
            <text:p>171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1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ona Hust</text:p>
          </table:table-cell>
          <table:table-cell/>
          <table:table-cell table:style-name="ce3" office:value-type="string" calcext:value-type="string">
            <text:p>1711</text:p>
          </table:table-cell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6 Feb 1740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3 Dec 1744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24 Nov 1748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dott:</text:p>
          </table:table-cell>
          <table:table-cell/>
          <table:table-cell table:style-name="ce3" office:value-type="string" calcext:value-type="string">
            <text:p>19 Jan 1739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er</text:p>
          </table:table-cell>
          <table:table-cell/>
          <table:table-cell table:style-name="ce3" office:value-type="float" office:value="1694" calcext:value-type="float">
            <text:p>1694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Pi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8 <text:s text:c="4"/>kåfjoki bert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Staphansson </text:p>
          </table:table-cell>
          <table:table-cell table:number-columns-repeated="2"/>
          <table:table-cell table:style-name="ce3" office:value-type="string" calcext:value-type="string">
            <text:p>Jun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float" office:value="1708" calcext:value-type="float">
            <text:p>1708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öran </text:p>
          </table:table-cell>
          <table:table-cell table:style-name="ce2" office:value-type="string" calcext:value-type="string">
            <text:p>Stuvffad:</text:p>
          </table:table-cell>
          <table:table-cell/>
          <table:table-cell table:style-name="ce3" office:value-type="float" office:value="1673" calcext:value-type="float">
            <text:p>1673</text:p>
          </table:table-cell>
          <table:table-cell table:style-name="ce2" office:value-type="string" calcext:value-type="string">
            <text:p>Step 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Mod.</text:p>
          </table:table-cell>
          <table:table-cell/>
          <table:table-cell table:style-name="ce3" office:value-type="float" office:value="1674" calcext:value-type="float">
            <text:p>1674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Dec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May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2" calcext:value-type="float">
            <text:p>1752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 office:value-type="string" calcext:value-type="string">
            <text:p>18 Jul 172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äng if. mattus o Håku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29 <text:s text:c="4"/>kåfjoki bert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taphan Hindersson </text:p>
          </table:table-cell>
          <table:table-cell table:number-columns-repeated="2"/>
          <table:table-cell table:style-name="ce3" office:value-type="string" calcext:value-type="string">
            <text:p>Sep 171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Dec 171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ust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öd Dräng Död</text:p>
          </table:table-cell>
          <table:table-cell/>
          <table:table-cell table:style-name="ce3" office:value-type="string" calcext:value-type="string">
            <text:p>02 Nov 1730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8" office:value-type="string" calcext:value-type="string">
            <text:p>1751-03-2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Kirstin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35" calcext:value-type="float">
            <text:p>1735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hr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en ifr. Nissus i ogsviga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1"/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arin </text:p>
          </table:table-cell>
          <table:table-cell table:style-name="ce2" office:value-type="string" calcext:value-type="string">
            <text:p>P; ifr. Kåckas i Tuku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attzdr; b. 1731-08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0 <text:s text:c="4"/>kåfjoki måns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Mårtensson </text:p>
          </table:table-cell>
          <table:table-cell table:number-columns-repeated="2"/>
          <table:table-cell table:style-name="ce3" office:value-type="string" calcext:value-type="string">
            <text:p>12 Jul 169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9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la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Aug 172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Dec 173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Sep 173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2 Aug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ähr </text:p>
          </table:table-cell>
          <table:table-cell table:style-name="ce2" office:value-type="string" calcext:value-type="string">
            <text:p>Mågen</text:p>
          </table:table-cell>
          <table:table-cell/>
          <table:table-cell table:style-name="ce3" office:value-type="float" office:value="1729" calcext:value-type="float">
            <text:p>1729</text:p>
          </table:table-cell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persson b. 1729-03-14 md beata michelsdr 1750-11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th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matts mattsson md brita michelsdr 1753-10-2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Pärsson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/>
          <table:table-cell table:style-name="ce2" office:value-type="string" calcext:value-type="string">
            <text:p>Daughter's Son</text:p>
          </table:table-cell>
          <table:table-cell table:style-name="ce1" office:value-type="string" calcext:value-type="string">
            <text:p>b. 1752-10-1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r Dottr</text:p>
          </table:table-cell>
          <table:table-cell/>
          <table:table-cell table:style-name="ce3"/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pärsdr; b. 1754-10-0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attsson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/>
          <table:table-cell table:style-name="ce2" office:value-type="string" calcext:value-type="string">
            <text:p>Daughter's Son</text:p>
          </table:table-cell>
          <table:table-cell table:style-name="ce1" office:value-type="string" calcext:value-type="string">
            <text:p>b. 1756-03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2" office:value-type="string" calcext:value-type="string">
            <text:p>Daughter's Daughter</text:p>
          </table:table-cell>
          <table:table-cell table:style-name="ce2" office:value-type="string" calcext:value-type="string">
            <text:p>mattsson; b. 1756-03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131 <text:s text:c="4"/>kåfjoki smedz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 Hendrichsson </text:p>
          </table:table-cell>
          <table:table-cell table:number-columns-repeated="2"/>
          <table:table-cell table:style-name="ce3" office:value-type="string" calcext:value-type="string">
            <text:p>Nov 171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15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w. Mod.</text:p>
          </table:table-cell>
          <table:table-cell/>
          <table:table-cell table:style-name="ce3" office:value-type="float" office:value="1681" calcext:value-type="float">
            <text:p>1681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2 Mar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0 Mar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8 May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2 Jan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7 Jan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09 Oct 1731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dreng ifrån Bror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2 <text:s text:c="4"/>kåfjoki ingo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årtensson </text:p>
          </table:table-cell>
          <table:table-cell table:number-columns-repeated="2"/>
          <table:table-cell table:style-name="ce3" office:value-type="string" calcext:value-type="string">
            <text:p>07 Aug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72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Fadr</text:p>
          </table:table-cell>
          <table:table-cell/>
          <table:table-cell table:style-name="ce3" office:value-type="string" calcext:value-type="string">
            <text:p>Apr 1685 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string" calcext:value-type="string">
            <text:p>Mar 1684 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jacobsdr; mårten åkessons änka</text:p>
          </table:table-cell>
          <table:table-cell/>
          <table:table-cell table:style-name="ce8" office:value-type="string" calcext:value-type="string">
            <text:p>1752-03-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ystern</text:p>
          </table:table-cell>
          <table:table-cell/>
          <table:table-cell table:style-name="ce3" office:value-type="string" calcext:value-type="string">
            <text:p>Apr 1682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06 Jan 1712 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16 Feb 1728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Sep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Feb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Aug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öd Dott Död</text:p>
          </table:table-cell>
          <table:table-cell/>
          <table:table-cell table:style-name="ce3" office:value-type="string" calcext:value-type="string">
            <text:p>04 Dec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8" office:value-type="string" calcext:value-type="string">
            <text:p>1750-09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3 <text:s text:c="4"/>kåfjoki soldater och inhyse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Berg </text:p>
          </table:table-cell>
          <table:table-cell table:style-name="ce2" office:value-type="string" calcext:value-type="string">
            <text:p>Sold:</text:p>
          </table:table-cell>
          <table:table-cell/>
          <table:table-cell table:style-name="ce3" office:value-type="string" calcext:value-type="string">
            <text:p>Feb 1723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720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saias Skått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age 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1730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Mod: död 1751</text:p>
          </table:table-cell>
          <table:table-cell/>
          <table:table-cell table:style-name="ce3"/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age 55 now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4 <text:s text:c="4"/>karfsor tås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Michelsson </text:p>
          </table:table-cell>
          <table:table-cell table:number-columns-repeated="2"/>
          <table:table-cell table:style-name="ce3" office:value-type="string" calcext:value-type="string">
            <text:p>Dec 169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string" calcext:value-type="string">
            <text:p>Sep 169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Död Son död</text:p>
          </table:table-cell>
          <table:table-cell/>
          <table:table-cell table:style-name="ce3" office:value-type="string" calcext:value-type="string">
            <text:p>24 Oct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8" office:value-type="string" calcext:value-type="string">
            <text:p>1750-01-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ch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27</text:p>
          </table:table-cell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 Död</text:p>
          </table:table-cell>
          <table:table-cell/>
          <table:table-cell table:style-name="ce3" office:value-type="float" office:value="1725" calcext:value-type="float">
            <text:p>1725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sdotter</text:p>
          </table:table-cell>
          <table:table-cell/>
          <table:table-cell table:style-name="ce8" office:value-type="string" calcext:value-type="string">
            <text:p>1750-02-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7 Oct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Olof Nil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a Ny so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a Ny dr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a dr</text:p>
          </table:table-cell>
          <table:table-cell/>
          <table:table-cell table:style-name="ce3"/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135 <text:s text:c="4"/>karfsor per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Ehrsson </text:p>
          </table:table-cell>
          <table:table-cell table:number-columns-repeated="2"/>
          <table:table-cell table:style-name="ce3" office:value-type="string" calcext:value-type="string">
            <text:p>Jul 171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string" calcext:value-type="string">
            <text:p>May 1705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Mod.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Fast:</text:p>
          </table:table-cell>
          <table:table-cell/>
          <table:table-cell table:style-name="ce3" office:value-type="float" office:value="1683" calcext:value-type="float">
            <text:p>1683</text:p>
          </table:table-cell>
          <table:table-cell table:style-name="ce2" office:value-type="string" calcext:value-type="string">
            <text:p>Father's 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3 Feb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Mar 173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Oct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2" calcext:value-type="float">
            <text:p>174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Jun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6 <text:s text:c="4"/>karfsor håfma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Ehrsson </text:p>
          </table:table-cell>
          <table:table-cell table:number-columns-repeated="2"/>
          <table:table-cell table:style-name="ce3" office:value-type="string" calcext:value-type="string">
            <text:p>Aug 169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88" calcext:value-type="float">
            <text:p>1688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Dani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1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age 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Jul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 office:value-type="string" calcext:value-type="string">
            <text:p>22 Sep 1748 </text:p>
          </table:table-cell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w. dott:</text:p>
          </table:table-cell>
          <table:table-cell/>
          <table:table-cell table:style-name="ce3"/>
          <table:table-cell table:style-name="ce2" office:value-type="string" calcext:value-type="string">
            <text:p>Daugh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Qvist </text:p>
          </table:table-cell>
          <table:table-cell table:style-name="ce2" office:value-type="string" calcext:value-type="string">
            <text:p>warginings? Cärl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Änki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9 Dec 1750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Ehr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float" office:value="1708" calcext:value-type="float">
            <text:p>1708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5-2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float" office:value="1710" calcext:value-type="float">
            <text:p>1710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Mar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May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Mar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float" office:value="1678" calcext:value-type="float">
            <text:p>1678</text:p>
          </table:table-cell>
          <table:table-cell table:style-name="ce2" office:value-type="string" calcext:value-type="string">
            <text:p>Sister</text:p>
          </table:table-cell>
          <table:table-cell table:style-name="ce1" office:value-type="string" calcext:value-type="string">
            <text:p>Doubt In Relation 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yst.</text:p>
          </table:table-cell>
          <table:table-cell/>
          <table:table-cell table:style-name="ce3" office:value-type="float" office:value="1687" calcext:value-type="float">
            <text:p>1687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.</text:p>
          </table:table-cell>
          <table:table-cell/>
          <table:table-cell table:style-name="ce3" office:value-type="float" office:value="1729" calcext:value-type="float">
            <text:p>172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ähr </text:p>
          </table:table-cell>
          <table:table-cell table:style-name="ce2" office:value-type="string" calcext:value-type="string">
            <text:p>drängen ifr. Jåfs i Lålax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ängen ifrån Simon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7 <text:s text:c="4"/>karfsor her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Simonsson </text:p>
          </table:table-cell>
          <table:table-cell table:number-columns-repeated="2"/>
          <table:table-cell table:style-name="ce3" office:value-type="string" calcext:value-type="string">
            <text:p>Sep 170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Hust:</text:p>
          </table:table-cell>
          <table:table-cell/>
          <table:table-cell table:style-name="ce3" office:value-type="string" calcext:value-type="string">
            <text:p>Oct 1690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8" office:value-type="string" calcext:value-type="string">
            <text:p>1754-02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13 Sep 1724 </text:p>
          </table:table-cell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Hust:</text:p>
          </table:table-cell>
          <table:table-cell/>
          <table:table-cell table:style-name="ce3" office:value-type="string" calcext:value-type="string">
            <text:p>Nov 1726 </text:p>
          </table:table-cell>
          <table:table-cell table:style-name="ce2" office:value-type="string" calcext:value-type="string">
            <text:p>Son in law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r:</text:p>
          </table:table-cell>
          <table:table-cell/>
          <table:table-cell table:style-name="ce3" office:value-type="string" calcext:value-type="string">
            <text:p>16 Apr 172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r:</text:p>
          </table:table-cell>
          <table:table-cell/>
          <table:table-cell table:style-name="ce3" office:value-type="string" calcext:value-type="string">
            <text:p>22 Dec 173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r:</text:p>
          </table:table-cell>
          <table:table-cell/>
          <table:table-cell table:style-name="ce3" office:value-type="string" calcext:value-type="string">
            <text:p>03 Dec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otters son</text:p>
          </table:table-cell>
          <table:table-cell/>
          <table:table-cell table:style-name="ce3" office:value-type="string" calcext:value-type="string">
            <text:p>08 Apr 1749 </text:p>
          </table:table-cell>
          <table:table-cell table:style-name="ce2" office:value-type="string" calcext:value-type="string">
            <text:p>Daughter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dotters son</text:p>
          </table:table-cell>
          <table:table-cell/>
          <table:table-cell table:style-name="ce3" office:value-type="string" calcext:value-type="string">
            <text:p>19 Dec 1750 </text:p>
          </table:table-cell>
          <table:table-cell table:style-name="ce2" office:value-type="string" calcext:value-type="string">
            <text:p>Daughter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charias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 ifn. Hanu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138 <text:s text:c="4"/>karfsor kafvus och simo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Simonson </text:p>
          </table:table-cell>
          <table:table-cell table:number-columns-repeated="2"/>
          <table:table-cell table:style-name="ce3" office:value-type="float" office:value="1697" calcext:value-type="float">
            <text:p>1697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98" calcext:value-type="float">
            <text:p>1698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8 Apr 172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Dec 172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ul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Gabrielsson </text:p>
          </table:table-cell>
          <table:table-cell table:number-columns-repeated="2"/>
          <table:table-cell table:style-name="ce3" office:value-type="string" calcext:value-type="string">
            <text:p>Feb 170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0-05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97" calcext:value-type="float">
            <text:p>1697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abri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ul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Feb 1727 </text:p>
          </table:table-cell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Nov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Dec 175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Aug 1690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prob. staphansdr b. 1690-08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Löfdahlsson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irstin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39 <text:s text:c="4"/>karfsor an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acobsson </text:p>
          </table:table-cell>
          <table:table-cell table:number-columns-repeated="2"/>
          <table:table-cell table:style-name="ce3" office:value-type="float" office:value="1723" calcext:value-type="float">
            <text:p>1723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22" calcext:value-type="float">
            <text:p>1722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ehr </text:p>
          </table:table-cell>
          <table:table-cell table:style-name="ce2" office:value-type="string" calcext:value-type="string">
            <text:p>Swärfad:</text:p>
          </table:table-cell>
          <table:table-cell/>
          <table:table-cell table:style-name="ce3" office:value-type="float" office:value="1693" calcext:value-type="float">
            <text:p>1693</text:p>
          </table:table-cell>
          <table:table-cell table:style-name="ce2" office:value-type="string" calcext:value-type="string">
            <text:p>Fa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lena </text:p>
          </table:table-cell>
          <table:table-cell table:style-name="ce2" office:value-type="string" calcext:value-type="string">
            <text:p>Sw. Mod:</text:p>
          </table:table-cell>
          <table:table-cell/>
          <table:table-cell table:style-name="ce3" office:value-type="float" office:value="1687" calcext:value-type="float">
            <text:p>1687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Jul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1" calcext:value-type="float">
            <text:p>1741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 office:value-type="float" office:value="1738" calcext:value-type="float">
            <text:p>173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tter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Feb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0 <text:s text:c="4"/>karfsor skarpa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Ehrsson </text:p>
          </table:table-cell>
          <table:table-cell table:number-columns-repeated="2"/>
          <table:table-cell table:style-name="ce3" office:value-type="string" calcext:value-type="string">
            <text:p>Sep 171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13" calcext:value-type="float">
            <text:p>1713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öd Sw. Fad</text:p>
          </table:table-cell>
          <table:table-cell/>
          <table:table-cell table:style-name="ce3" office:value-type="float" office:value="1676" calcext:value-type="float">
            <text:p>1676</text:p>
          </table:table-cell>
          <table:table-cell table:style-name="ce2" office:value-type="string" calcext:value-type="string">
            <text:p>Father in law</text:p>
          </table:table-cell>
          <table:table-cell table:style-name="ce2" office:value-type="string" calcext:value-type="string">
            <text:p>michelsson; d. 1752-12-20</text:p>
          </table:table-cell>
          <table:table-cell/>
          <table:table-cell table:style-name="ce8" office:value-type="string" calcext:value-type="string">
            <text:p>1752-11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Sw. Mod</text:p>
          </table:table-cell>
          <table:table-cell/>
          <table:table-cell table:style-name="ce3" office:value-type="float" office:value="1676" calcext:value-type="float">
            <text:p>1676</text:p>
          </table:table-cell>
          <table:table-cell table:style-name="ce2" office:value-type="string" calcext:value-type="string">
            <text:p>Mother in law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8" office:value-type="string" calcext:value-type="string">
            <text:p>1751-03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öd Swäg</text:p>
          </table:table-cell>
          <table:table-cell/>
          <table:table-cell table:style-name="ce3" office:value-type="float" office:value="1710" calcext:value-type="float">
            <text:p>1710</text:p>
          </table:table-cell>
          <table:table-cell table:style-name="ce2" office:value-type="string" calcext:value-type="string">
            <text:p>Brother in law</text:p>
          </table:table-cell>
          <table:table-cell table:style-name="ce1" office:value-type="string" calcext:value-type="string">
            <text:p>perh. johan endahl d. 1753-09-14</text:p>
          </table:table-cell>
          <table:table-cell/>
          <table:table-cell table:style-name="ce8" office:value-type="string" calcext:value-type="string">
            <text:p>1753-09-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float" office:value="1715" calcext:value-type="float">
            <text:p>1715</text:p>
          </table:table-cell>
          <table:table-cell table:style-name="ce2" office:value-type="string" calcext:value-type="string">
            <text:p>Brother in law's Wife </text:p>
          </table:table-cell>
          <table:table-cell table:style-name="ce1" office:value-type="string" calcext:value-type="string">
            <text:p>perh. maria simonsdr md. 1752-12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45" calcext:value-type="float">
            <text:p>1745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3 Apr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un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7" calcext:value-type="float">
            <text:p>1747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1 <text:s text:c="4"/>karfsor håf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årtensson </text:p>
          </table:table-cell>
          <table:table-cell table:number-columns-repeated="2"/>
          <table:table-cell table:style-name="ce3" office:value-type="string" calcext:value-type="string">
            <text:p>Nov 170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float" office:value="1702" calcext:value-type="float">
            <text:p>1702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2 Nov 1731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årtensdr; b. 1731-11-2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4 Dec 1732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årtensdr; b. 1732-12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09 Sep 1728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danielsson; md. carin 1751-01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wäg</text:p>
          </table:table-cell>
          <table:table-cell/>
          <table:table-cell table:style-name="ce3"/>
          <table:table-cell table:style-name="ce2" office:value-type="string" calcext:value-type="string">
            <text:p>Br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2 <text:s text:c="4"/>karfsor soldater och hu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Löfdal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Feb 171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4-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string" calcext:value-type="string">
            <text:p>May 1704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8" office:value-type="string" calcext:value-type="string">
            <text:p>1754-04-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Fad:</text:p>
          </table:table-cell>
          <table:table-cell/>
          <table:table-cell table:style-name="ce3" office:value-type="string" calcext:value-type="string">
            <text:p>Dec 1681 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string" calcext:value-type="string">
            <text:p>Jun 1676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Aug 1740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Dec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 Löfdahl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acob Öberg </text:p>
          </table:table-cell>
          <table:table-cell table:number-columns-repeated="2"/>
          <table:table-cell table:style-name="ce3" office:value-type="string" calcext:value-type="string">
            <text:p>Sep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0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Dec 173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8 Mar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Erich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Hansdr. </text:p>
          </table:table-cell>
          <table:table-cell table:number-columns-repeated="2"/>
          <table:table-cell table:style-name="ce3" office:value-type="string" calcext:value-type="string">
            <text:p>168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not a per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 Hansson </text:p>
          </table:table-cell>
          <table:table-cell table:style-name="ce2" office:value-type="string" calcext:value-type="string">
            <text:p>Sachen? Snickare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3 <text:s text:c="4"/>kaitsor håk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k Simonsson </text:p>
          </table:table-cell>
          <table:table-cell table:number-columns-repeated="2"/>
          <table:table-cell table:style-name="ce3" office:value-type="string" calcext:value-type="string">
            <text:p>Aug 170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0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float" office:value="1737" calcext:value-type="float">
            <text:p>1737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39</text:p>
          </table:table-cell>
          <table:table-cell table:style-name="ce1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float" office:value="1744" calcext:value-type="float">
            <text:p>174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irstin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float" office:value="1721" calcext:value-type="float">
            <text:p>172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irstin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float" office:value="1732" calcext:value-type="float">
            <text:p>1732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</text:p>
          </table:table-cell>
          <table:table-cell table:style-name="ce1" office:value-type="string" calcext:value-type="string">
            <text:p>Sonadotter</text:p>
          </table:table-cell>
          <table:table-cell/>
          <table:table-cell table:style-name="ce3" office:value-type="string" calcext:value-type="string">
            <text:p>1756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4 <text:s text:c="4"/>kaitsor bert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Jacobsson </text:p>
          </table:table-cell>
          <table:table-cell table:number-columns-repeated="2"/>
          <table:table-cell table:style-name="ce3" office:value-type="float" office:value="1688" calcext:value-type="float">
            <text:p>168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Bärtilson </text:p>
          </table:table-cell>
          <table:table-cell table:style-name="ce2" office:value-type="string" calcext:value-type="string">
            <text:p>Fadren</text:p>
          </table:table-cell>
          <table:table-cell/>
          <table:table-cell table:style-name="ce3" office:value-type="float" office:value="1669" calcext:value-type="float">
            <text:p>1669</text:p>
          </table:table-cell>
          <table:table-cell table:style-name="ce2" office:value-type="string" calcext:value-type="string">
            <text:p>Father</text:p>
          </table:table-cell>
          <table:table-cell table:style-name="ce1" office:value-type="string" calcext:value-type="string">
            <text:p>b. 1663</text:p>
          </table:table-cell>
          <table:table-cell/>
          <table:table-cell table:style-name="ce8" office:value-type="string" calcext:value-type="string">
            <text:p>1753-11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cob Ers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1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float" office:value="1721" calcext:value-type="float">
            <text:p>1721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jacob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2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Oct 172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ason</text:p>
          </table:table-cell>
          <table:table-cell/>
          <table:table-cell table:style-name="ce3" office:value-type="float" office:value="1749" calcext:value-type="float">
            <text:p>1749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onadott</text:p>
          </table:table-cell>
          <table:table-cell/>
          <table:table-cell table:style-name="ce3" office:value-type="float" office:value="1747" calcext:value-type="float">
            <text:p>1747</text:p>
          </table:table-cell>
          <table:table-cell/>
          <table:table-cell table:style-name="ce1" office:value-type="string" calcext:value-type="string">
            <text:p>jacobsdr</text:p>
          </table:table-cell>
          <table:table-cell/>
          <table:table-cell table:style-name="ce8" office:value-type="string" calcext:value-type="string">
            <text:p>1754-02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dott</text:p>
          </table:table-cell>
          <table:table-cell/>
          <table:table-cell table:style-name="ce3" office:value-type="float" office:value="1748" calcext:value-type="float">
            <text:p>174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öd Sonason</text:p>
          </table:table-cell>
          <table:table-cell/>
          <table:table-cell table:style-name="ce3" office:value-type="string" calcext:value-type="string">
            <text:p>04 Jul 1750 </text:p>
          </table:table-cell>
          <table:table-cell/>
          <table:table-cell table:style-name="ce1" office:value-type="string" calcext:value-type="string">
            <text:p>jacobsson</text:p>
          </table:table-cell>
          <table:table-cell/>
          <table:table-cell table:style-name="ce8" office:value-type="string" calcext:value-type="string">
            <text:p>1751-11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onason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5 <text:s text:c="4"/>kaitsor bert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Andersson </text:p>
          </table:table-cell>
          <table:table-cell table:number-columns-repeated="2"/>
          <table:table-cell table:style-name="ce3" office:value-type="string" calcext:value-type="string">
            <text:p>Jul 172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r:</text:p>
          </table:table-cell>
          <table:table-cell/>
          <table:table-cell table:style-name="ce3" office:value-type="string" calcext:value-type="string">
            <text:p>Sep 171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7" calcext:value-type="float">
            <text:p>1747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: gåss: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1 Feb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ertrud </text:p>
          </table:table-cell>
          <table:table-cell table:style-name="ce2" office:value-type="string" calcext:value-type="string">
            <text:p>Änkan i årvrus?</text:p>
          </table:table-cell>
          <table:table-cell/>
          <table:table-cell table:style-name="ce3" office:value-type="float" office:value="1671" calcext:value-type="float">
            <text:p>1671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1" calcext:value-type="float">
            <text:p>1751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6 <text:s text:c="4"/>kaitsor prät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Jacobsson </text:p>
          </table:table-cell>
          <table:table-cell table:number-columns-repeated="2"/>
          <table:table-cell table:style-name="ce3" office:value-type="string" calcext:value-type="string">
            <text:p>Sep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707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la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 Död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michdr; jacob johanssons änka</text:p>
          </table:table-cell>
          <table:table-cell/>
          <table:table-cell table:style-name="ce8" office:value-type="string" calcext:value-type="string">
            <text:p>1752-05-2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Mar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Karl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01 Jul 174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 b. 1740-07-01</text:p>
          </table:table-cell>
          <table:table-cell/>
          <table:table-cell table:style-name="ce8" office:value-type="string" calcext:value-type="string">
            <text:p>1754-10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float" office:value="1743" calcext:value-type="float">
            <text:p>1743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sson</text:p>
          </table:table-cell>
          <table:table-cell/>
          <table:table-cell table:style-name="ce8" office:value-type="string" calcext:value-type="string">
            <text:p>1752-04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35" calcext:value-type="float">
            <text:p>1735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30 Oct 174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sdr</text:p>
          </table:table-cell>
          <table:table-cell/>
          <table:table-cell table:style-name="ce8" office:value-type="string" calcext:value-type="string">
            <text:p>1754-10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7" calcext:value-type="float">
            <text:p>1747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7 <text:s text:c="4"/>kaitsor heiki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Påhlsson </text:p>
          </table:table-cell>
          <table:table-cell table:number-columns-repeated="2"/>
          <table:table-cell table:style-name="ce3" office:value-type="float" office:value="1699" calcext:value-type="float">
            <text:p>1699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2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float" office:value="1669" calcext:value-type="float">
            <text:p>1669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hendrsdr; påhl larssons änka</text:p>
          </table:table-cell>
          <table:table-cell/>
          <table:table-cell table:style-name="ce8" office:value-type="string" calcext:value-type="string">
            <text:p>1753-06-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2" calcext:value-type="float">
            <text:p>1732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k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694" calcext:value-type="float">
            <text:p>1694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19" calcext:value-type="float">
            <text:p>171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Michelson </text:p>
          </table:table-cell>
          <table:table-cell table:style-name="ce2"/>
          <table:table-cell/>
          <table:table-cell table:style-name="ce3" office:value-type="string" calcext:value-type="string">
            <text:p>Feb 172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string" calcext:value-type="string">
            <text:p>Sep 1722 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7 Apr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att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Isaksdr. </text:p>
          </table:table-cell>
          <table:table-cell table:style-name="ce2" office:value-type="string" calcext:value-type="string">
            <text:p>Flick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m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8 <text:s text:c="4"/>kaitsor hann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Carlsson </text:p>
          </table:table-cell>
          <table:table-cell table:number-columns-repeated="2"/>
          <table:table-cell table:style-name="ce3" office:value-type="string" calcext:value-type="string">
            <text:p>Aug 169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2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Dec 169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arin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1729</text:p>
          </table:table-cell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:</text:p>
          </table:table-cell>
          <table:table-cell/>
          <table:table-cell table:style-name="ce3" office:value-type="float" office:value="1723" calcext:value-type="float">
            <text:p>1723</text:p>
          </table:table-cell>
          <table:table-cell table:style-name="ce2" office:value-type="string" calcext:value-type="string">
            <text:p>Son in law's wife;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27" calcext:value-type="float">
            <text:p>1727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v 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49 <text:s text:c="4"/>kaitsor hann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Simonsson </text:p>
          </table:table-cell>
          <table:table-cell table:number-columns-repeated="2"/>
          <table:table-cell table:style-name="ce3" office:value-type="float" office:value="1711" calcext:value-type="float">
            <text:p>1711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pr 1701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k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float" office:value="1685" calcext:value-type="float">
            <text:p>1685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Dec 1738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karlsson; b. 1738-12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carlsson; b. 1739-12-1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43" calcext:value-type="float">
            <text:p>1743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carlsson; b. 1743-02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44" calcext:value-type="float">
            <text:p>174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0 <text:s text:c="4"/>kaitsor sigfreid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athson </text:p>
          </table:table-cell>
          <table:table-cell table:number-columns-repeated="2"/>
          <table:table-cell table:style-name="ce3" office:value-type="string" calcext:value-type="string">
            <text:p>Oct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2" calcext:value-type="float">
            <text:p>174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6" calcext:value-type="float">
            <text:p>174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52" calcext:value-type="float">
            <text:p>175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151 <text:s text:c="4"/>kaitsor keysa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Ehrsson </text:p>
          </table:table-cell>
          <table:table-cell table:number-columns-repeated="2"/>
          <table:table-cell table:style-name="ce3" office:value-type="string" calcext:value-type="string">
            <text:p>May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 Död</text:p>
          </table:table-cell>
          <table:table-cell/>
          <table:table-cell table:style-name="ce3" office:value-type="float" office:value="1691" calcext:value-type="float">
            <text:p>1691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8" office:value-type="string" calcext:value-type="string">
            <text:p>1751-07-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yst: dott: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2" office:value-type="string" calcext:value-type="string">
            <text:p>Sis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1 <text:s text:c="4"/>kaitsor finn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Johansson </text:p>
          </table:table-cell>
          <table:table-cell table:number-columns-repeated="2"/>
          <table:table-cell table:style-name="ce3" office:value-type="string" calcext:value-type="string">
            <text:p>Sep 170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69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Jul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40" calcext:value-type="float">
            <text:p>1740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46" calcext:value-type="float">
            <text:p>174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35" calcext:value-type="float">
            <text:p>1735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2" calcext:value-type="float">
            <text:p>174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6 Dec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2 <text:s text:c="4"/>kaitsor soldater och hu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Blomdahl </text:p>
          </table:table-cell>
          <table:table-cell table:number-columns-repeated="2"/>
          <table:table-cell table:style-name="ce3" office:value-type="string" calcext:value-type="string">
            <text:p>Sep 171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23" calcext:value-type="float">
            <text:p>172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21 Sep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Fader</text:p>
          </table:table-cell>
          <table:table-cell/>
          <table:table-cell table:style-name="ce3"/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arin Erich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Fad. Ä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oab Blomdal </text:p>
          </table:table-cell>
          <table:table-cell table:number-columns-repeated="2"/>
          <table:table-cell table:style-name="ce3" office:value-type="string" calcext:value-type="string">
            <text:p>Dec 171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95" calcext:value-type="float">
            <text:p>1695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hlin </text:p>
          </table:table-cell>
          <table:table-cell table:style-name="ce2" office:value-type="string" calcext:value-type="string">
            <text:p>Sold. Änken</text:p>
          </table:table-cell>
          <table:table-cell/>
          <table:table-cell table:style-name="ce3" office:value-type="float" office:value="1697" calcext:value-type="float">
            <text:p>1697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Bidrot </text:p>
          </table:table-cell>
          <table:table-cell table:style-name="ce2" office:value-type="string" calcext:value-type="string">
            <text:p>S.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 office:value-type="string" calcext:value-type="string">
            <text:p>12 Jun 1728 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 Dalström </text:p>
          </table:table-cell>
          <table:table-cell table:style-name="ce2" office:value-type="string" calcext:value-type="string">
            <text:p>Soldat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berg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Kirstin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Ström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. Mårtdr. </text:p>
          </table:table-cell>
          <table:table-cell table:style-name="ce2" office:value-type="string" calcext:value-type="string">
            <text:p>Hustro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simonsdr; b. 1753-10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simonsdr; b. 1755-10-0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3 <text:s text:c="4"/>karfwat ulfw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Mårtensson </text:p>
          </table:table-cell>
          <table:table-cell table:number-columns-repeated="2"/>
          <table:table-cell table:style-name="ce3" office:value-type="string" calcext:value-type="string">
            <text:p>Jun 169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string" calcext:value-type="string">
            <text:p>Nov 169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Mod:</text:p>
          </table:table-cell>
          <table:table-cell/>
          <table:table-cell table:style-name="ce3" office:value-type="float" office:value="1669" calcext:value-type="float">
            <text:p>1669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5" calcext:value-type="float">
            <text:p>1735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Feb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0 Nov 173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2 Dec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2 Jan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695" calcext:value-type="float">
            <text:p>1695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eng ifn År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4 <text:s text:c="4"/>karfwat eu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. Adolf Lamped </text:p>
          </table:table-cell>
          <table:table-cell table:style-name="ce2" office:value-type="string" calcext:value-type="string">
            <text:p>Sergenten</text:p>
          </table:table-cell>
          <table:table-cell/>
          <table:table-cell table:style-name="ce3" office:value-type="string" calcext:value-type="string">
            <text:p>18 Mar 1719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jacob ditlof lampel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Rykberg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string" calcext:value-type="string">
            <text:p>Feb 1715 </text:p>
          </table:table-cell>
          <table:table-cell table:style-name="ce2" office:value-type="string" calcext:value-type="string">
            <text:p>Wife</text:p>
          </table:table-cell>
          <table:table-cell table:style-name="ce1" office:value-type="string" calcext:value-type="string">
            <text:p>maria rijkberg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Fromholt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Oct 174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perh. from oulu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Helen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21 Jan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of maxmo</text:p>
          </table:table-cell>
          <table:table-cell/>
          <table:table-cell table:style-name="ce8" office:value-type="string" calcext:value-type="string">
            <text:p>1751-08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Dec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29 Nov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Landbonden Död</text:p>
          </table:table-cell>
          <table:table-cell/>
          <table:table-cell table:style-name="ce3" office:value-type="string" calcext:value-type="string">
            <text:p>Jun 1699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8" office:value-type="string" calcext:value-type="string">
            <text:p>1752-02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96" calcext:value-type="float">
            <text:p>1696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Oct 172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Feb 173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25" calcext:value-type="float">
            <text:p>1725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Ander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öd Fadren</text:p>
          </table:table-cell>
          <table:table-cell/>
          <table:table-cell table:style-name="ce3"/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Ä 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5 <text:s text:c="4"/>karfwat kå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Carlsson </text:p>
          </table:table-cell>
          <table:table-cell table:number-columns-repeated="2"/>
          <table:table-cell table:style-name="ce3" office:value-type="string" calcext:value-type="string">
            <text:p>Feb 171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17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Fad Död</text:p>
          </table:table-cell>
          <table:table-cell/>
          <table:table-cell table:style-name="ce3"/>
          <table:table-cell table:style-name="ce2" office:value-type="string" calcext:value-type="string">
            <text:p>Father</text:p>
          </table:table-cell>
          <table:table-cell table:style-name="ce2" office:value-type="string" calcext:value-type="string">
            <text:p>simonsson; b. 1664</text:p>
          </table:table-cell>
          <table:table-cell/>
          <table:table-cell table:style-name="ce8" office:value-type="string" calcext:value-type="string">
            <text:p>1751-08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1" office:value-type="string" calcext:value-type="string">
            <text:p>Mother 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8" office:value-type="string" calcext:value-type="string">
            <text:p>1754-07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Sep 1724 </text:p>
          </table:table-cell>
          <table:table-cell table:style-name="ce1" office:value-type="string" calcext:value-type="string">
            <text:p>Sis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Feb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Oct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Mar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Aug 169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an Syster</text:p>
          </table:table-cell>
          <table:table-cell/>
          <table:table-cell table:style-name="ce3" office:value-type="string" calcext:value-type="string">
            <text:p>Jan 172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5 Mar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Broder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6 <text:s text:c="4"/>karfwat ränn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athson </text:p>
          </table:table-cell>
          <table:table-cell table:number-columns-repeated="2"/>
          <table:table-cell table:style-name="ce3" office:value-type="string" calcext:value-type="string">
            <text:p>Mar 1691 </text:p>
          </table:table-cell>
          <table:table-cell/>
          <table:table-cell table:style-name="ce2" office:value-type="string" calcext:value-type="string">
            <text:p>1st wife maria 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695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; md. 175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24" calcext:value-type="float">
            <text:p>1724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Jan 171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Jan 172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Mar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lin </text:p>
          </table:table-cell>
          <table:table-cell table:style-name="ce2" office:value-type="string" calcext:value-type="string">
            <text:p>Änka</text:p>
          </table:table-cell>
          <table:table-cell/>
          <table:table-cell table:style-name="ce3" office:value-type="float" office:value="1697" calcext:value-type="float">
            <text:p>1697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öd Dotter</text:p>
          </table:table-cell>
          <table:table-cell/>
          <table:table-cell table:style-name="ce3" office:value-type="string" calcext:value-type="string">
            <text:p>Nov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ha </text:p>
          </table:table-cell>
          <table:table-cell table:style-name="ce2" office:value-type="string" calcext:value-type="string">
            <text:p>Swägerskan</text:p>
          </table:table-cell>
          <table:table-cell/>
          <table:table-cell table:style-name="ce3"/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Pigan ifrån Årawai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årten Mårnenssons? Son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7 <text:s text:c="4"/>karfwat lass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Johansson </text:p>
          </table:table-cell>
          <table:table-cell table:number-columns-repeated="2"/>
          <table:table-cell table:style-name="ce3" office:value-type="string" calcext:value-type="string">
            <text:p>Nov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1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prob. 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Jan 173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Feb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Sep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Nov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9 Jan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5 Jul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c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8 <text:s text:c="4"/>karfwat pet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kus Jöransson </text:p>
          </table:table-cell>
          <table:table-cell table:number-columns-repeated="2"/>
          <table:table-cell table:style-name="ce3" office:value-type="float" office:value="1683" calcext:value-type="float">
            <text:p>1683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May 169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Jun 1720 </text:p>
          </table:table-cell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ys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float" office:value="1725" calcext:value-type="float">
            <text:p>1725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marku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30 Oct 1747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öd Dotter Son</text:p>
          </table:table-cell>
          <table:table-cell/>
          <table:table-cell table:style-name="ce3" office:value-type="string" calcext:value-type="string">
            <text:p>30 Sep 1749 </text:p>
          </table:table-cell>
          <table:table-cell table:style-name="ce2" office:value-type="string" calcext:value-type="string">
            <text:p>Daughter's Son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8" office:value-type="string" calcext:value-type="string">
            <text:p>1751-10-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oä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59 <text:s text:c="4"/>karfwat soldater och inhyse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Habb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. Mathson </text:p>
          </table:table-cell>
          <table:table-cell table:style-name="ce2" office:value-type="string" calcext:value-type="string">
            <text:p>Murmäst</text:p>
          </table:table-cell>
          <table:table-cell/>
          <table:table-cell table:style-name="ce3" office:value-type="float" office:value="1704" calcext:value-type="float">
            <text:p>1704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Jul 170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wär Mod</text:p>
          </table:table-cell>
          <table:table-cell/>
          <table:table-cell table:style-name="ce3" office:value-type="float" office:value="1684" calcext:value-type="float">
            <text:p>1684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Oct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Feb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9 Mar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Död Änkan</text:p>
          </table:table-cell>
          <table:table-cell/>
          <table:table-cell table:style-name="ce3" office:value-type="float" office:value="1688" calcext:value-type="float">
            <text:p>1688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Endahl </text:p>
          </table:table-cell>
          <table:table-cell table:style-name="ce2" office:value-type="string" calcext:value-type="string">
            <text:p>Såld</text:p>
          </table:table-cell>
          <table:table-cell/>
          <table:table-cell table:style-name="ce3" office:value-type="float" office:value="1715" calcext:value-type="float">
            <text:p>1715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string" calcext:value-type="string">
            <text:p>08 Mar 1712 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09 Jun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0 <text:s text:c="4"/>bertby storkålax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Math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Nov 167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2-07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8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yst Son</text:p>
          </table:table-cell>
          <table:table-cell/>
          <table:table-cell table:style-name="ce3" office:value-type="string" calcext:value-type="string">
            <text:p>06 Feb 1723 </text:p>
          </table:table-cell>
          <table:table-cell table:style-name="ce2" office:value-type="string" calcext:value-type="string">
            <text:p>Sister's Son</text:p>
          </table:table-cell>
          <table:table-cell table:style-name="ce1" office:value-type="string" calcext:value-type="string">
            <text:p>gustafsson by maria 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ister's 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Syst Son</text:p>
          </table:table-cell>
          <table:table-cell/>
          <table:table-cell table:style-name="ce3" office:value-type="string" calcext:value-type="string">
            <text:p>16 Sep 1731 </text:p>
          </table:table-cell>
          <table:table-cell table:style-name="ce2" office:value-type="string" calcext:value-type="string">
            <text:p>Sister's Son</text:p>
          </table:table-cell>
          <table:table-cell table:style-name="ce1" office:value-type="string" calcext:value-type="string">
            <text:p>göstasson by maria 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ister's 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May 1724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31 Jul 173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atts Hustru</text:p>
          </table:table-cell>
          <table:table-cell/>
          <table:table-cell table:style-name="ce3" office:value-type="string" calcext:value-type="string">
            <text:p>24 Jul 1734 </text:p>
          </table:table-cell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Toma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s d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Mattsson </text:p>
          </table:table-cell>
          <table:table-cell table:style-name="ce2" office:value-type="string" calcext:value-type="string">
            <text:p>Sonen</text:p>
          </table:table-cell>
          <table:table-cell/>
          <table:table-cell table:style-name="ce3"/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</text:p>
          </table:table-cell>
          <table:table-cell table:style-name="ce2" office:value-type="string" calcext:value-type="string">
            <text:p>Sonen</text:p>
          </table:table-cell>
          <table:table-cell/>
          <table:table-cell table:style-name="ce3"/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 10 åh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1 <text:s text:c="4"/>bertby lillkålax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Johansson </text:p>
          </table:table-cell>
          <table:table-cell table:number-columns-repeated="2"/>
          <table:table-cell table:style-name="ce3" office:value-type="float" office:value="1693" calcext:value-type="float">
            <text:p>1693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69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carlsdr; died after 1758 not in 174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Sep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johansdr rabb; b. 1724-12-03 kvev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tuf Son</text:p>
          </table:table-cell>
          <table:table-cell/>
          <table:table-cell table:style-name="ce3" office:value-type="string" calcext:value-type="string">
            <text:p>24 Dec 1736 </text:p>
          </table:table-cell>
          <table:table-cell table:style-name="ce2" office:value-type="string" calcext:value-type="string">
            <text:p>Step Son</text:p>
          </table:table-cell>
          <table:table-cell table:style-name="ce1" office:value-type="string" calcext:value-type="string">
            <text:p>perh. michelsson sundström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1 Jan 172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Aug 173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attzdr; b. 1735-08-1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14 Sep 1750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johansson; b. 1750-09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a Dottr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2" office:value-type="string" calcext:value-type="string">
            <text:p>Son's Daughter</text:p>
          </table:table-cell>
          <table:table-cell table:style-name="ce2" office:value-type="string" calcext:value-type="string">
            <text:p>johansdr; b. 1753-07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johansson; b. 1755-10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2 <text:s text:c="4"/>bertby finn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Mårtensson </text:p>
          </table:table-cell>
          <table:table-cell table:number-columns-repeated="2"/>
          <table:table-cell table:style-name="ce3" office:value-type="string" calcext:value-type="string">
            <text:p>Jun 169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98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Jan 172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thomasson</text:p>
          </table:table-cell>
          <table:table-cell/>
          <table:table-cell table:style-name="ce12" office:value-type="string" calcext:value-type="string">
            <text:p>1754-05-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16 Jan 1724 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Mar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thomas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Jul 1730 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matthsdr of kierk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1 Dec 173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thom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Feb 173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thom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4 Feb 174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thom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Nov 173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thoma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6 Mar 173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thoma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string" calcext:value-type="string">
            <text:p>10 Mar 1749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Sona Dotter</text:p>
          </table:table-cell>
          <table:table-cell/>
          <table:table-cell table:style-name="ce3" office:value-type="string" calcext:value-type="string">
            <text:p>11 Jun 1750 </text:p>
          </table:table-cell>
          <table:table-cell table:style-name="ce2" office:value-type="string" calcext:value-type="string">
            <text:p>Son's Daughter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a Dotter</text:p>
          </table:table-cell>
          <table:table-cell/>
          <table:table-cell table:style-name="ce3" office:value-type="string" calcext:value-type="string">
            <text:p>24 Sep 1750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3 <text:s text:c="4"/>bertby strand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Johansson </text:p>
          </table:table-cell>
          <table:table-cell table:number-columns-repeated="2"/>
          <table:table-cell table:style-name="ce3" office:value-type="string" calcext:value-type="string">
            <text:p>Mar 169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1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Apr 1735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ichelsson; by ann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4 Sep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Oct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8" office:value-type="string" calcext:value-type="string">
            <text:p>1752-07-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6 Sep 174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Mattsdr.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 Son</text:p>
          </table:table-cell>
          <table:table-cell/>
          <table:table-cell table:style-name="ce3" office:value-type="string" calcext:value-type="string">
            <text:p>1756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johansson; b. 1756-09-19</text:p>
          </table:table-cell>
          <table:table-cell/>
          <table:table-cell table:style-name="ce8" office:value-type="string" calcext:value-type="string">
            <text:p>1756-12-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4 <text:s text:c="4"/>bertby swän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Danielsson </text:p>
          </table:table-cell>
          <table:table-cell table:number-columns-repeated="2"/>
          <table:table-cell table:style-name="ce3" office:value-type="string" calcext:value-type="string">
            <text:p>Sep 1705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55-04-07</text:p>
          </table:table-cell>
          <table:table-cell/>
          <table:table-cell table:style-name="ce7" office:value-type="float" office:value="1754" calcext:value-type="float">
            <text:p>17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692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Apr 173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on Hustru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Dr. Gåss</text:p>
          </table:table-cell>
          <table:table-cell/>
          <table:table-cell table:style-name="ce3" office:value-type="string" calcext:value-type="string">
            <text:p>12 Mar 174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24" calcext:value-type="float">
            <text:p>1724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Hådma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5" calcext:value-type="float">
            <text:p>1755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4 <text:s text:c="4"/>bertby an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eremias Hindrichsson </text:p>
          </table:table-cell>
          <table:table-cell table:number-columns-repeated="2"/>
          <table:table-cell table:style-name="ce3" office:value-type="string" calcext:value-type="string">
            <text:p>Sep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Feb 1699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Jan 1729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ndersson; jeremias is step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prob. simonsdr of karfsso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9 Sep 173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eremi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5 <text:s text:c="4"/>bertby an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Johansson </text:p>
          </table:table-cell>
          <table:table-cell table:number-columns-repeated="2"/>
          <table:table-cell table:style-name="ce3" office:value-type="string" calcext:value-type="string">
            <text:p>Dec 170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Feb 171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2" office:value-type="string" calcext:value-type="string">
            <text:p>Mother in law</text:p>
          </table:table-cell>
          <table:table-cell table:style-name="ce1" office:value-type="string" calcext:value-type="string">
            <text:p>erich erichssons änka</text:p>
          </table:table-cell>
          <table:table-cell/>
          <table:table-cell table:style-name="ce8" office:value-type="string" calcext:value-type="string">
            <text:p>1752-06-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7 Aug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Apr 1736</text:p>
          </table:table-cell>
          <table:table-cell table:style-name="ce1" office:value-type="string" calcext:value-type="string">
            <text:p>Daughter</text:p>
          </table:table-cell>
          <table:table-cell table:style-name="ce2" office:value-type="string" calcext:value-type="string">
            <text:p>carlsdr; b. 1736-04-2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Oct 173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carlsdr; b. 1739-10-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Apr 174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Jun 174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Jun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car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6 Sep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6 <text:s text:c="4"/>bertby åll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Simonsson </text:p>
          </table:table-cell>
          <table:table-cell table:number-columns-repeated="2"/>
          <table:table-cell table:style-name="ce3" office:value-type="string" calcext:value-type="string">
            <text:p>May 1698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700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 of lå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Fad</text:p>
          </table:table-cell>
          <table:table-cell/>
          <table:table-cell table:style-name="ce3" office:value-type="float" office:value="1672" calcext:value-type="float">
            <text:p>1672</text:p>
          </table:table-cell>
          <table:table-cell table:style-name="ce2" office:value-type="string" calcext:value-type="string">
            <text:p>Father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8" office:value-type="string" calcext:value-type="string">
            <text:p>1752-05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74" calcext:value-type="float">
            <text:p>1674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åkesdr; d. 1751-12-26 b. 1670</text:p>
          </table:table-cell>
          <table:table-cell/>
          <table:table-cell table:style-name="ce8" office:value-type="string" calcext:value-type="string">
            <text:p>1752-01-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Nov 172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prob. gustafsdr of karfssor; md 1752-06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Jun 173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9 Jan 1732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Oct 173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kel </text:p>
          </table:table-cell>
          <table:table-cell table:style-name="ce2" office:value-type="string" calcext:value-type="string">
            <text:p>Mågen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michelsson md maria 1755-10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7 <text:s text:c="4"/>bertby tröt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Mathson </text:p>
          </table:table-cell>
          <table:table-cell table:number-columns-repeated="2"/>
          <table:table-cell table:style-name="ce3" office:value-type="string" calcext:value-type="string">
            <text:p>Mar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Oct 170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Apr 174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7 Aug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30 Sep 1734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7 Aug 174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8 Mar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string" calcext:value-type="string">
            <text:p>1756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 b. 1756-08-0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8 <text:s text:c="4"/>bertby ped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årtensson </text:p>
          </table:table-cell>
          <table:table-cell table:number-columns-repeated="2"/>
          <table:table-cell table:style-name="ce3" office:value-type="string" calcext:value-type="string">
            <text:p>Sep 169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8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Oct 172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Dec 1749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Apr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5 Apr 1737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2 Oct 174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69 <text:s text:c="4"/>bertby mat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Olof Larsson </text:p>
          </table:table-cell>
          <table:table-cell table:number-columns-repeated="2"/>
          <table:table-cell table:style-name="ce3" office:value-type="string" calcext:value-type="string">
            <text:p>Nov 167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string" calcext:value-type="string">
            <text:p>Dec 1688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; d. 1753-08-23</text:p>
          </table:table-cell>
          <table:table-cell/>
          <table:table-cell table:style-name="ce8" office:value-type="string" calcext:value-type="string">
            <text:p>1753-08-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Mar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olof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19 Oct 1724 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mattzdr; 2nd wife brita 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Mar 173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olof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h </text:p>
          </table:table-cell>
          <table:table-cell table:style-name="ce2" office:value-type="string" calcext:value-type="string">
            <text:p>Såld. Storms Son</text:p>
          </table:table-cell>
          <table:table-cell/>
          <table:table-cell table:style-name="ce3" office:value-type="string" calcext:value-type="string">
            <text:p>11 Dec 1743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ttzson storm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är Carlsson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Dre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Daniel Ehrsson </text:p>
          </table:table-cell>
          <table:table-cell table:number-columns-repeated="2"/>
          <table:table-cell table:style-name="ce3" office:value-type="string" calcext:value-type="string">
            <text:p>12 Nov 172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gustafsdr of karfssor md 1752-01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Jul 1693 </text:p>
          </table:table-cell>
          <table:table-cell table:style-name="ce1" office:value-type="string" calcext:value-type="string">
            <text:p>Mother </text:p>
          </table:table-cell>
          <table:table-cell table:style-name="ce1" office:value-type="string" calcext:value-type="string">
            <text:p>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st</text:p>
          </table:table-cell>
          <table:table-cell/>
          <table:table-cell table:style-name="ce3" office:value-type="string" calcext:value-type="string">
            <text:p>Oct 1694</text:p>
          </table:table-cell>
          <table:table-cell table:style-name="ce2" office:value-type="string" calcext:value-type="string">
            <text:p>Aunt</text:p>
          </table:table-cell>
          <table:table-cell table:style-name="ce2" office:value-type="string" calcext:value-type="string">
            <text:p>danielsdr; perh. b. 1693-10-30</text:p>
          </table:table-cell>
          <table:table-cell/>
          <table:table-cell table:style-name="ce8" office:value-type="string" calcext:value-type="string">
            <text:p>1752-06-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end. </text:p>
          </table:table-cell>
          <table:table-cell table:style-name="ce2" office:value-type="string" calcext:value-type="string">
            <text:p>Brod</text:p>
          </table:table-cell>
          <table:table-cell/>
          <table:table-cell table:style-name="ce3" office:value-type="string" calcext:value-type="string">
            <text:p>17 Jun 1731 </text:p>
          </table:table-cell>
          <table:table-cell table:style-name="ce2" office:value-type="string" calcext:value-type="string">
            <text:p>Brother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Brod</text:p>
          </table:table-cell>
          <table:table-cell/>
          <table:table-cell table:style-name="ce3" office:value-type="string" calcext:value-type="string">
            <text:p>09 May 1739 </text:p>
          </table:table-cell>
          <table:table-cell table:style-name="ce2" office:value-type="string" calcext:value-type="string">
            <text:p>Brother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26 Sep 1726 </text:p>
          </table:table-cell>
          <table:table-cell table:style-name="ce1" office:value-type="string" calcext:value-type="string">
            <text:p>Sister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rönfelt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1" office:value-type="string" calcext:value-type="string">
            <text:p>grönfelts in the church books are me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0 <text:s text:c="4"/>bertby tho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Hindrichsson </text:p>
          </table:table-cell>
          <table:table-cell table:number-columns-repeated="2"/>
          <table:table-cell table:style-name="ce3" office:value-type="string" calcext:value-type="string">
            <text:p>06 Jun 172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0 Dec 172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5 Dec 173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Jun 173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6 Sep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6 Sep 1733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7 Nov 1730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prob. car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Dec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e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Nov 1720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attzdr; husb mårten isac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aack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 office:value-type="string" calcext:value-type="string">
            <text:p>10 Aug 1744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 of lom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i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1 <text:s text:c="4"/>bertby gå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Mattsson </text:p>
          </table:table-cell>
          <table:table-cell table:number-columns-repeated="2"/>
          <table:table-cell table:style-name="ce3" office:value-type="string" calcext:value-type="string">
            <text:p>Nov 169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Feb 1688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sw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1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string" calcext:value-type="string">
            <text:p>26 Feb 1726 </text:p>
          </table:table-cell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9 Apr 1730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1" office:value-type="string" calcext:value-type="string">
            <text:p>Mågen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erichsson; md anna 1755-12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11 Apr 1726 </text:p>
          </table:table-cell>
          <table:table-cell table:style-name="ce2" office:value-type="string" calcext:value-type="string">
            <text:p>Daughter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Dottr</text:p>
          </table:table-cell>
          <table:table-cell/>
          <table:table-cell table:style-name="ce3" office:value-type="float" office:value="1736" calcext:value-type="float">
            <text:p>173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6 Sep 1731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2 <text:s text:c="4"/>bertby jåf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Michelsson </text:p>
          </table:table-cell>
          <table:table-cell table:number-columns-repeated="2"/>
          <table:table-cell table:style-name="ce3" office:value-type="string" calcext:value-type="string">
            <text:p>Oct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un 1707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Fad</text:p>
          </table:table-cell>
          <table:table-cell/>
          <table:table-cell table:style-name="ce3" office:value-type="string" calcext:value-type="string">
            <text:p>Jun 1683 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Mod</text:p>
          </table:table-cell>
          <table:table-cell/>
          <table:table-cell table:style-name="ce3" office:value-type="string" calcext:value-type="string">
            <text:p>Dec 1681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Jan 1747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9 Dec 173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Feb 173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May 173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4 Apr 174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7 May 1734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ichelsson of bert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03 Jun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6 Sep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3 <text:s text:c="4"/>bertby topp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Jacobsson </text:p>
          </table:table-cell>
          <table:table-cell table:number-columns-repeated="2"/>
          <table:table-cell table:style-name="ce3" office:value-type="string" calcext:value-type="string">
            <text:p>Sep 1691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b. 1691-09-14</text:p>
          </table:table-cell>
          <table:table-cell/>
          <table:table-cell table:style-name="ce8" office:value-type="string" calcext:value-type="string">
            <text:p>1753-05-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ug 169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Sep 1743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kel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Ersson </text:p>
          </table:table-cell>
          <table:table-cell table:style-name="ce2" office:value-type="string" calcext:value-type="string">
            <text:p>Wol. Ma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Gustafva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1" office:value-type="string" calcext:value-type="string">
            <text:p>couple at ållus has same name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4 <text:s text:c="4"/>bertby zachr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Mathson </text:p>
          </table:table-cell>
          <table:table-cell table:number-columns-repeated="2"/>
          <table:table-cell table:style-name="ce3" office:value-type="string" calcext:value-type="string">
            <text:p>Nov 171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05" calcext:value-type="float">
            <text:p>1705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acob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Aug 1738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5 May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k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7 Feb 173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1 Feb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Mar 174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b. 1746-03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05 Dec 175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ichelsdr; burial rec in error says anna</text:p>
          </table:table-cell>
          <table:table-cell/>
          <table:table-cell table:style-name="ce8" office:value-type="string" calcext:value-type="string">
            <text:p>1751-01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ram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michelsson md margeta 1752-06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5 <text:s text:c="4"/>bertby zachr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Mathson </text:p>
          </table:table-cell>
          <table:table-cell table:number-columns-repeated="2"/>
          <table:table-cell table:style-name="ce3" office:value-type="string" calcext:value-type="string">
            <text:p>12 May 172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24" calcext:value-type="float">
            <text:p>1724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1" office:value-type="string" calcext:value-type="string">
            <text:p>Moth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r gåss</text:p>
          </table:table-cell>
          <table:table-cell/>
          <table:table-cell table:style-name="ce3" office:value-type="string" calcext:value-type="string">
            <text:p>Apr 173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Nov 171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699" calcext:value-type="float">
            <text:p>1699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1 Sep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abrahamsdr</text:p>
          </table:table-cell>
          <table:table-cell/>
          <table:table-cell table:style-name="ce8" office:value-type="string" calcext:value-type="string">
            <text:p>1751-01-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rael </text:p>
          </table:table-cell>
          <table:table-cell table:style-name="ce2" office:value-type="string" calcext:value-type="string">
            <text:p>Dräng 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6 <text:s text:c="4"/>bertby backi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Esaiasson </text:p>
          </table:table-cell>
          <table:table-cell table:number-columns-repeated="2"/>
          <table:table-cell table:style-name="ce3" office:value-type="string" calcext:value-type="string">
            <text:p>Apr 170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pr 170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5 May 1728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thoma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Andersdr.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tene Knäck?</text:p>
          </table:table-cell>
          <table:table-cell table:style-name="ce2" office:value-type="string" calcext:value-type="string">
            <text:p>dess</text:p>
          </table:table-cell>
          <table:table-cell/>
          <table:table-cell table:style-name="ce3"/>
          <table:table-cell/>
          <table:table-cell table:style-name="ce1" office:value-type="string" calcext:value-type="string">
            <text:p>possibly not a per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rich </text:p>
          </table:table-cell>
          <table:table-cell table:style-name="ce2" office:value-type="string" calcext:value-type="string">
            <text:p>Dr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7 <text:s text:c="4"/>bertby soldater och inhyse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Wörgren </text:p>
          </table:table-cell>
          <table:table-cell table:number-columns-repeated="2"/>
          <table:table-cell table:style-name="ce3" office:value-type="string" calcext:value-type="string">
            <text:p>Sep 172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un 172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giösta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3 Apr 174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isac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Sep 174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isac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Dahlin </text:p>
          </table:table-cell>
          <table:table-cell table:number-columns-repeated="2"/>
          <table:table-cell table:style-name="ce3" office:value-type="string" calcext:value-type="string">
            <text:p>Aug 171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ucin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ul 172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float" office:value="1683" calcext:value-type="float">
            <text:p>1683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Apr 174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1 Jun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Sundström </text:p>
          </table:table-cell>
          <table:table-cell table:number-columns-repeated="2"/>
          <table:table-cell table:style-name="ce3" office:value-type="string" calcext:value-type="string">
            <text:p>Sep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0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3 Apr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Jan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Sep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8 <text:s text:c="4"/>bertby soldater och inhyses fol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Ström </text:p>
          </table:table-cell>
          <table:table-cell table:style-name="ce2" office:value-type="string" calcext:value-type="string">
            <text:p>Såldaten</text:p>
          </table:table-cell>
          <table:table-cell/>
          <table:table-cell table:style-name="ce3" office:value-type="string" calcext:value-type="string">
            <text:p>Mar 1729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prob. simonsson b. 1729-02-2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13 Dec 1727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årtensdr of palfwe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30 Oct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8" office:value-type="string" calcext:value-type="string">
            <text:p>1751-08-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ld Lundberg Änka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Mar 174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46" calcext:value-type="float">
            <text:p>1746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Ratken</text:p>
          </table:table-cell>
          <table:table-cell table:style-name="ce2" office:value-type="string" calcext:value-type="string">
            <text:p>Corporal</text:p>
          </table:table-cell>
          <table:table-cell/>
          <table:table-cell table:style-name="ce3" office:value-type="float" office:value="1723" calcext:value-type="float">
            <text:p>1723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samuel andersson ratken; md 1748-03-0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05 Mar 172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07 Nov 175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samuelsdr; b. 1750-11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Pamp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Pär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h. Häggman </text:p>
          </table:table-cell>
          <table:table-cell table:style-name="ce2"/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Olof Lundberg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79 <text:s text:c="4"/>lålax bredfo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Math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Aug 169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4-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y 1707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Måg</text:p>
          </table:table-cell>
          <table:table-cell/>
          <table:table-cell table:style-name="ce3" office:value-type="string" calcext:value-type="string">
            <text:p>Feb 1722 </text:p>
          </table:table-cell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mich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Sep 1722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jacob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Oct 173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Mar 1741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3 Nov 174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1 Jan 1746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27 Apr 1749 </text:p>
          </table:table-cell>
          <table:table-cell table:style-name="ce2" office:value-type="string" calcext:value-type="string">
            <text:p>Daughter's Son</text:p>
          </table:table-cell>
          <table:table-cell table:style-name="ce2" office:value-type="string" calcext:value-type="string">
            <text:p>mattz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Sep 1746 </text:p>
          </table:table-cell>
          <table:table-cell table:style-name="ce2" office:value-type="string" calcext:value-type="string">
            <text:p>Daughter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01 Apr 1727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he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der</text:p>
          </table:table-cell>
          <table:table-cell/>
          <table:table-cell table:style-name="ce3" office:value-type="string" calcext:value-type="string">
            <text:p>Nov 1680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8" office:value-type="string" calcext:value-type="string">
            <text:p>1754-04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ffe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0 <text:s text:c="4"/>lålax haga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ergeant Forsbäck </text:p>
          </table:table-cell>
          <table:table-cell table:number-columns-repeated="2"/>
          <table:table-cell table:style-name="ce3" office:value-type="string" calcext:value-type="string">
            <text:p>Aug 1676 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Hendrich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687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sd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1" office:value-type="string" calcext:value-type="string">
            <text:p>Måg</text:p>
          </table:table-cell>
          <table:table-cell/>
          <table:table-cell table:style-name="ce3" office:value-type="string" calcext:value-type="string">
            <text:p>Aug 1715 </text:p>
          </table:table-cell>
          <table:table-cell table:style-name="ce1" office:value-type="string" calcext:value-type="string">
            <text:p>Son in law</text:p>
          </table:table-cell>
          <table:table-cell table:style-name="ce1" office:value-type="string" calcext:value-type="string">
            <text:p>Erichsso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Dec 1719 </text:p>
          </table:table-cell>
          <table:table-cell table:style-name="ce1" office:value-type="string" calcext:value-type="string">
            <text:p>Daughter</text:p>
          </table:table-cell>
          <table:table-cell table:style-name="ce1" office:value-type="string" calcext:value-type="string">
            <text:p>Hindersd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Dec 1728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indersdr; b. 1726-12-1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ind. </text:p>
          </table:table-cell>
          <table:table-cell table:style-name="ce1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13 Aug 1736 </text:p>
          </table:table-cell>
          <table:table-cell table:style-name="ce1" office:value-type="string" calcext:value-type="string">
            <text:p>Daughter’s Son</text:p>
          </table:table-cell>
          <table:table-cell table:style-name="ce1" office:value-type="string" calcext:value-type="string">
            <text:p>And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1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05 Oct 1742 </text:p>
          </table:table-cell>
          <table:table-cell table:style-name="ce1" office:value-type="string" calcext:value-type="string">
            <text:p>Daughter’s Son</text:p>
          </table:table-cell>
          <table:table-cell table:style-name="ce2" office:value-type="string" calcext:value-type="string">
            <text:p>Andersson; date is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1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Aug 1747 </text:p>
          </table:table-cell>
          <table:table-cell table:style-name="ce1" office:value-type="string" calcext:value-type="string">
            <text:p>Daughter’s Son</text:p>
          </table:table-cell>
          <table:table-cell table:style-name="ce1" office:value-type="string" calcext:value-type="string">
            <text:p>Andersson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. </text:p>
          </table:table-cell>
          <table:table-cell table:style-name="ce1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16 Dec 1734 </text:p>
          </table:table-cell>
          <table:table-cell table:style-name="ce1" office:value-type="string" calcext:value-type="string">
            <text:p>Daughter’s Daughter</text:p>
          </table:table-cell>
          <table:table-cell table:style-name="ce1" office:value-type="string" calcext:value-type="string">
            <text:p>Ander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13 Feb 1746 </text:p>
          </table:table-cell>
          <table:table-cell table:style-name="ce1" office:value-type="string" calcext:value-type="string">
            <text:p>Daughter’s Daughter</text:p>
          </table:table-cell>
          <table:table-cell table:style-name="ce2" office:value-type="string" calcext:value-type="string">
            <text:p>Andersdotter; 19 Feb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Dott Dott</text:p>
          </table:table-cell>
          <table:table-cell/>
          <table:table-cell table:style-name="ce3" office:value-type="string" calcext:value-type="string">
            <text:p>19 Apr 1750 </text:p>
          </table:table-cell>
          <table:table-cell table:style-name="ce1" office:value-type="string" calcext:value-type="string">
            <text:p>Daughter’s Daughter</text:p>
          </table:table-cell>
          <table:table-cell table:style-name="ce1" office:value-type="string" calcext:value-type="string">
            <text:p>Ander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1 <text:s text:c="4"/>lålax måsa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m Hinderson </text:p>
          </table:table-cell>
          <table:table-cell table:number-columns-repeated="2"/>
          <table:table-cell table:style-name="ce3" office:value-type="string" calcext:value-type="string">
            <text:p>Mar 1708 </text:p>
          </table:table-cell>
          <table:table-cell/>
          <table:table-cell table:style-name="ce2" office:value-type="string" calcext:value-type="string">
            <text:p>wife2 is beata 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Dec 171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wife1 margeta andersdr md 1737-12-04</text:p>
          </table:table-cell>
          <table:table-cell/>
          <table:table-cell table:style-name="ce8" office:value-type="string" calcext:value-type="string">
            <text:p>1753-05-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Feb 1682 </text:p>
          </table:table-cell>
          <table:table-cell/>
          <table:table-cell table:style-name="ce2" office:value-type="string" calcext:value-type="string">
            <text:p>prob. andersdr; md h. hind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w Mod</text:p>
          </table:table-cell>
          <table:table-cell/>
          <table:table-cell table:style-name="ce3" office:value-type="string" calcext:value-type="string">
            <text:p>Mar 1693 </text:p>
          </table:table-cell>
          <table:table-cell/>
          <table:table-cell table:style-name="ce2" office:value-type="string" calcext:value-type="string">
            <text:p>perh. simonsdr of miemosby if d. 174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9 Aug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Mar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Apr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9 Sep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Nov 173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30 Sep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Nov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abramsdotter</text:p>
          </table:table-cell>
          <table:table-cell/>
          <table:table-cell table:style-name="ce6" office:value-type="string" calcext:value-type="string">
            <text:p>1751-06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lisabet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Jul 175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2 <text:s text:c="4"/>lålax dun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athson </text:p>
          </table:table-cell>
          <table:table-cell table:number-columns-repeated="2"/>
          <table:table-cell table:style-name="ce3" office:value-type="float" office:value="1679" calcext:value-type="float">
            <text:p>1679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float" office:value="1680" calcext:value-type="float">
            <text:p>1680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acobsdr</text:p>
          </table:table-cell>
          <table:table-cell/>
          <table:table-cell table:style-name="ce8" office:value-type="string" calcext:value-type="string">
            <text:p>1751-07-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1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Jul 1706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Dec 1735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string" calcext:value-type="string">
            <text:p>Aug 1737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a Dott</text:p>
          </table:table-cell>
          <table:table-cell/>
          <table:table-cell table:style-name="ce3" office:value-type="string" calcext:value-type="string">
            <text:p>21 Dec 1744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3 <text:s text:c="4"/>lålax änge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Pehrsson </text:p>
          </table:table-cell>
          <table:table-cell table:number-columns-repeated="2"/>
          <table:table-cell table:style-name="ce3" office:value-type="string" calcext:value-type="string">
            <text:p>10 Jun 1726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. 1726-08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string" calcext:value-type="string">
            <text:p>24 Aug 1723 </text:p>
          </table:table-cell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hendrichsdr of lå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95" calcext:value-type="float">
            <text:p>1695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hr </text:p>
          </table:table-cell>
          <table:table-cell table:style-name="ce2" office:value-type="string" calcext:value-type="string">
            <text:p>Brod</text:p>
          </table:table-cell>
          <table:table-cell/>
          <table:table-cell table:style-name="ce3" office:value-type="float" office:value="1729" calcext:value-type="float">
            <text:p>1729</text:p>
          </table:table-cell>
          <table:table-cell table:style-name="ce2" office:value-type="string" calcext:value-type="string">
            <text:p>Brother</text:p>
          </table:table-cell>
          <table:table-cell table:style-name="ce2" office:value-type="string" calcext:value-type="string">
            <text:p>persson b. 1729-03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Bro</text:p>
          </table:table-cell>
          <table:table-cell/>
          <table:table-cell table:style-name="ce3" office:value-type="string" calcext:value-type="string">
            <text:p>21 Jun 1734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27 Feb 1732 </text:p>
          </table:table-cell>
          <table:table-cell table:style-name="ce1" office:value-type="string" calcext:value-type="string">
            <text:p>Sister </text:p>
          </table:table-cell>
          <table:table-cell table:style-name="ce2" office:value-type="string" calcext:value-type="string">
            <text:p>p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Broder</text:p>
          </table:table-cell>
          <table:table-cell/>
          <table:table-cell table:style-name="ce3" office:value-type="string" calcext:value-type="string">
            <text:p>24 Sep 1730 </text:p>
          </table:table-cell>
          <table:table-cell table:style-name="ce2" office:value-type="string" calcext:value-type="string">
            <text:p>Brother</text:p>
          </table:table-cell>
          <table:table-cell table:style-name="ce2" office:value-type="string" calcext:value-type="string">
            <text:p>p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lena </text:p>
          </table:table-cell>
          <table:table-cell table:style-name="ce2" office:value-type="string" calcext:value-type="string">
            <text:p>Död 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erichsdsr b. 1699</text:p>
          </table:table-cell>
          <table:table-cell table:style-name="ce6" office:value-type="string" calcext:value-type="string">
            <text:p>1753-08-25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e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4 <text:s text:c="4"/>lålax åll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seph Andersson </text:p>
          </table:table-cell>
          <table:table-cell table:number-columns-repeated="2"/>
          <table:table-cell table:style-name="ce3" office:value-type="string" calcext:value-type="string">
            <text:p>Mar 1688 </text:p>
          </table:table-cell>
          <table:table-cell table:style-name="ce2" office:value-type="string" calcext:value-type="string">
            <text:p>Head</text:p>
          </table:table-cell>
          <table:table-cell/>
          <table:table-cell table:style-name="ce6" office:value-type="string" calcext:value-type="string">
            <text:p>1753-12-1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09" calcext:value-type="float">
            <text:p>170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Oct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Sep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6 Aug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0 Dec 173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1 Oct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5 <text:s text:c="4"/>lålax jåss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 Hind:son.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Jun 1698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<text:s/></text:p>
          </table:table-cell>
          <table:table-cell table:style-name="ce6" office:value-type="string" calcext:value-type="string">
            <text:p>1750-08-0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: död</text:p>
          </table:table-cell>
          <table:table-cell/>
          <table:table-cell table:style-name="ce3" office:value-type="string" calcext:value-type="string">
            <text:p>Jun 1699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zachrisdr</text:p>
          </table:table-cell>
          <table:table-cell table:style-name="ce6" office:value-type="string" calcext:value-type="string">
            <text:p>1751-05-17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2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 Hust:</text:p>
          </table:table-cell>
          <table:table-cell/>
          <table:table-cell table:style-name="ce3" office:value-type="string" calcext:value-type="string">
            <text:p>21 Apr 1724 </text:p>
          </table:table-cell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car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Zachri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8 Jun 1731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hindrich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4 Aug 1723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e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1 Apr 1724 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hendrichsdr; b. 1724-07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Nov 173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indrichsdr; b. <text:s/>1734-08-3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Mar 1737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indrichsdr; b. 1738-11-1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öd dott.</text:p>
          </table:table-cell>
          <table:table-cell/>
          <table:table-cell table:style-name="ce3" office:value-type="string" calcext:value-type="string">
            <text:p>02 Dec 174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end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1 Apr 1727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he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ona dotter</text:p>
          </table:table-cell>
          <table:table-cell/>
          <table:table-cell table:style-name="ce3" office:value-type="string" calcext:value-type="string">
            <text:p>23 Feb 1750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j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engen H Blomgrens So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6 <text:s text:c="4"/>lålax jåf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årtensson </text:p>
          </table:table-cell>
          <table:table-cell table:number-columns-repeated="2"/>
          <table:table-cell table:style-name="ce3" office:value-type="float" office:value="1695" calcext:value-type="float">
            <text:p>1695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4-01-1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94" calcext:value-type="float">
            <text:p>1694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la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3 Dec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Jul 173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hr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Mar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öd dott: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9 Oct 172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8 Oct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3" calcext:value-type="float">
            <text:p>1753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7 <text:s text:c="4"/>lålax hellsing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seph Hindrsson</text:p>
          </table:table-cell>
          <table:table-cell table:number-columns-repeated="2"/>
          <table:table-cell table:style-name="ce3" office:value-type="string" calcext:value-type="string">
            <text:p>Mar 1714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d. 1776-07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Sep 1722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Thomasdr; d. 1798-10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k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Sep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Mar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Henddr. </text:p>
          </table:table-cell>
          <table:table-cell table:style-name="ce2" office:value-type="string" calcext:value-type="string">
            <text:p>P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Dottren</text:p>
          </table:table-cell>
          <table:table-cell/>
          <table:table-cell table:style-name="ce3" office:value-type="string" calcext:value-type="string">
            <text:p>Jul 1752 </text:p>
          </table:table-cell>
          <table:table-cell table:style-name="ce1" office:value-type="string" calcext:value-type="string">
            <text:p>Daughter</text:p>
          </table:table-cell>
          <table:table-cell table:style-name="ce1" office:value-type="string" calcext:value-type="string">
            <text:p>b. 1752-07-1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ottren</text:p>
          </table:table-cell>
          <table:table-cell/>
          <table:table-cell table:style-name="ce3" office:value-type="string" calcext:value-type="string">
            <text:p>May 1756 </text:p>
          </table:table-cell>
          <table:table-cell table:style-name="ce1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8 <text:s text:c="4"/>lålax soldater och inhyse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am. Hendric </text:p>
          </table:table-cell>
          <table:table-cell table:number-columns-repeated="2"/>
          <table:table-cell table:style-name="ce3" office:value-type="float" office:value="1726" calcext:value-type="float">
            <text:p>1726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braham Granlund </text:p>
          </table:table-cell>
          <table:table-cell table:number-columns-repeated="2"/>
          <table:table-cell table:style-name="ce3" office:value-type="string" calcext:value-type="string">
            <text:p>Sep 171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vär Moder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 office:value-type="string" calcext:value-type="string">
            <text:p>Nov 1686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arbro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danielsdr</text:p>
          </table:table-cell>
          <table:table-cell/>
          <table:table-cell table:style-name="ce8" office:value-type="string" calcext:value-type="string">
            <text:p>1753-05-0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89 <text:s text:c="4"/>lotlax norke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Staphansson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Oct 1691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55-02-08 age 63</text:p>
          </table:table-cell>
          <table:table-cell/>
          <table:table-cell table:style-name="ce7" office:value-type="float" office:value="1754" calcext:value-type="float">
            <text:p>17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1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jör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Sw: Mor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2" office:value-type="string" calcext:value-type="string">
            <text:p>Mother in law</text:p>
          </table:table-cell>
          <table:table-cell table:style-name="ce1" office:value-type="string" calcext:value-type="string">
            <text:p>larsdr</text:p>
          </table:table-cell>
          <table:table-cell/>
          <table:table-cell table:style-name="ce8" office:value-type="string" calcext:value-type="string">
            <text:p>1753-03-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aphan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Dec 1725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ndersson by margeta johansdr; b. 1724-12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a Hust</text:p>
          </table:table-cell>
          <table:table-cell/>
          <table:table-cell table:style-name="ce3" office:value-type="string" calcext:value-type="string">
            <text:p>Aug 1727 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samuelsdr; b. 1727-08-3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8 Feb 1731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ndersdr by margeta 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Dec 1743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v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1 Dec 1748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ndersdr; b. 1748-12-1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ehr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4 Jun 1746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nde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muel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06 Dec 1749 </text:p>
          </table:table-cell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staff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1 Dec 1750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Sona Dr</text:p>
          </table:table-cell>
          <table:table-cell/>
          <table:table-cell table:style-name="ce3"/>
          <table:table-cell table:style-name="ce2" office:value-type="string" calcext:value-type="string">
            <text:p>Son's Daughter </text:p>
          </table:table-cell>
          <table:table-cell table:style-name="ce2" office:value-type="string" calcext:value-type="string">
            <text:p>staffansdr; b. 1752-05-2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an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staffansson; b. 1755-10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 ifrån Åker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b. johansdr åkers; b. 1731-12-2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0 <text:s text:c="4"/>lotlax slög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amuel Märtensson </text:p>
          </table:table-cell>
          <table:table-cell table:number-columns-repeated="2"/>
          <table:table-cell table:style-name="ce3" office:value-type="float" office:value="1693" calcext:value-type="float">
            <text:p>1693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63-07-30 age 6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; d. 1768-04-23 age 8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Mar 1724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amuel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 office:value-type="float" office:value="1722" calcext:value-type="float">
            <text:p>1722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on Dott</text:p>
          </table:table-cell>
          <table:table-cell/>
          <table:table-cell table:style-name="ce3" office:value-type="float" office:value="1747" calcext:value-type="float">
            <text:p>1747</text:p>
          </table:table-cell>
          <table:table-cell table:style-name="ce2" office:value-type="string" calcext:value-type="string">
            <text:p>Son's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1" calcext:value-type="float">
            <text:p>173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Sep 1728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samuelsdr; b. 1728-09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Änk</text:p>
          </table:table-cell>
          <table:table-cell/>
          <table:table-cell table:style-name="ce3" office:value-type="float" office:value="1670" calcext:value-type="float">
            <text:p>1670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</text:p>
          </table:table-cell>
          <table:table-cell table:style-name="ce1" office:value-type="string" calcext:value-type="string">
            <text:p>hos Grannas I Miemosby Sona Son</text:p>
          </table:table-cell>
          <table:table-cell/>
          <table:table-cell table:style-name="ce3" office:value-type="string" calcext:value-type="string">
            <text:p>09 Sep 1750 </text:p>
          </table:table-cell>
          <table:table-cell table:style-name="ce2" office:value-type="string" calcext:value-type="string">
            <text:p>Son's Son</text:p>
          </table:table-cell>
          <table:table-cell table:style-name="ce1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ristina </text:p>
          </table:table-cell>
          <table:table-cell table:style-name="ce1" office:value-type="string" calcext:value-type="string">
            <text:p>Pigan I Tuckur</text:p>
          </table:table-cell>
          <table:table-cell/>
          <table:table-cell table:style-name="ce3" office:value-type="string" calcext:value-type="string">
            <text:p>May 1721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from brors tucku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 </text:p>
          </table:table-cell>
          <table:table-cell table:style-name="ce1" office:value-type="string" calcext:value-type="string">
            <text:p>Änki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h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1"/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1 <text:s text:c="4"/>lotlax slög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Mattsson </text:p>
          </table:table-cell>
          <table:table-cell table:number-columns-repeated="2"/>
          <table:table-cell table:style-name="ce3" office:value-type="string" calcext:value-type="string">
            <text:p>Oct 1710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d. 1782-04-11 age 7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25 May 1690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hindersdr; b. 1691-05-25 lå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1 Jun 1732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erichsson; d. 1756-09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Jan 1738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Apr 1741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perhaps erichsdr b. 1734-02-1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float" office:value="1683" calcext:value-type="float">
            <text:p>1683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prob. hendrichsdr; d. 1763-01-0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 Hust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johansdr; md 1752-12-06 to matt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s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style-name="ce2" office:value-type="string" calcext:value-type="string">
            <text:p>mattsson; b. 1753-12-1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</text:p>
          </table:table-cell>
          <table:table-cell table:style-name="ce2" office:value-type="string" calcext:value-type="string">
            <text:p>Sona Dr</text:p>
          </table:table-cell>
          <table:table-cell/>
          <table:table-cell table:style-name="ce3"/>
          <table:table-cell table:style-name="ce2" office:value-type="string" calcext:value-type="string">
            <text:p>Son's Daughter</text:p>
          </table:table-cell>
          <table:table-cell table:style-name="ce2" office:value-type="string" calcext:value-type="string">
            <text:p>mattsdr; b. 1755-08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2 <text:s text:c="4"/>lotlax blussi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Thomasson </text:p>
          </table:table-cell>
          <table:table-cell table:number-columns-repeated="2"/>
          <table:table-cell table:style-name="ce3" office:value-type="float" office:value="1673" calcext:value-type="float">
            <text:p>1673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float" office:value="1707" calcext:value-type="float">
            <text:p>1707</text:p>
          </table:table-cell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Hust:</text:p>
          </table:table-cell>
          <table:table-cell/>
          <table:table-cell table:style-name="ce3" office:value-type="float" office:value="1702" calcext:value-type="float">
            <text:p>1702</text:p>
          </table:table-cell>
          <table:table-cell table:style-name="ce2" office:value-type="string" calcext:value-type="string">
            <text:p>Son in law's Wife;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5 Mar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float" office:value="1708" calcext:value-type="float">
            <text:p>1708</text:p>
          </table:table-cell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es Hust:</text:p>
          </table:table-cell>
          <table:table-cell/>
          <table:table-cell table:style-name="ce3" office:value-type="float" office:value="1708" calcext:value-type="float">
            <text:p>1708</text:p>
          </table:table-cell>
          <table:table-cell table:style-name="ce2" office:value-type="string" calcext:value-type="string">
            <text:p>Son in law's Wife;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r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ta </text:p>
          </table:table-cell>
          <table:table-cell table:style-name="ce2" office:value-type="string" calcext:value-type="string">
            <text:p>dess Hust: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Oct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Jul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Apr 1746</text:p>
          </table:table-cell>
          <table:table-cell table:style-name="ce1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2 Nov 173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2 Nov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 Simonsso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Mårtensso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3 <text:s text:c="4"/>lotlax lass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Ehrson </text:p>
          </table:table-cell>
          <table:table-cell table:number-columns-repeated="2"/>
          <table:table-cell table:style-name="ce3" office:value-type="string" calcext:value-type="string">
            <text:p>Sep 172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19" calcext:value-type="float">
            <text:p>171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4 Feb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6 Oct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2 Apr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/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4 <text:s text:c="4"/>lotlax backu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imon Nielsson </text:p>
          </table:table-cell>
          <table:table-cell table:number-columns-repeated="2"/>
          <table:table-cell table:style-name="ce3" office:value-type="string" calcext:value-type="string">
            <text:p>Feb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03 Sep 1724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dani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08 Jan 1750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simonsson</text:p>
          </table:table-cell>
          <table:table-cell/>
          <table:table-cell table:style-name="ce8" office:value-type="string" calcext:value-type="string">
            <text:p>1750-10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3 Oct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Aug 172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1 Mar 1735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hi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ars</text:p>
          </table:table-cell>
          <table:table-cell table:style-name="ce2" office:value-type="string" calcext:value-type="string">
            <text:p>Broder</text:p>
          </table:table-cell>
          <table:table-cell/>
          <table:table-cell table:style-name="ce3" office:value-type="float" office:value="1722" calcext:value-type="float">
            <text:p>1722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Broder</text:p>
          </table:table-cell>
          <table:table-cell/>
          <table:table-cell table:style-name="ce3"/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Karin</text:p>
          </table:table-cell>
          <table:table-cell table:style-name="ce2" office:value-type="string" calcext:value-type="string">
            <text:p>P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line for another son; no nam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5 <text:s text:c="4"/>lotlax backull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Joha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string" calcext:value-type="string">
            <text:p>Sep 1712 </text:p>
          </table:table-cell>
          <table:table-cell table:number-columns-repeated="3"/>
          <table:table-cell table:style-name="ce8" office:value-type="string" calcext:value-type="string">
            <text:p>1754-08-0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ug 1713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Feb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Dott</text:p>
          </table:table-cell>
          <table:table-cell/>
          <table:table-cell table:style-name="ce3" office:value-type="string" calcext:value-type="string">
            <text:p>01 Sep 1747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andersdotter</text:p>
          </table:table-cell>
          <table:table-cell/>
          <table:table-cell table:style-name="ce8" office:value-type="string" calcext:value-type="string">
            <text:p>1750-02-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9 Jun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:</text:p>
          </table:table-cell>
          <table:table-cell/>
          <table:table-cell table:style-name="ce3" office:value-type="string" calcext:value-type="string">
            <text:p>05 Mar 172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02 Jun 1728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acob Markusso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6 <text:s text:c="4"/>lotlax helsings</text:p>
          </table:table-cell>
          <table:table-cell table:number-columns-repeated="2"/>
          <table:table-cell table:style-name="ce3"/>
          <table:table-cell table:style-name="ce1" office:value-type="string" calcext:value-type="string">
            <text:p>D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Hindersson</text:p>
          </table:table-cell>
          <table:table-cell table:number-columns-repeated="2"/>
          <table:table-cell table:style-name="ce3" office:value-type="string" calcext:value-type="string">
            <text:p>Aug 1714 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prob. d. 1783-05-22 age 6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05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</text:p>
          </table:table-cell>
          <table:table-cell table:style-name="ce1" office:value-type="string" calcext:value-type="string">
            <text:p>Fad</text:p>
          </table:table-cell>
          <table:table-cell/>
          <table:table-cell table:style-name="ce3" office:value-type="float" office:value="1675" calcext:value-type="float">
            <text:p>1675</text:p>
          </table:table-cell>
          <table:table-cell table:style-name="ce1" office:value-type="string" calcext:value-type="string">
            <text:p>Father</text:p>
          </table:table-cell>
          <table:table-cell table:style-name="ce2" office:value-type="string" calcext:value-type="string">
            <text:p>Jacobsson; d. 1763-10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Mod</text:p>
          </table:table-cell>
          <table:table-cell/>
          <table:table-cell table:style-name="ce3" office:value-type="string" calcext:value-type="string">
            <text:p>Feb 1689 </text:p>
          </table:table-cell>
          <table:table-cell table:style-name="ce1" office:value-type="string" calcext:value-type="string">
            <text:p>Mother</text:p>
          </table:table-cell>
          <table:table-cell table:style-name="ce2" office:value-type="string" calcext:value-type="string">
            <text:p>Persdr; b. 1689-02-2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Dec 1742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Jan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an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4 Apr 174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acobsdr; prob. b. 1745-05-2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Syst</text:p>
          </table:table-cell>
          <table:table-cell/>
          <table:table-cell table:style-name="ce3" office:value-type="string" calcext:value-type="string">
            <text:p>Sep 1725 </text:p>
          </table:table-cell>
          <table:table-cell table:style-name="ce1" office:value-type="string" calcext:value-type="string">
            <text:p>Sister</text:p>
          </table:table-cell>
          <table:table-cell table:style-name="ce2" office:value-type="string" calcext:value-type="string">
            <text:p>Hindrichsdr; prob. b. 1726-09-2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2 Jun 1728 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rob. 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Pig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acobsson; b. 1751-01-1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7 <text:s text:c="4"/>lotlax kull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Mattsson </text:p>
          </table:table-cell>
          <table:table-cell table:number-columns-repeated="2"/>
          <table:table-cell table:style-name="ce3" office:value-type="string" calcext:value-type="string">
            <text:p>Aug 1707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md. 1751-05-17 wife2 carin simo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arin</text:p>
          </table:table-cell>
          <table:table-cell table:style-name="ce2"/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1"/>
          <table:table-cell/>
          <table:table-cell table:style-name="ce8"/>
          <table:table-cell table:number-columns-repeated="1016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712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crossed out maria; wife1 eliedr</text:p>
          </table:table-cell>
          <table:table-cell/>
          <table:table-cell table:style-name="ce8" office:value-type="string" calcext:value-type="string">
            <text:p>1750-08-0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Sw. Mor</text:p>
          </table:table-cell>
          <table:table-cell/>
          <table:table-cell table:style-name="ce3" office:value-type="string" calcext:value-type="string">
            <text:p>Nov 1687 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Oct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a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Oct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2 Dec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Sep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9 Jun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9 Oct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Nov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7 Jan 174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abram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Wasa Pigan</text:p>
          </table:table-cell>
          <table:table-cell/>
          <table:table-cell table:style-name="ce3" office:value-type="string" calcext:value-type="string">
            <text:p>09 Dec 173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8 <text:s text:c="4"/>lotlax ohl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Carlsson </text:p>
          </table:table-cell>
          <table:table-cell table:style-name="ce2" office:value-type="string" calcext:value-type="string">
            <text:p>död död</text:p>
          </table:table-cell>
          <table:table-cell/>
          <table:table-cell table:style-name="ce3" office:value-type="string" calcext:value-type="string">
            <text:p>Feb 170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1-06-1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årten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d. 1752-10-25 maria matt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 office:value-type="float" office:value="1718" calcext:value-type="float">
            <text:p>1718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46" calcext:value-type="float">
            <text:p>174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Jul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20 Feb 1749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attzson</text:p>
          </table:table-cell>
          <table:table-cell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15 Jan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11 Feb 174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6 Apr 1733</text:p>
          </table:table-cell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ått</text:p>
          </table:table-cell>
          <table:table-cell/>
          <table:table-cell table:style-name="ce3"/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199 <text:s text:c="4"/>lotlax skata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Mattsson </text:p>
          </table:table-cell>
          <table:table-cell table:number-columns-repeated="2"/>
          <table:table-cell table:style-name="ce3" office:value-type="string" calcext:value-type="string">
            <text:p>Mar 171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r 1712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Fad</text:p>
          </table:table-cell>
          <table:table-cell/>
          <table:table-cell table:style-name="ce3" office:value-type="string" calcext:value-type="string">
            <text:p>Feb 1681 </text:p>
          </table:table-cell>
          <table:table-cell table:style-name="ce2" office:value-type="string" calcext:value-type="string">
            <text:p>Father</text:p>
          </table:table-cell>
          <table:table-cell table:style-name="ce2" office:value-type="string" calcext:value-type="string">
            <text:p>hendrichsson; d. 1768-09-1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float" office:value="1686" calcext:value-type="float">
            <text:p>1686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d. 1775-03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9" calcext:value-type="float">
            <text:p>1739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Nov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Jan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Dec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string" calcext:value-type="string">
            <text:p>17 Feb 1729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Mårtensdr. </text:p>
          </table:table-cell>
          <table:table-cell table:style-name="ce2" office:value-type="string" calcext:value-type="string">
            <text:p>P Död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ge 6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0 <text:s text:c="4"/>lotlax åke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årtensson </text:p>
          </table:table-cell>
          <table:table-cell table:number-columns-repeated="2"/>
          <table:table-cell table:style-name="ce3" office:value-type="string" calcext:value-type="string">
            <text:p>21 Jan 170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14 Sep 1704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öd Fad:</text:p>
          </table:table-cell>
          <table:table-cell/>
          <table:table-cell table:style-name="ce3" office:value-type="float" office:value="1673" calcext:value-type="float">
            <text:p>1673</text:p>
          </table:table-cell>
          <table:table-cell table:style-name="ce2" office:value-type="string" calcext:value-type="string">
            <text:p>Father</text:p>
          </table:table-cell>
          <table:table-cell table:style-name="ce1" office:value-type="string" calcext:value-type="string">
            <text:p>mårtensson slög</text:p>
          </table:table-cell>
          <table:table-cell/>
          <table:table-cell table:style-name="ce8" office:value-type="string" calcext:value-type="string">
            <text:p>1750-08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Mod:</text:p>
          </table:table-cell>
          <table:table-cell/>
          <table:table-cell table:style-name="ce3" office:value-type="string" calcext:value-type="string">
            <text:p>Sep 1672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Aug 172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14 Mar 172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23 Dec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.</text:p>
          </table:table-cell>
          <table:table-cell/>
          <table:table-cell table:style-name="ce3" office:value-type="string" calcext:value-type="string">
            <text:p>01 Jun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indrich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7 Aug 173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srael 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h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väg:</text:p>
          </table:table-cell>
          <table:table-cell/>
          <table:table-cell table:style-name="ce3"/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1 <text:s text:c="4"/>lotlax snick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kus Thomass </text:p>
          </table:table-cell>
          <table:table-cell table:number-columns-repeated="2"/>
          <table:table-cell table:style-name="ce3" office:value-type="string" calcext:value-type="string">
            <text:p>Apr 1697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699" calcext:value-type="float">
            <text:p>1699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9 Mar 1730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arku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Larsdr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Aug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6 Aug 173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number-columns-repeated="2"/>
          <table:table-cell table:style-name="ce3" office:value-type="float" office:value="1675" calcext:value-type="float">
            <text:p>1675</text:p>
          </table:table-cell>
          <table:table-cell table:style-name="ce2" office:value-type="string" calcext:value-type="string">
            <text:p><text:s/>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etter Tunma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Jacob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2 <text:s text:c="4"/>lotlax klafv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Josephsson </text:p>
          </table:table-cell>
          <table:table-cell table:number-columns-repeated="2"/>
          <table:table-cell table:style-name="ce3" office:value-type="string" calcext:value-type="string">
            <text:p>Jan 1714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ja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usti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r 171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41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7 Dec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6 Apr 1733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</text:p>
          </table:table-cell>
          <table:table-cell table:style-name="ce2" office:value-type="string" calcext:value-type="string">
            <text:p>Swer Fader</text:p>
          </table:table-cell>
          <table:table-cell/>
          <table:table-cell table:style-name="ce3"/>
          <table:table-cell table:style-name="ce2" office:value-type="string" calcext:value-type="string">
            <text:p>Fa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Swer M: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Johdr?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1" office:value-type="string" calcext:value-type="string">
            <text:p>Dottren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3 <text:s text:c="4"/>lotlax ränn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rtil Johansson </text:p>
          </table:table-cell>
          <table:table-cell table:number-columns-repeated="2"/>
          <table:table-cell table:style-name="ce3" office:value-type="float" office:value="1704" calcext:value-type="float">
            <text:p>1704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wife1 margeta mattsdr d. 1752-12-0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716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wife2 susanna erichsdr md. 1753-11-18</text:p>
          </table:table-cell>
          <table:table-cell/>
          <table:table-cell table:style-name="ce8" office:value-type="string" calcext:value-type="string">
            <text:p>1752-12-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. </text:p>
          </table:table-cell>
          <table:table-cell table:style-name="ce2" office:value-type="string" calcext:value-type="string">
            <text:p>Sw. Mor Död</text:p>
          </table:table-cell>
          <table:table-cell/>
          <table:table-cell table:style-name="ce3" office:value-type="string" calcext:value-type="string">
            <text:p>Jun 1686 </text:p>
          </table:table-cell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8" office:value-type="string" calcext:value-type="string">
            <text:p>1753-03-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Nov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2 May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2 Jun 1745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berti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Pig.</text:p>
          </table:table-cell>
          <table:table-cell/>
          <table:table-cell table:style-name="ce3" office:value-type="string" calcext:value-type="string">
            <text:p>Feb 172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2 Aug 1733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årtensdr of lot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räng ifn Mattus i Bertby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4 <text:s text:c="4"/>lotlax hugga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Pehr Nilsson </text:p>
          </table:table-cell>
          <table:table-cell table:number-columns-repeated="2"/>
          <table:table-cell table:style-name="ce3" office:value-type="string" calcext:value-type="string">
            <text:p>Mar 1683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Sep 1692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Niel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May 172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on Hust:</text:p>
          </table:table-cell>
          <table:table-cell/>
          <table:table-cell table:style-name="ce3" office:value-type="string" calcext:value-type="string">
            <text:p>09 Sep 1725 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7 Aug 172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Brita </text:p>
          </table:table-cell>
          <table:table-cell table:style-name="ce2" office:value-type="string" calcext:value-type="string">
            <text:p>dess d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s dr</text:p>
          </table:table-cell>
          <table:table-cell/>
          <table:table-cell table:style-name="ce3" office:value-type="float" office:value="1725" calcext:value-type="float">
            <text:p>1725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hs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Pigan</text:p>
          </table:table-cell>
          <table:table-cell/>
          <table:table-cell table:style-name="ce3"/>
          <table:table-cell table:style-name="ce1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Swär M:</text:p>
          </table:table-cell>
          <table:table-cell/>
          <table:table-cell table:style-name="ce3"/>
          <table:table-cell table:style-name="ce2" office:value-type="string" calcext:value-type="string">
            <text:p>Moth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5 <text:s text:c="4"/>lotlax krok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amuel Mickelsson </text:p>
          </table:table-cell>
          <table:table-cell table:number-columns-repeated="2"/>
          <table:table-cell table:style-name="ce3" office:value-type="string" calcext:value-type="string">
            <text:p>Jul 168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Karin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Nov 1697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simonsdr; md. 1737-01-2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ertrud </text:p>
          </table:table-cell>
          <table:table-cell table:style-name="ce2" office:value-type="string" calcext:value-type="string">
            <text:p>Sw. Mod:</text:p>
          </table:table-cell>
          <table:table-cell/>
          <table:table-cell table:style-name="ce3" office:value-type="float" office:value="1657" calcext:value-type="float">
            <text:p>1657</text:p>
          </table:table-cell>
          <table:table-cell table:style-name="ce2" office:value-type="string" calcext:value-type="string">
            <text:p>Mother in law</text:p>
          </table:table-cell>
          <table:table-cell table:style-name="ce2" office:value-type="string" calcext:value-type="string">
            <text:p>abramsdr; matts gabrielssons änka</text:p>
          </table:table-cell>
          <table:table-cell/>
          <table:table-cell table:style-name="ce8" office:value-type="string" calcext:value-type="string">
            <text:p>1751-05-1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brahm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Dec 1726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Mar 173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samuelsson by <text:s/>giertru 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1"/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4 Sep 1728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samuelsdr by giertru mattz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9 Dec 1737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samu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12 Sep 173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h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6 <text:s text:c="4"/>lotlax soldater och inhyses folck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Nordberg </text:p>
          </table:table-cell>
          <table:table-cell table:number-columns-repeated="2"/>
          <table:table-cell table:style-name="ce3" office:value-type="string" calcext:value-type="string">
            <text:p>Dec 1712 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Apr 171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Hi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Apr 1745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9 Sep 173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Unk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Feb 173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Dec 1741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2 Aug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</text:p>
          </table:table-cell>
          <table:table-cell table:style-name="ce2" office:value-type="string" calcext:value-type="string">
            <text:p>age 12; Mårtensdotter; b. 1737-12-04 twi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Nordberg; b. 1751-07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</text:p>
          </table:table-cell>
          <table:table-cell table:style-name="ce1" office:value-type="string" calcext:value-type="string">
            <text:p>Moster</text:p>
          </table:table-cell>
          <table:table-cell/>
          <table:table-cell table:style-name="ce3"/>
          <table:table-cell table:style-name="ce1" office:value-type="string" calcext:value-type="string">
            <text:p>Aunt</text:p>
          </table:table-cell>
          <table:table-cell table:style-name="ce1" office:value-type="string" calcext:value-type="string">
            <text:p>d. 1751-04-24 age 77 or 87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Ekqvist </text:p>
          </table:table-cell>
          <table:table-cell table:number-columns-repeated="2"/>
          <table:table-cell table:style-name="ce3" office:value-type="string" calcext:value-type="string">
            <text:p>Apr 1706 </text:p>
          </table:table-cell>
          <table:table-cell table:style-name="ce1" office:value-type="string" calcext:value-type="string">
            <text:p>Head</text:p>
          </table:table-cell>
          <table:table-cell table:style-name="ce2" office:value-type="string" calcext:value-type="string">
            <text:p>Johansson fr. Mekepe; md. 1727-11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float" office:value="1704" calcext:value-type="float">
            <text:p>1704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Matttzdr fr. Mekep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7 Sep 1733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Car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Jun 174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Carl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Broman </text:p>
          </table:table-cell>
          <table:table-cell table:number-columns-repeated="2"/>
          <table:table-cell table:style-name="ce3" office:value-type="string" calcext:value-type="string">
            <text:p>Oct 1718 </text:p>
          </table:table-cell>
          <table:table-cell table:style-name="ce1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10 Apr 172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1" office:value-type="string" calcext:value-type="string">
            <text:p>Mod</text:p>
          </table:table-cell>
          <table:table-cell/>
          <table:table-cell table:style-name="ce3" office:value-type="float" office:value="1672" calcext:value-type="float">
            <text:p>1672</text:p>
          </table:table-cell>
          <table:table-cell table:style-name="ce1" office:value-type="string" calcext:value-type="string">
            <text:p>Mother </text:p>
          </table:table-cell>
          <table:table-cell table:style-name="ce1" office:value-type="string" calcext:value-type="string">
            <text:p><text:s/>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9 Jan 1746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Jun 1747 </text:p>
          </table:table-cell>
          <table:table-cell table:style-name="ce1" office:value-type="string" calcext:value-type="string">
            <text:p>Daughter</text:p>
          </table:table-cell>
          <table:table-cell table:style-name="ce1" office:value-type="string" calcext:value-type="string">
            <text:p>Jo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Ulric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b. 1752-12-1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b. 1756-06-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</text:p>
          </table:table-cell>
          <table:table-cell table:style-name="ce1" office:value-type="string" calcext:value-type="string">
            <text:p>Svärmor</text:p>
          </table:table-cell>
          <table:table-cell/>
          <table:table-cell table:style-name="ce3"/>
          <table:table-cell table:style-name="ce1" office:value-type="string" calcext:value-type="string">
            <text:p>Mother in law</text:p>
          </table:table-cell>
          <table:table-cell table:style-name="ce1" office:value-type="string" calcext:value-type="string">
            <text:p>Andersdr 1689-176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7 <text:s text:c="4"/>lotlax [etc]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 Mårtensson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öd Hust</text:p>
          </table:table-cell>
          <table:table-cell/>
          <table:table-cell table:style-name="ce3" office:value-type="float" office:value="1683" calcext:value-type="float">
            <text:p>168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8" office:value-type="string" calcext:value-type="string">
            <text:p>1752-03-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ders Eliason </text:p>
          </table:table-cell>
          <table:table-cell table:number-columns-repeated="2"/>
          <table:table-cell table:style-name="ce3" office:value-type="string" calcext:value-type="string">
            <text:p>Nov 169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r 169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Gustaf Isachsson</text:p>
          </table:table-cell>
          <table:table-cell table:number-columns-repeated="2"/>
          <table:table-cell table:style-name="ce3" office:value-type="float" office:value="1680" calcext:value-type="float">
            <text:p>1680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 Larsdr.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 office:value-type="float" office:value="1696" calcext:value-type="float">
            <text:p>1696</text:p>
          </table:table-cell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an 173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Mårtensdr. </text:p>
          </table:table-cell>
          <table:table-cell table:number-columns-repeated="2"/>
          <table:table-cell table:style-name="ce3" office:value-type="float" office:value="1681" calcext:value-type="float">
            <text:p>1681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Walborg Mårtensdr. </text:p>
          </table:table-cell>
          <table:table-cell table:number-columns-repeated="2"/>
          <table:table-cell table:style-name="ce3" office:value-type="float" office:value="1694" calcext:value-type="float">
            <text:p>1694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öd</text:p>
          </table:table-cell>
          <table:table-cell/>
          <table:table-cell table:style-name="ce3" office:value-type="float" office:value="1674" calcext:value-type="float">
            <text:p>1674</text:p>
          </table:table-cell>
          <table:table-cell/>
          <table:table-cell table:style-name="ce1" office:value-type="string" calcext:value-type="string">
            <text:p>simonsdr</text:p>
          </table:table-cell>
          <table:table-cell/>
          <table:table-cell table:style-name="ce8" office:value-type="string" calcext:value-type="string">
            <text:p>1751-04-2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8 <text:s text:c="4"/>palvis ström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 Michelsson </text:p>
          </table:table-cell>
          <table:table-cell table:number-columns-repeated="2"/>
          <table:table-cell table:style-name="ce3" office:value-type="string" calcext:value-type="string">
            <text:p>08 Nov 1728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d. 1752-07-02 brita johansdr of lå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Mod:</text:p>
          </table:table-cell>
          <table:table-cell/>
          <table:table-cell table:style-name="ce3" office:value-type="string" calcext:value-type="string">
            <text:p>Feb 1702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simonsdr; children by michel erichsson</text:p>
          </table:table-cell>
          <table:table-cell/>
          <table:table-cell table:style-name="ce8" office:value-type="string" calcext:value-type="string">
            <text:p>1751-10-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rich</text:p>
          </table:table-cell>
          <table:table-cell table:style-name="ce2" office:value-type="string" calcext:value-type="string">
            <text:p>Br:</text:p>
          </table:table-cell>
          <table:table-cell/>
          <table:table-cell table:style-name="ce3" office:value-type="string" calcext:value-type="string">
            <text:p>26 Dec 1733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Br:</text:p>
          </table:table-cell>
          <table:table-cell/>
          <table:table-cell table:style-name="ce3" office:value-type="string" calcext:value-type="string">
            <text:p>11 Oct 1735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Br:</text:p>
          </table:table-cell>
          <table:table-cell/>
          <table:table-cell table:style-name="ce3" office:value-type="string" calcext:value-type="string">
            <text:p>29 Sep 1740 </text:p>
          </table:table-cell>
          <table:table-cell table:style-name="ce2" office:value-type="string" calcext:value-type="string">
            <text:p>Brother</text:p>
          </table:table-cell>
          <table:table-cell table:style-name="ce2" office:value-type="string" calcext:value-type="string">
            <text:p>b. 1740-09-2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01 Jan 1726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string" calcext:value-type="string">
            <text:p>28 Jun 1743 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r Mod:</text:p>
          </table:table-cell>
          <table:table-cell/>
          <table:table-cell table:style-name="ce3" office:value-type="float" office:value="1671" calcext:value-type="float">
            <text:p>1671</text:p>
          </table:table-cell>
          <table:table-cell table:style-name="ce2" office:value-type="string" calcext:value-type="string">
            <text:p>Mother's 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öd Syster</text:p>
          </table:table-cell>
          <table:table-cell/>
          <table:table-cell table:style-name="ce3" office:value-type="string" calcext:value-type="string">
            <text:p>24 Dec 1732 </text:p>
          </table:table-cell>
          <table:table-cell table:style-name="ce2" office:value-type="string" calcext:value-type="string">
            <text:p>Sister</text:p>
          </table:table-cell>
          <table:table-cell table:style-name="ce1" office:value-type="string" calcext:value-type="string">
            <text:p>michelsdr</text:p>
          </table:table-cell>
          <table:table-cell/>
          <table:table-cell table:style-name="ce8" office:value-type="string" calcext:value-type="string">
            <text:p>1753-10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Broder</text:p>
          </table:table-cell>
          <table:table-cell/>
          <table:table-cell table:style-name="ce3"/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4" calcext:value-type="float">
            <text:p>1754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ndersson; b. 1754-04-2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56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ndersson; b. 1756-08-3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09 <text:s text:c="4"/>palvis eh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s Johansson </text:p>
          </table:table-cell>
          <table:table-cell table:number-columns-repeated="2"/>
          <table:table-cell table:style-name="ce3" office:value-type="string" calcext:value-type="string">
            <text:p>17 Sep 170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26 Sep 1704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thoma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Thomas </text:p>
          </table:table-cell>
          <table:table-cell table:style-name="ce2" office:value-type="string" calcext:value-type="string">
            <text:p>des Fad:</text:p>
          </table:table-cell>
          <table:table-cell/>
          <table:table-cell table:style-name="ce3" office:value-type="float" office:value="1669" calcext:value-type="float">
            <text:p>1669</text:p>
          </table:table-cell>
          <table:table-cell table:style-name="ce2" office:value-type="string" calcext:value-type="string">
            <text:p>Father</text:p>
          </table:table-cell>
          <table:table-cell table:style-name="ce1" office:value-type="string" calcext:value-type="string">
            <text:p>jacobsson</text:p>
          </table:table-cell>
          <table:table-cell/>
          <table:table-cell table:style-name="ce8" office:value-type="string" calcext:value-type="string">
            <text:p>1752-04-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es Mod: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4 Mar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Mattsdr.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8 Apr 173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2 Jun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8 Sep 174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0 Aug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öd Pigan</text:p>
          </table:table-cell>
          <table:table-cell/>
          <table:table-cell table:style-name="ce3" office:value-type="string" calcext:value-type="string">
            <text:p>1670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jacobsdr</text:p>
          </table:table-cell>
          <table:table-cell/>
          <table:table-cell table:style-name="ce8" office:value-type="string" calcext:value-type="string">
            <text:p>1752-04-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0 <text:s text:c="4"/>palvis skåtta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Larsson </text:p>
          </table:table-cell>
          <table:table-cell table:number-columns-repeated="2"/>
          <table:table-cell table:style-name="ce3" office:value-type="string" calcext:value-type="string">
            <text:p>Jan 170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Feb 169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Dec 172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on Hust:</text:p>
          </table:table-cell>
          <table:table-cell/>
          <table:table-cell table:style-name="ce3" office:value-type="float" office:value="1722" calcext:value-type="float">
            <text:p>1722</text:p>
          </table:table-cell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ars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7 Oct 1728 </text:p>
          </table:table-cell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38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6 Nov 173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3 Dec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Mar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 office:value-type="string" calcext:value-type="string">
            <text:p>28 Apr 1747 </text:p>
          </table:table-cell>
          <table:table-cell table:style-name="ce2" office:value-type="string" calcext:value-type="string">
            <text:p>Son's 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årten</text:p>
          </table:table-cell>
          <table:table-cell table:style-name="ce2" office:value-type="string" calcext:value-type="string">
            <text:p>död Sona Son</text:p>
          </table:table-cell>
          <table:table-cell/>
          <table:table-cell table:style-name="ce3" office:value-type="string" calcext:value-type="string">
            <text:p>23 Dec 1749 </text:p>
          </table:table-cell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 office:value-type="float" office:value="1756" calcext:value-type="float">
            <text:p>1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Sona dott:</text:p>
          </table:table-cell>
          <table:table-cell/>
          <table:table-cell table:style-name="ce3" office:value-type="string" calcext:value-type="string">
            <text:p>12 Nov 1748 </text:p>
          </table:table-cell>
          <table:table-cell table:style-name="ce2" office:value-type="string" calcext:value-type="string">
            <text:p>Son's 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</text:p>
          </table:table-cell>
          <table:table-cell table:style-name="ce2" office:value-type="string" calcext:value-type="string">
            <text:p>Sona Son</text:p>
          </table:table-cell>
          <table:table-cell/>
          <table:table-cell table:style-name="ce3"/>
          <table:table-cell table:style-name="ce2" office:value-type="string" calcext:value-type="string">
            <text:p>Son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1 <text:s text:c="4"/>palvis skåttar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Erichsson </text:p>
          </table:table-cell>
          <table:table-cell table:number-columns-repeated="2"/>
          <table:table-cell table:style-name="ce3" office:value-type="string" calcext:value-type="string">
            <text:p>Mar 171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pr 170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öd Mod.</text:p>
          </table:table-cell>
          <table:table-cell/>
          <table:table-cell table:style-name="ce3" office:value-type="string" calcext:value-type="string">
            <text:p>Sep 1685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Aug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7 Nov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3 Nov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Mar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May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Most</text:p>
          </table:table-cell>
          <table:table-cell/>
          <table:table-cell table:style-name="ce3" office:value-type="float" office:value="1678" calcext:value-type="float">
            <text:p>1678</text:p>
          </table:table-cell>
          <table:table-cell table:style-name="ce2" office:value-type="string" calcext:value-type="string">
            <text:p>Mother's 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2 <text:s text:c="4"/>palvis petoi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Jacobsson </text:p>
          </table:table-cell>
          <table:table-cell table:number-columns-repeated="2"/>
          <table:table-cell table:style-name="ce3" office:value-type="string" calcext:value-type="string">
            <text:p>Sep 170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ug 170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thoma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1 May 1730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ichelsson md. 1750-04-22 barbr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Sep 173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Apr 174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Aug 1748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5 Feb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Son Hustru</text:p>
          </table:table-cell>
          <table:table-cell/>
          <table:table-cell table:style-name="ce3" office:value-type="string" calcext:value-type="string">
            <text:p>21 Sep 1723 </text:p>
          </table:table-cell>
          <table:table-cell table:style-name="ce2" office:value-type="string" calcext:value-type="string">
            <text:p>Son's Wife </text:p>
          </table:table-cell>
          <table:table-cell table:style-name="ce2" office:value-type="string" calcext:value-type="string">
            <text:p>hendrichsdr of kim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May 1750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3 <text:s text:c="4"/>palvis lass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Märtensson </text:p>
          </table:table-cell>
          <table:table-cell table:number-columns-repeated="2"/>
          <table:table-cell table:style-name="ce3" office:value-type="float" office:value="1695" calcext:value-type="float">
            <text:p>1695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May 1698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2 Oct 173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årtensson by anna ander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style-name="ce1" office:value-type="string" calcext:value-type="string">
            <text:p>johansdr b. 1723</text:p>
          </table:table-cell>
          <table:table-cell/>
          <table:table-cell table:style-name="ce8" office:value-type="string" calcext:value-type="string">
            <text:p>1754-01-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5 Oct 172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Aug 173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öd H</text:p>
          </table:table-cell>
          <table:table-cell/>
          <table:table-cell table:style-name="ce3" office:value-type="string" calcext:value-type="string">
            <text:p>Oct 1736 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mårtensdr; <text:s/>b. 1736-10-0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12 Oct 1743 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of anna mårtensdr; prob. this famil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Änk</text:p>
          </table:table-cell>
          <table:table-cell/>
          <table:table-cell table:style-name="ce3" office:value-type="float" office:value="1685" calcext:value-type="float">
            <text:p>1685</text:p>
          </table:table-cell>
          <table:table-cell table:style-name="ce2"/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a</text:p>
          </table:table-cell>
          <table:table-cell/>
          <table:table-cell table:style-name="ce3" office:value-type="string" calcext:value-type="string">
            <text:p>28 Oct 170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4 <text:s text:c="4"/>palvis yrj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 Esaiesson</text:p>
          </table:table-cell>
          <table:table-cell table:number-columns-repeated="2"/>
          <table:table-cell table:style-name="ce3" office:value-type="float" office:value="1682" calcext:value-type="float">
            <text:p>1682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8" office:value-type="string" calcext:value-type="string">
            <text:p>1752-07-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8" office:value-type="string" calcext:value-type="string">
            <text:p>1753-05-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tts Jacob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2" office:value-type="string" calcext:value-type="string">
            <text:p>of palvis md. 1754-04-15 anna hend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ul 1709 </text:p>
          </table:table-cell>
          <table:table-cell table:style-name="ce1" office:value-type="string" calcext:value-type="string">
            <text:p>Daughter 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ja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/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Feb 1706 </text:p>
          </table:table-cell>
          <table:table-cell table:style-name="ce2" office:value-type="string" calcext:value-type="string">
            <text:p>None</text:p>
          </table:table-cell>
          <table:table-cell table:style-name="ce1" office:value-type="string" calcext:value-type="string">
            <text:p>maybe brita michelsdr</text:p>
          </table:table-cell>
          <table:table-cell/>
          <table:table-cell table:style-name="ce8" office:value-type="string" calcext:value-type="string">
            <text:p>1754-04-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dott: Son</text:p>
          </table:table-cell>
          <table:table-cell/>
          <table:table-cell table:style-name="ce3" office:value-type="string" calcext:value-type="string">
            <text:p>27 Dec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arbro </text:p>
          </table:table-cell>
          <table:table-cell table:style-name="ce2" office:value-type="string" calcext:value-type="string">
            <text:p>Änk</text:p>
          </table:table-cell>
          <table:table-cell/>
          <table:table-cell table:style-name="ce3" office:value-type="float" office:value="1682" calcext:value-type="float">
            <text:p>1682</text:p>
          </table:table-cell>
          <table:table-cell/>
          <table:table-cell table:style-name="ce1" office:value-type="string" calcext:value-type="string">
            <text:p>johansdr</text:p>
          </table:table-cell>
          <table:table-cell/>
          <table:table-cell table:style-name="ce8" office:value-type="string" calcext:value-type="string">
            <text:p>1754-05-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Gåssen</text:p>
          </table:table-cell>
          <table:table-cell/>
          <table:table-cell table:style-name="ce3" office:value-type="string" calcext:value-type="string">
            <text:p>Feb 1735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Svägerska</text:p>
          </table:table-cell>
          <table:table-cell/>
          <table:table-cell table:style-name="ce3" office:value-type="float" office:value="1688" calcext:value-type="float">
            <text:p>1688</text:p>
          </table:table-cell>
          <table:table-cell table:style-name="ce2" office:value-type="string" calcext:value-type="string">
            <text:p>Sister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29 Sep 1736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5 <text:s text:c="4"/>palvis kn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Erichsson </text:p>
          </table:table-cell>
          <table:table-cell table:number-columns-repeated="2"/>
          <table:table-cell table:style-name="ce3" office:value-type="string" calcext:value-type="string">
            <text:p>Mar 171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n 171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Nov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4 Nov 174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1 Aug 174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<text:s/>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r</text:p>
          </table:table-cell>
          <table:table-cell/>
          <table:table-cell table:style-name="ce3" office:value-type="float" office:value="1756" calcext:value-type="float">
            <text:p>1756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16 <text:s text:c="4"/>palvis soldater och inhyses fol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Rönlund </text:p>
          </table:table-cell>
          <table:table-cell table:number-columns-repeated="2"/>
          <table:table-cell table:style-name="ce3" office:value-type="string" calcext:value-type="string">
            <text:p>May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r:</text:p>
          </table:table-cell>
          <table:table-cell/>
          <table:table-cell table:style-name="ce3" office:value-type="string" calcext:value-type="string">
            <text:p>15 May 1723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michel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 död</text:p>
          </table:table-cell>
          <table:table-cell/>
          <table:table-cell table:style-name="ce3" office:value-type="string" calcext:value-type="string">
            <text:p>16 Nov 1749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d. 1750-07-28</text:p>
          </table:table-cell>
          <table:table-cell/>
          <table:table-cell table:style-name="ce8" office:value-type="string" calcext:value-type="string">
            <text:p>1750-07-2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1 Mar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2" office:value-type="string" calcext:value-type="string">
            <text:p>död dott:</text:p>
          </table:table-cell>
          <table:table-cell/>
          <table:table-cell table:style-name="ce3" office:value-type="string" calcext:value-type="string">
            <text:p>21 Oct 175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8" office:value-type="string" calcext:value-type="string">
            <text:p>1751-06-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endrich Palm</text:p>
          </table:table-cell>
          <table:table-cell table:number-columns-repeated="2"/>
          <table:table-cell table:style-name="ce3" office:value-type="string" calcext:value-type="string">
            <text:p>Aug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Dec 169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Nils Harp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age 36 or b. 1708; with line for unnamed wif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7 <text:s text:c="4"/>oxgangar ant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Mikelsson </text:p>
          </table:table-cell>
          <table:table-cell table:number-columns-repeated="2"/>
          <table:table-cell table:style-name="ce3" office:value-type="float" office:value="1706" calcext:value-type="float">
            <text:p>1706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1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an 1706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1" office:value-type="string" calcext:value-type="string">
            <text:p>Fad</text:p>
          </table:table-cell>
          <table:table-cell/>
          <table:table-cell table:style-name="ce3" office:value-type="float" office:value="1679" calcext:value-type="float">
            <text:p>1679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06 Aug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1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23 Aug 1741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</text:p>
          </table:table-cell>
          <table:table-cell table:style-name="ce1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46</text:p>
          </table:table-cell>
          <table:table-cell table:style-name="ce2" office:value-type="string" calcext:value-type="string">
            <text:p>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eta </text:p>
          </table:table-cell>
          <table:table-cell table:style-name="ce1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8 Nov 173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Nov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0 Apr 1732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03 Jan 1744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8 Dec 174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Olof Berg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8 <text:s text:c="4"/>oxgangar niss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årtensson </text:p>
          </table:table-cell>
          <table:table-cell table:number-columns-repeated="2"/>
          <table:table-cell table:style-name="ce3" office:value-type="string" calcext:value-type="string">
            <text:p>Mar 171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724" calcext:value-type="float">
            <text:p>1724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rita</text:p>
          </table:table-cell>
          <table:table-cell table:style-name="ce2" office:value-type="string" calcext:value-type="string">
            <text:p>Sw: Mod.</text:p>
          </table:table-cell>
          <table:table-cell/>
          <table:table-cell table:style-name="ce3" office:value-type="float" office:value="1695" calcext:value-type="float">
            <text:p>1695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Nov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Jul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ero? Olof Berg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dränge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19 <text:s text:c="4"/>oxgangar skrat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Gustafsson </text:p>
          </table:table-cell>
          <table:table-cell table:number-columns-repeated="2"/>
          <table:table-cell table:style-name="ce3" office:value-type="string" calcext:value-type="string">
            <text:p>Jan 1721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20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Fad:</text:p>
          </table:table-cell>
          <table:table-cell/>
          <table:table-cell table:style-name="ce3" office:value-type="float" office:value="1680" calcext:value-type="float">
            <text:p>1680</text:p>
          </table:table-cell>
          <table:table-cell table:style-name="ce2" office:value-type="string" calcext:value-type="string">
            <text:p>Fa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Mormod:</text:p>
          </table:table-cell>
          <table:table-cell/>
          <table:table-cell table:style-name="ce3" office:value-type="float" office:value="1659" calcext:value-type="float">
            <text:p>1659</text:p>
          </table:table-cell>
          <table:table-cell table:style-name="ce2" office:value-type="string" calcext:value-type="string">
            <text:p>Mother's M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ickel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48 </text:p>
          </table:table-cell>
          <table:table-cell table:style-name="ce1" office:value-type="string" calcext:value-type="string">
            <text:p>Son </text:p>
          </table:table-cell>
          <table:table-cell table:style-name="ce1"/>
          <table:table-cell/>
          <table:table-cell table:style-name="ce7" office:value-type="float" office:value="1749" calcext:value-type="float">
            <text:p>174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3 Apr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style-name="ce2" office:value-type="string" calcext:value-type="string">
            <text:p>Änck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des 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whose son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item des 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20 <text:s text:c="4"/>oxgangar skiepp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z Mickelsson </text:p>
          </table:table-cell>
          <table:table-cell table:number-columns-repeated="2"/>
          <table:table-cell table:style-name="ce3" office:value-type="string" calcext:value-type="string">
            <text:p>Jan 1709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prob. of rekepeld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l 1709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prob. isacsdr of tögmå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Giertr:</text:p>
          </table:table-cell>
          <table:table-cell table:style-name="ce2" office:value-type="string" calcext:value-type="string">
            <text:p>Sw. Mod</text:p>
          </table:table-cell>
          <table:table-cell/>
          <table:table-cell table:style-name="ce3" office:value-type="float" office:value="1689" calcext:value-type="float">
            <text:p>1689</text:p>
          </table:table-cell>
          <table:table-cell table:style-name="ce2" office:value-type="string" calcext:value-type="string">
            <text:p>Mother in law</text:p>
          </table:table-cell>
          <table:table-cell table:style-name="ce2" office:value-type="string" calcext:value-type="string">
            <text:p>gertrud simdr; mich. andssons änk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1 Aug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2 Jul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dr: Gåssen</text:p>
          </table:table-cell>
          <table:table-cell/>
          <table:table-cell table:style-name="ce3" office:value-type="string" calcext:value-type="string">
            <text:p>Oct 173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ach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6 Apr 174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 Michel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21 <text:s text:c="4"/>oxgangar sigfredz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kel Andersson </text:p>
          </table:table-cell>
          <table:table-cell table:number-columns-repeated="2"/>
          <table:table-cell table:style-name="ce3" office:value-type="string" calcext:value-type="string">
            <text:p>Sep 1707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y 169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ickel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3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2 Aug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9 Aug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Mar 172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30 Apr 173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6 May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0 Apr 174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22 <text:s text:c="4"/>oxgangar ryssa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årten Ehrsson </text:p>
          </table:table-cell>
          <table:table-cell table:number-columns-repeated="2"/>
          <table:table-cell table:style-name="ce3" office:value-type="string" calcext:value-type="string">
            <text:p>Aug 1694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y 170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string" calcext:value-type="string">
            <text:p>Nov 1674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icke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8 Oct 173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er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1 Oct 1739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Oct 1743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braham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Sep 1730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7 Aug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Nov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2 Jun 173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9 Oct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ona Hustru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23 <text:s text:c="4"/>oxgangar abraham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ichel Mickelsson </text:p>
          </table:table-cell>
          <table:table-cell table:number-columns-repeated="2"/>
          <table:table-cell table:style-name="ce3" office:value-type="string" calcext:value-type="string">
            <text:p>Aug 170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float" office:value="1693" calcext:value-type="float">
            <text:p>169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Syst</text:p>
          </table:table-cell>
          <table:table-cell/>
          <table:table-cell table:style-name="ce3" office:value-type="float" office:value="1692" calcext:value-type="float">
            <text:p>1692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indric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 office:value-type="string" calcext:value-type="string">
            <text:p>Jul 1725 </text:p>
          </table:table-cell>
          <table:table-cell table:style-name="ce2" office:value-type="string" calcext:value-type="string">
            <text:p>Son in law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Jan 1726 </text:p>
          </table:table-cell>
          <table:table-cell table:style-name="ce2" office:value-type="string" calcext:value-type="string">
            <text:p>Daughter; Son in law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9 May 1728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Nov 173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8 Jul 1735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ichel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string" calcext:value-type="string">
            <text:p>24 Aug 1749 </text:p>
          </table:table-cell>
          <table:table-cell table:style-name="ce2" office:value-type="string" calcext:value-type="string">
            <text:p>Daughter's Son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24 <text:s text:c="4"/>oxgangar fussi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Carlsson </text:p>
          </table:table-cell>
          <table:table-cell table:number-columns-repeated="2"/>
          <table:table-cell table:style-name="ce3" office:value-type="string" calcext:value-type="string">
            <text:p>Feb 171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Nov 1714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ickel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Oct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4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ul 1746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Änk:</text:p>
          </table:table-cell>
          <table:table-cell/>
          <table:table-cell table:style-name="ce3" office:value-type="float" office:value="1675" calcext:value-type="float">
            <text:p>1675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Broder</text:p>
          </table:table-cell>
          <table:table-cell/>
          <table:table-cell table:style-name="ce3" office:value-type="string" calcext:value-type="string">
            <text:p>Jul 1730 </text:p>
          </table:table-cell>
          <table:table-cell table:style-name="ce2" office:value-type="string" calcext:value-type="string">
            <text:p>Broth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25 Dec 1747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Ehrsson </text:p>
          </table:table-cell>
          <table:table-cell table:number-columns-repeated="2"/>
          <table:table-cell table:style-name="ce3" office:value-type="string" calcext:value-type="string">
            <text:p>Dec 168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pr 167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otter Son</text:p>
          </table:table-cell>
          <table:table-cell/>
          <table:table-cell table:style-name="ce3" office:value-type="float" office:value="1749" calcext:value-type="float">
            <text:p>1749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Michelsson </text:p>
          </table:table-cell>
          <table:table-cell table:style-name="ce2" office:value-type="string" calcext:value-type="string">
            <text:p>Kyrckowächtar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. 172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ia Jac:dr.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b. 1722-0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49-04-27 in lålax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5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d. Mattss.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/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1753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25 <text:s text:c="4"/>kimoby agnisbäc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 Simonsson </text:p>
          </table:table-cell>
          <table:table-cell table:number-columns-repeated="2"/>
          <table:table-cell table:style-name="ce3" office:value-type="string" calcext:value-type="string">
            <text:p>Nov 1695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of labo stad; md. 1723-02-17 margeta persdr of koskeby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Dec 1718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8 Jan 1724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b. in andiala to anders and margeta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01 Mar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float" office:value="1748" calcext:value-type="float">
            <text:p>1748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8 May 174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ona Hust</text:p>
          </table:table-cell>
          <table:table-cell/>
          <table:table-cell table:style-name="ce3"/>
          <table:table-cell table:style-name="ce2" office:value-type="string" calcext:value-type="string">
            <text:p>Son's 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/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26 <text:s text:c="4"/>keskis -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s Samuelsson </text:p>
          </table:table-cell>
          <table:table-cell table:number-columns-repeated="2"/>
          <table:table-cell table:style-name="ce3" office:value-type="string" calcext:value-type="string">
            <text:p>22 Jun 1726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Aug 172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Mod:</text:p>
          </table:table-cell>
          <table:table-cell/>
          <table:table-cell table:style-name="ce3" office:value-type="string" calcext:value-type="string">
            <text:p>Jun 1684 </text:p>
          </table:table-cell>
          <table:table-cell table:style-name="ce1" office:value-type="string" calcext:value-type="string">
            <text:p>Moth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Most:</text:p>
          </table:table-cell>
          <table:table-cell/>
          <table:table-cell table:style-name="ce3" office:value-type="float" office:value="1681" calcext:value-type="float">
            <text:p>1681</text:p>
          </table:table-cell>
          <table:table-cell table:style-name="ce2" office:value-type="string" calcext:value-type="string">
            <text:p>Mother's 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6 Dec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muel </text:p>
          </table:table-cell>
          <table:table-cell table:style-name="ce2" office:value-type="string" calcext:value-type="string">
            <text:p>Brodren</text:p>
          </table:table-cell>
          <table:table-cell/>
          <table:table-cell table:style-name="ce3"/>
          <table:table-cell table:style-name="ce2" office:value-type="string" calcext:value-type="string">
            <text:p>Brother</text:p>
          </table:table-cell>
          <table:table-cell table:style-name="ce2" office:value-type="string" calcext:value-type="string">
            <text:p>age 2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.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Pig. ifr. Högnes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. 173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27 <text:s text:c="4"/>keskis brännar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Simonsson </text:p>
          </table:table-cell>
          <table:table-cell table:number-columns-repeated="2"/>
          <table:table-cell table:style-name="ce3" office:value-type="string" calcext:value-type="string">
            <text:p>Sep 168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y 1687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Sep 1721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gneta </text:p>
          </table:table-cell>
          <table:table-cell table:style-name="ce2" office:value-type="string" calcext:value-type="string">
            <text:p>Son Hust:</text:p>
          </table:table-cell>
          <table:table-cell/>
          <table:table-cell table:style-name="ce3" office:value-type="string" calcext:value-type="string">
            <text:p>01 Nov 1726 </text:p>
          </table:table-cell>
          <table:table-cell table:style-name="ce2" office:value-type="string" calcext:value-type="string">
            <text:p>Son's Wife</text:p>
          </table:table-cell>
          <table:table-cell table:style-name="ce2" office:value-type="string" calcext:value-type="string">
            <text:p>joha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float" office:value="1729" calcext:value-type="float">
            <text:p>1729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4 May 1732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ona dott:</text:p>
          </table:table-cell>
          <table:table-cell/>
          <table:table-cell table:style-name="ce3" office:value-type="string" calcext:value-type="string">
            <text:p>14 Apr 1748 </text:p>
          </table:table-cell>
          <table:table-cell table:style-name="ce2" office:value-type="string" calcext:value-type="string">
            <text:p>Son's 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Sona dott:</text:p>
          </table:table-cell>
          <table:table-cell/>
          <table:table-cell table:style-name="ce3" office:value-type="string" calcext:value-type="string">
            <text:p>09 Oct 1750 </text:p>
          </table:table-cell>
          <table:table-cell table:style-name="ce2" office:value-type="string" calcext:value-type="string">
            <text:p>Son's Daughter</text:p>
          </table:table-cell>
          <table:table-cell table:style-name="ce2" office:value-type="string" calcext:value-type="string">
            <text:p>simo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Br</text:p>
          </table:table-cell>
          <table:table-cell/>
          <table:table-cell table:style-name="ce3" office:value-type="float" office:value="1726" calcext:value-type="float">
            <text:p>1726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årte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es Hust</text:p>
          </table:table-cell>
          <table:table-cell/>
          <table:table-cell table:style-name="ce3" office:value-type="string" calcext:value-type="string">
            <text:p>Jul 1731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S dr</text:p>
          </table:table-cell>
          <table:table-cell/>
          <table:table-cell table:style-name="ce3" office:value-type="string" calcext:value-type="string">
            <text:p>26 Nov 1752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otter; b. in kieskes brännar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S dr</text:p>
          </table:table-cell>
          <table:table-cell/>
          <table:table-cell table:style-name="ce3" office:value-type="string" calcext:value-type="string">
            <text:p>02 Feb 1754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erichsdotter; b. in kieskes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28 <text:s text:c="4"/>kimoby kuckoi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l Mårtensson </text:p>
          </table:table-cell>
          <table:table-cell table:number-columns-repeated="2"/>
          <table:table-cell table:style-name="ce3" office:value-type="string" calcext:value-type="string">
            <text:p>Sep 1709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float" office:value="1713" calcext:value-type="float">
            <text:p>1713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:</text:p>
          </table:table-cell>
          <table:table-cell/>
          <table:table-cell table:style-name="ce3" office:value-type="string" calcext:value-type="string">
            <text:p>11 May 1728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irstin </text:p>
          </table:table-cell>
          <table:table-cell table:style-name="ce2" office:value-type="string" calcext:value-type="string">
            <text:p>Flickan</text:p>
          </table:table-cell>
          <table:table-cell/>
          <table:table-cell table:style-name="ce3" office:value-type="string" calcext:value-type="string">
            <text:p>Aug 174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Änkan</text:p>
          </table:table-cell>
          <table:table-cell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Frisk</text:p>
          </table:table-cell>
          <table:table-cell table:style-name="ce2" office:value-type="string" calcext:value-type="string">
            <text:p>H. Fältwäblen</text:p>
          </table:table-cell>
          <table:table-cell/>
          <table:table-cell table:style-name="ce3" office:value-type="string" calcext:value-type="string">
            <text:p>Nov 1688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johan frisk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Ingeborg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28 Mar 1690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hansdr; b. in kåskby to hans simo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Ulric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Dec 1727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29 <text:s text:c="4"/>kimoby kuckoi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ders Matzson</text:p>
          </table:table-cell>
          <table:table-cell table:number-columns-repeated="2"/>
          <table:table-cell table:style-name="ce3" office:value-type="string" calcext:value-type="string">
            <text:p>Sep 1695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l 1709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Jan 1734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Jan 1735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H.</text:p>
          </table:table-cell>
          <table:table-cell/>
          <table:table-cell table:style-name="ce3"/>
          <table:table-cell table:style-name="ce2" office:value-type="string" calcext:value-type="string">
            <text:p>Son's 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imo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Nov 1742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Änk:</text:p>
          </table:table-cell>
          <table:table-cell/>
          <table:table-cell table:style-name="ce3"/>
          <table:table-cell/>
          <table:table-cell table:style-name="ce2" office:value-type="string" calcext:value-type="string">
            <text:p>age 6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ophia </text:p>
          </table:table-cell>
          <table:table-cell table:style-name="ce2" office:value-type="string" calcext:value-type="string">
            <text:p>P.</text:p>
          </table:table-cell>
          <table:table-cell/>
          <table:table-cell table:style-name="ce3"/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Petter Skogberg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usanna </text:p>
          </table:table-cell>
          <table:table-cell table:style-name="ce2" office:value-type="string" calcext:value-type="string">
            <text:p>Pigan ifrån Nykarleby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30 <text:s text:c="4"/>prästegården -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acob Haartman </text:p>
          </table:table-cell>
          <table:table-cell table:style-name="ce2" office:value-type="string" calcext:value-type="string">
            <text:p>Hr. Kyrkiaherden Mag.</text:p>
          </table:table-cell>
          <table:table-cell/>
          <table:table-cell table:style-name="ce3" office:value-type="string" calcext:value-type="string">
            <text:p>Dec 171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Beata Kiemmer</text:p>
          </table:table-cell>
          <table:table-cell table:style-name="ce2" office:value-type="string" calcext:value-type="string">
            <text:p>Fru</text:p>
          </table:table-cell>
          <table:table-cell/>
          <table:table-cell table:style-name="ce3" office:value-type="string" calcext:value-type="string">
            <text:p>Oct 1711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oh. Haartman </text:p>
          </table:table-cell>
          <table:table-cell table:style-name="ce2" office:value-type="string" calcext:value-type="string">
            <text:p>KeMaillons? Pred.</text:p>
          </table:table-cell>
          <table:table-cell/>
          <table:table-cell table:style-name="ce3" office:value-type="string" calcext:value-type="string">
            <text:p>12 Aug 1719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th. Soph. Gezeli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 office:value-type="string" calcext:value-type="string">
            <text:p>24 Apr 1730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ristina Gezelia </text:p>
          </table:table-cell>
          <table:table-cell table:style-name="ce2" office:value-type="string" calcext:value-type="string">
            <text:p>dotter F.</text:p>
          </table:table-cell>
          <table:table-cell/>
          <table:table-cell table:style-name="ce3" office:value-type="string" calcext:value-type="string">
            <text:p>04 Dec 1731 </text:p>
          </table:table-cell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Hartman </text:p>
          </table:table-cell>
          <table:table-cell table:style-name="ce2" office:value-type="string" calcext:value-type="string">
            <text:p>dotter F.</text:p>
          </table:table-cell>
          <table:table-cell/>
          <table:table-cell table:style-name="ce3" office:value-type="string" calcext:value-type="string">
            <text:p>27 Jul 1743 </text:p>
          </table:table-cell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liasab: Hartman </text:p>
          </table:table-cell>
          <table:table-cell table:style-name="ce2" office:value-type="string" calcext:value-type="string">
            <text:p>dotter F.</text:p>
          </table:table-cell>
          <table:table-cell/>
          <table:table-cell table:style-name="ce3" office:value-type="string" calcext:value-type="string">
            <text:p>22 Mar 1745 </text:p>
          </table:table-cell>
          <table:table-cell table:style-name="ce2" office:value-type="string" calcext:value-type="string">
            <text:p>Daugh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ars Gezeliu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30 Oct 1734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atharina Brosz</text:p>
          </table:table-cell>
          <table:table-cell table:style-name="ce2" office:value-type="string" calcext:value-type="string">
            <text:p>Kapellans Änkan</text:p>
          </table:table-cell>
          <table:table-cell/>
          <table:table-cell table:style-name="ce3" office:value-type="string" calcext:value-type="string">
            <text:p>08 Nov 1681 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sab. Berg </text:p>
          </table:table-cell>
          <table:table-cell table:style-name="ce2" office:value-type="string" calcext:value-type="string">
            <text:p>Hus Jung:</text:p>
          </table:table-cell>
          <table:table-cell/>
          <table:table-cell table:style-name="ce3" office:value-type="float" office:value="1731" calcext:value-type="float">
            <text:p>1731</text:p>
          </table:table-cell>
          <table:table-cell table:style-name="ce2" office:value-type="string" calcext:value-type="string">
            <text:p><text:s/>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21" calcext:value-type="float">
            <text:p>172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16 Sep 1728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07 Sep 1729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ndrich </text:p>
          </table:table-cell>
          <table:table-cell table:style-name="ce2" office:value-type="string" calcext:value-type="string">
            <text:p>dr:pågs</text:p>
          </table:table-cell>
          <table:table-cell/>
          <table:table-cell table:style-name="ce3" office:value-type="float" office:value="1737" calcext:value-type="float">
            <text:p>1737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07 Jun 172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Sep 1713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Aug 1717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Sep 172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Pig:</text:p>
          </table:table-cell>
          <table:table-cell/>
          <table:table-cell table:style-name="ce3" office:value-type="string" calcext:value-type="string">
            <text:p>29 Nov 173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ara </text:p>
          </table:table-cell>
          <table:table-cell table:style-name="ce2" office:value-type="string" calcext:value-type="string">
            <text:p>Pig</text:p>
          </table:table-cell>
          <table:table-cell/>
          <table:table-cell table:style-name="ce3" office:value-type="string" calcext:value-type="string">
            <text:p>May 1680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attz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float" office:value="1731" calcext:value-type="float">
            <text:p>1731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dräng</text:p>
          </table:table-cell>
          <table:table-cell/>
          <table:table-cell table:style-name="ce3" office:value-type="string" calcext:value-type="string">
            <text:p>27 Nov 1730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07 Sep 1733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irstin</text:p>
          </table:table-cell>
          <table:table-cell table:style-name="ce2" office:value-type="string" calcext:value-type="string">
            <text:p>Pied. H.</text:p>
          </table:table-cell>
          <table:table-cell/>
          <table:table-cell table:style-name="ce3" office:value-type="string" calcext:value-type="string">
            <text:p>Dec 1698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17xx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Brita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 office:value-type="string" calcext:value-type="string">
            <text:p>Aug 1732 </text:p>
          </table:table-cell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31 <text:s text:c="4"/>prästegården -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Charin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Helena </text:p>
          </table:table-cell>
          <table:table-cell table:style-name="ce2" office:value-type="string" calcext:value-type="string">
            <text:p>F:</text:p>
          </table:table-cell>
          <table:table-cell/>
          <table:table-cell table:style-name="ce3"/>
          <table:table-cell table:style-name="ce2" office:value-type="string" calcext:value-type="string">
            <text:p><text:s/>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Mattsdr. </text:p>
          </table:table-cell>
          <table:table-cell table:style-name="ce2" office:value-type="string" calcext:value-type="string">
            <text:p>Pigan</text:p>
          </table:table-cell>
          <table:table-cell/>
          <table:table-cell table:style-name="ce3"/>
          <table:table-cell table:style-name="ce2" office:value-type="string" calcext:value-type="string">
            <text:p>Non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acob Wörlin </text:p>
          </table:table-cell>
          <table:table-cell table:style-name="ce2" office:value-type="string" calcext:value-type="string">
            <text:p>Klåckaren</text:p>
          </table:table-cell>
          <table:table-cell/>
          <table:table-cell table:style-name="ce3" office:value-type="string" calcext:value-type="string">
            <text:p>12 Jul 1717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tharin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r 1722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dahlström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Klåck</text:p>
          </table:table-cell>
          <table:table-cell/>
          <table:table-cell table:style-name="ce3" office:value-type="string" calcext:value-type="string">
            <text:p>19 Jan 1666 </text:p>
          </table:table-cell>
          <table:table-cell/>
          <table:table-cell table:style-name="ce2" office:value-type="string" calcext:value-type="string">
            <text:p>gustafsson</text:p>
          </table:table-cell>
          <table:table-cell/>
          <table:table-cell table:style-name="ce8" office:value-type="string" calcext:value-type="string">
            <text:p>1751-05-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Mod</text:p>
          </table:table-cell>
          <table:table-cell/>
          <table:table-cell table:style-name="ce3" office:value-type="string" calcext:value-type="string">
            <text:p>Jun 1679 </text:p>
          </table:table-cell>
          <table:table-cell table:style-name="ce1" office:value-type="string" calcext:value-type="string">
            <text:p>Mother </text:p>
          </table:table-cell>
          <table:table-cell table:style-name="ce2" office:value-type="string" calcext:value-type="string">
            <text:p>michelsdr</text:p>
          </table:table-cell>
          <table:table-cell/>
          <table:table-cell table:style-name="ce8" office:value-type="string" calcext:value-type="string">
            <text:p>1753-05-2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ustaf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6 Nov 1747 </text:p>
          </table:table-cell>
          <table:table-cell table:style-name="ce1" office:value-type="string" calcext:value-type="string">
            <text:p>Son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hristi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May 174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lisabeth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1 Jul 1749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29 Mar 1751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Ulrick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09 Sep 1753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eat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9 Jun 1756 </text:p>
          </table:table-cell>
          <table:table-cell table:style-name="ce1" office:value-type="string" calcext:value-type="string">
            <text:p>Daughter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32 <text:s text:c="4"/>prästegården [etc]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saias </text:p>
          </table:table-cell>
          <table:table-cell table:style-name="ce2" office:value-type="string" calcext:value-type="string">
            <text:p>Kyrkiowächt</text:p>
          </table:table-cell>
          <table:table-cell/>
          <table:table-cell table:style-name="ce3" office:value-type="string" calcext:value-type="string">
            <text:p>Nov 1681 </text:p>
          </table:table-cell>
          <table:table-cell table:style-name="ce2" office:value-type="string" calcext:value-type="string">
            <text:p>Head</text:p>
          </table:table-cell>
          <table:table-cell table:style-name="ce1" office:value-type="string" calcext:value-type="string">
            <text:p>Esaiasson</text:p>
          </table:table-cell>
          <table:table-cell/>
          <table:table-cell table:style-name="ce13" office:value-type="string" calcext:value-type="string">
            <text:p>01 Jan 175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Jun 1725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perh. d. 1808-11-24 unmarried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32 <text:s text:c="4"/>prästegården pållars</text:p>
          </table:table-cell>
          <table:table-cell table:number-columns-repeated="2"/>
          <table:table-cell table:style-name="ce3"/>
          <table:table-cell/>
          <table:table-cell table:style-name="ce1" office:value-type="string" calcext:value-type="string">
            <text:p>Done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Mårtenss. </text:p>
          </table:table-cell>
          <table:table-cell table:number-columns-repeated="2"/>
          <table:table-cell table:style-name="ce3" office:value-type="string" calcext:value-type="string">
            <text:p>Sep 1712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Jul 1721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Hendrdr fr. Rökio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öd Mod:</text:p>
          </table:table-cell>
          <table:table-cell/>
          <table:table-cell table:style-name="ce3" office:value-type="string" calcext:value-type="string">
            <text:p>Jul 1682 </text:p>
          </table:table-cell>
          <table:table-cell table:style-name="ce1" office:value-type="string" calcext:value-type="string">
            <text:p>Mother </text:p>
          </table:table-cell>
          <table:table-cell table:style-name="ce1" office:value-type="string" calcext:value-type="string">
            <text:p>Larsdr</text:p>
          </table:table-cell>
          <table:table-cell/>
          <table:table-cell table:style-name="ce9" office:value-type="string" calcext:value-type="string">
            <text:p>26 Apr 175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0 Sep 1741 </text:p>
          </table:table-cell>
          <table:table-cell table:style-name="ce1" office:value-type="string" calcext:value-type="string">
            <text:p>Son </text:p>
          </table:table-cell>
          <table:table-cell table:style-name="ce1" office:value-type="string" calcext:value-type="string">
            <text:p>Mattzson by Catharina Boma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öd Son</text:p>
          </table:table-cell>
          <table:table-cell/>
          <table:table-cell table:style-name="ce3" office:value-type="string" calcext:value-type="string">
            <text:p>15 Sep 1744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attzson by Catharina Boman; b. 12-15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14 Apr 1749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z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3 Oct 1750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Mattz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Staphan Pehrsson </text:p>
          </table:table-cell>
          <table:table-cell table:number-columns-repeated="2"/>
          <table:table-cell table:style-name="ce3" office:value-type="string" calcext:value-type="string">
            <text:p>24 Dec 1680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13" office:value-type="string" calcext:value-type="string">
            <text:p>07 Sep 17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argeta </text:p>
          </table:table-cell>
          <table:table-cell table:style-name="ce2" office:value-type="string" calcext:value-type="string">
            <text:p>Hust</text:p>
          </table:table-cell>
          <table:table-cell/>
          <table:table-cell table:style-name="ce3" office:value-type="string" calcext:value-type="string">
            <text:p>Feb 1670 </text:p>
          </table:table-cell>
          <table:table-cell table:style-name="ce1" office:value-type="string" calcext:value-type="string">
            <text:p>Wife </text:p>
          </table:table-cell>
          <table:table-cell table:style-name="ce1" office:value-type="string" calcext:value-type="string">
            <text:p>their dau Margeta b. 1690-08-21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Dott Son</text:p>
          </table:table-cell>
          <table:table-cell/>
          <table:table-cell table:style-name="ce3" office:value-type="string" calcext:value-type="string">
            <text:p>08 Oct 1736 </text:p>
          </table:table-cell>
          <table:table-cell table:style-name="ce2" office:value-type="string" calcext:value-type="string">
            <text:p>Daughter's Son</text:p>
          </table:table-cell>
          <table:table-cell table:style-name="ce1" office:value-type="string" calcext:value-type="string">
            <text:p>Hind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Förare Bergman änka</text:p>
          </table:table-cell>
          <table:table-cell/>
          <table:table-cell table:style-name="ce3" office:value-type="string" calcext:value-type="string">
            <text:p>26 Dec 1691 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årtensdr Slög; d. 1763-11-21; md. Gabriel Bergma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Måg</text:p>
          </table:table-cell>
          <table:table-cell/>
          <table:table-cell table:style-name="ce3"/>
          <table:table-cell table:style-name="ce2" office:value-type="string" calcext:value-type="string">
            <text:p>Son in law</text:p>
          </table:table-cell>
          <table:table-cell table:style-name="ce1" office:value-type="string" calcext:value-type="string">
            <text:p>Pär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Mari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07 Jun 1728 </text:p>
          </table:table-cell>
          <table:table-cell table:style-name="ce1" office:value-type="string" calcext:value-type="string">
            <text:p>Daughter </text:p>
          </table:table-cell>
          <table:table-cell table:style-name="ce1" office:value-type="string" calcext:value-type="string">
            <text:p>Bergma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Dotter</text:p>
          </table:table-cell>
          <table:table-cell/>
          <table:table-cell table:style-name="ce3" office:value-type="string" calcext:value-type="string">
            <text:p>18 Dec 1756 </text:p>
          </table:table-cell>
          <table:table-cell table:style-name="ce2" office:value-type="string" calcext:value-type="string">
            <text:p>Daughter's Daughter</text:p>
          </table:table-cell>
          <table:table-cell table:style-name="ce1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33 <text:s text:c="4"/>prästegården dränghus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Mårten Mårtensson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md 1743-05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number-columns-repeated="2"/>
          <table:table-cell table:style-name="ce3" office:value-type="string" calcext:value-type="string">
            <text:p>May 1713 </text:p>
          </table:table-cell>
          <table:table-cell/>
          <table:table-cell table:style-name="ce2" office:value-type="string" calcext:value-type="string">
            <text:p>erich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Aug 1743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47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no ch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Dott</text:p>
          </table:table-cell>
          <table:table-cell/>
          <table:table-cell table:style-name="ce3" office:value-type="string" calcext:value-type="string">
            <text:p>21 Aug 174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mårtensd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tts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51" calcext:value-type="float">
            <text:p>1751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mårtensson; b. 1751-11-0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34 <text:s text:c="4"/>prästegården saltpetter siudaren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land Niel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ge 42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/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ge 34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Niels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15 Aug 1750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ge 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acob Gunnar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ge 30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Jöns Torsten Brors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ge 2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Isak Erichsson </text:p>
          </table:table-cell>
          <table:table-cell table:number-columns-repeated="2"/>
          <table:table-cell table:style-name="ce3" office:value-type="float" office:value="1712" calcext:value-type="float">
            <text:p>1712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ge 38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Michelsson </text:p>
          </table:table-cell>
          <table:table-cell table:number-columns-repeated="2"/>
          <table:table-cell table:style-name="ce3" office:value-type="float" office:value="1714" calcext:value-type="float">
            <text:p>1714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ge 36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gre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Jun 1720 </text:p>
          </table:table-cell>
          <table:table-cell table:style-name="ce1" office:value-type="string" calcext:value-type="string">
            <text:p>Wife </text:p>
          </table:table-cell>
          <table:table-cell table:style-name="ce2" office:value-type="string" calcext:value-type="string">
            <text:p>age 30; mårtensdr; md. 1745-12-29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May 1740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age 10; step son?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Joha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string" calcext:value-type="string">
            <text:p>25 May 1748 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johansson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Anna </text:p>
          </table:table-cell>
          <table:table-cell table:style-name="ce2" office:value-type="string" calcext:value-type="string">
            <text:p>dott:</text:p>
          </table:table-cell>
          <table:table-cell/>
          <table:table-cell table:style-name="ce3" office:value-type="string" calcext:value-type="string">
            <text:p>19 Aug 1749 </text:p>
          </table:table-cell>
          <table:table-cell table:style-name="ce1" office:value-type="string" calcext:value-type="string">
            <text:p>Daughter </text:p>
          </table:table-cell>
          <table:table-cell table:style-name="ce2" office:value-type="string" calcext:value-type="string">
            <text:p>johansdotter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Erich Mårtensson 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:::: image 235 <text:s text:c="4"/>prästegården - hiär wachten på kocklot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Niels Pehrsson</text:p>
          </table:table-cell>
          <table:table-cell table:number-columns-repeated="2"/>
          <table:table-cell table:style-name="ce3" office:value-type="string" calcext:value-type="string">
            <text:p>May 1683 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Brita </text:p>
          </table:table-cell>
          <table:table-cell table:style-name="ce2" office:value-type="string" calcext:value-type="string">
            <text:p>Hust:</text:p>
          </table:table-cell>
          <table:table-cell/>
          <table:table-cell table:style-name="ce3" office:value-type="string" calcext:value-type="string">
            <text:p>May 1693 </text:p>
          </table:table-cell>
          <table:table-cell table:style-name="ce1" office:value-type="string" calcext:value-type="string">
            <text:p>Wife 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Carin </text:p>
          </table:table-cell>
          <table:table-cell table:style-name="ce2" office:value-type="string" calcext:value-type="string">
            <text:p>Syst:</text:p>
          </table:table-cell>
          <table:table-cell/>
          <table:table-cell table:style-name="ce3" office:value-type="float" office:value="1672" calcext:value-type="float">
            <text:p>1672</text:p>
          </table:table-cell>
          <table:table-cell table:style-name="ce2" office:value-type="string" calcext:value-type="string">
            <text:p>Sister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årten </text:p>
          </table:table-cell>
          <table:table-cell table:style-name="ce2" office:value-type="string" calcext:value-type="string">
            <text:p>Son</text:p>
          </table:table-cell>
          <table:table-cell/>
          <table:table-cell table:style-name="ce3" office:value-type="float" office:value="1734" calcext:value-type="float">
            <text:p>1734</text:p>
          </table:table-cell>
          <table:table-cell table:style-name="ce1" office:value-type="string" calcext:value-type="string">
            <text:p>Son </text:p>
          </table:table-cell>
          <table:table-cell table:style-name="ce2" office:value-type="string" calcext:value-type="string">
            <text:p>nielsson; b. 1734-03; md. anna michelsdr of maxmo 1755-01-01</text:p>
          </table:table-cell>
          <table:table-cell/>
          <table:table-cell table:style-name="ce7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Erich Mårtensson</text:p>
          </table:table-cell>
          <table:table-cell table:style-name="ce2" office:value-type="string" calcext:value-type="string">
            <text:p>Saltpetter Siudaren</text:p>
          </table:table-cell>
          <table:table-cell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Lisa </text:p>
          </table:table-cell>
          <table:table-cell table:style-name="ce2" office:value-type="string" calcext:value-type="string">
            <text:p>Hustru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2" office:value-type="string" calcext:value-type="string">
            <text:p>Ludvig Sanbo Tartanen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Head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Maria </text:p>
          </table:table-cell>
          <table:table-cell table:style-name="ce2" office:value-type="string" calcext:value-type="string">
            <text:p>Hust.</text:p>
          </table:table-cell>
          <table:table-cell/>
          <table:table-cell table:style-name="ce3"/>
          <table:table-cell table:style-name="ce2" office:value-type="string" calcext:value-type="string">
            <text:p>Wife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style-name="ce1" office:value-type="string" calcext:value-type="string">
            <text:p>:::: image 236 <text:s text:c="4"/>blank</text:p>
          </table:table-cell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1016"/>
        </table:table-row>
        <table:table-row table:style-name="ro2" table:number-rows-repeated="10454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year number:style="long"/>
      <number:text>-</number:text>
      <number:month number:style="long"/>
    </number:date-style>
    <number:date-style style:name="N127">
      <number:month number:textual="true"/>
      <number:text> </number:text>
      <number:year number:style="long"/>
    </number:date-style>
    <number:date-style style:name="N128">
      <number:year number:style="long"/>
      <number:text>-</number:text>
      <number:month/>
    </number:date-style>
    <number:date-style style:name="N129">
      <number:day number:style="long"/>
      <number:text> </number:text>
      <number:month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bok1750indexed" style:display-name="PageStyle_kbok1750index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50" meta:object-count="0"/>
    <meta:generator>LibreOfficeDev/6.0.5.2$Linux_X86_64 LibreOffice_project/</meta:generator>
  </office:meta>
</office:document-meta>
</file>